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3417b" officeooo:paragraph-rsid="0013417b" style:font-size-asian="15pt" style:font-size-complex="15pt"/>
    </style:style>
    <style:style style:name="P2" style:family="paragraph" style:parent-style-name="Preformatted_20_Text">
      <style:text-properties fo:font-size="15pt" officeooo:rsid="0013417b" officeooo:paragraph-rsid="00152eaa" style:font-size-asian="15pt" style:font-size-complex="15pt"/>
    </style:style>
    <style:style style:name="P3" style:family="paragraph" style:parent-style-name="Preformatted_20_Text">
      <style:text-properties fo:font-size="13pt" officeooo:rsid="0013417b" officeooo:paragraph-rsid="0013417b" style:font-size-asian="13pt" style:font-size-complex="13pt"/>
    </style:style>
    <style:style style:name="P4" style:family="paragraph" style:parent-style-name="Preformatted_20_Text">
      <style:paragraph-properties fo:break-before="page"/>
      <style:text-properties fo:font-size="15pt" officeooo:rsid="0013417b" officeooo:paragraph-rsid="0013417b" style:font-size-asian="15pt" style:font-size-complex="15pt"/>
    </style:style>
    <style:style style:name="P5" style:family="paragraph" style:parent-style-name="Footer">
      <style:text-properties officeooo:rsid="0013417b" officeooo:paragraph-rsid="0013417b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701 燒肉粽</text:p>
        <text:p text:style-name="P1"/>
        <text:p text:style-name="P1"><text:s/>小馬 ，</text:p>
        <text:p text:style-name="P1"><text:s/>Sió-má , </text:p>
        <text:p text:style-name="P1"/>
        <text:p text:style-name="P1">你若有想欲佮我久長，</text:p>
        <text:p text:style-name="P1">lí nā ū siūnn-beh kah guá kú-tn̂g, </text:p>
        <text:p text:style-name="P1"/>
        <text:p text:style-name="P1">我交代你的代誌，</text:p>
        <text:p text:style-name="P1">guá kau-tài lí ê tāi-tsì,</text:p>
        <text:p text:style-name="P1"/>
        <text:p text:style-name="P1">你愛會記得做喔。</text:p>
        <text:p text:style-name="P1">lí ài ē-kì-eh tsò --ooh. </text:p>
        <text:p text:style-name="P1"/>
        <text:p text:style-name="P1">有聽咧無？</text:p>
        <text:p text:style-name="P1">Ū thiann --eh --bô?</text:p>
        <text:p text:style-name="P1"/>
        <text:p text:style-name="P1">知影啦。</text:p>
        <text:p text:style-name="P1">Tsai-iánn --lah.</text:p>
        <text:p text:style-name="P1"/>
        <text:p text:style-name="P1">時間若配合無拄好，</text:p>
        <text:p text:style-name="P1">Sî-kan nā phuè-ha̍p bô tú-hó, </text:p>
        <text:p text:style-name="P1"/>
        <text:p text:style-name="P1">一切就變成水泡。</text:p>
        <text:p text:style-name="P1">it-tshè tō piàn-sîng tsuí-phau.</text:p>
        <text:p text:style-name="P1"/>
        <text:p text:style-name="P1">哪著交代。</text:p>
        <text:p text:style-name="P1">Ná tio̍h kau-tài.</text:p>
        <text:p text:style-name="P1"/>
        <text:p text:style-name="P1">啊！</text:p>
        <text:p text:style-name="P1">Ah!</text:p>
        <text:p text:style-name="P1"/>
        <text:p text:style-name="P1">搖啊搖。</text:p>
        <text:p text:style-name="P1">Iô --ah iô.</text:p>
        <text:p text:style-name="P1"/>
        <text:p text:style-name="P1">奶母。</text:p>
        <text:p text:style-name="P1">Ni-bú.</text:p>
        <text:p text:style-name="P1"/>
        <text:p text:style-name="P1">唅？</text:p>
        <text:p text:style-name="P1">Hannh?</text:p>
        <text:p text:style-name="P1"/>
        <text:p text:style-name="P1">阮媽媽咧？</text:p>
        <text:p text:style-name="P1">Gún má-mah --leh?</text:p>
        <text:p text:style-name="P1"/>
        <text:p text:style-name="P1">毋通吵伊，</text:p>
        <text:p text:style-name="P1">M̄-thang tshá --i, </text:p>
        <text:p text:style-name="P1"/>
        <text:p text:style-name="P1">媽媽人艱苦，</text:p>
        <text:p text:style-name="P1">má-mah lâng kan-khóo, </text:p>
        <text:p text:style-name="P1"/>
        <text:p text:style-name="P1">這陣入去內面食藥。</text:p>
        <text:p text:style-name="P1">tsit-tsūn ji̍p-khì lāi-bīn tsia̍h io̍h.</text:p>
        <text:p text:style-name="P1"/>
        <text:p text:style-name="P1">喔，</text:p>
        <text:p text:style-name="P1">Ooh, </text:p>
        <text:p text:style-name="P1"/>
        <text:p text:style-name="P1">爸爸！</text:p>
        <text:p text:style-name="P1">Pá-pah!</text:p>
        <text:p text:style-name="P1"/>
        <text:p text:style-name="P1">Mh？</text:p>
        <text:p text:style-name="P1">Mh? </text:p>
        <text:p text:style-name="P1"/>
        <text:p text:style-name="P1">賊喔、</text:p>
        <text:p text:style-name="P1">Tsha̍t --ooh,</text:p>
        <text:p text:style-name="P1"/>
        <text:p text:style-name="P1">賊啦，</text:p>
        <text:p text:style-name="P1">tsha̍t --lah, </text:p>
        <text:p text:style-name="P1"/>
        <text:p text:style-name="P1">緊來掠啦，</text:p>
        <text:p text:style-name="P1">kín lâi lia̍h --lah, </text:p>
        <text:p text:style-name="P1"/>
        <text:p text:style-name="P1">賊喔！</text:p>
        <text:p text:style-name="P1">tsha̍t --ooh!</text:p>
        <text:p text:style-name="P1"/>
        <text:p text:style-name="P1">喂，</text:p>
        <text:p text:style-name="P1">Uê, </text:p>
        <text:p text:style-name="P1"><text:soft-page-break/>啥物人？</text:p>
        <text:p text:style-name="P1">siánn-mih lâng?</text:p>
        <text:p text:style-name="P1"/>
        <text:p text:style-name="P1">你講欲轉去，</text:p>
        <text:p text:style-name="P1">Lí kóng beh tńg--khì, </text:p>
        <text:p text:style-name="P1"/>
        <text:p text:style-name="P1">我掠做是咧共我騙，</text:p>
        <text:p text:style-name="P1">guá lia̍h-tsò sī leh kā guá phiàn, </text:p>
        <text:p text:style-name="P1"/>
        <text:p text:style-name="P1">所以我毋才會敲電話予你。</text:p>
        <text:p text:style-name="P1">sóo-í guá m̄-tsiah ē khà tiān-uē hōo --lí.</text:p>
        <text:p text:style-name="P1"/>
        <text:p text:style-name="P1">有代誌緊講啦，</text:p>
        <text:p text:style-name="P1">Ū tāi-tsì kín kóng --lah, </text:p>
        <text:p text:style-name="P1"/>
        <text:p text:style-name="P1">我的厝內這陣若像有著賊偷佇咧。</text:p>
        <text:p text:style-name="P1">guá ê tshù-lāi tsit-tsūn ná-tshiūnn ū tio̍h-tsha̍t-thau tī --eh.</text:p>
        <text:p text:style-name="P1"/>
        <text:p text:style-name="P1">緊揣看覓咧，</text:p>
        <text:p text:style-name="P1">Kín tshē khuànn-māi --leh, </text:p>
        <text:p text:style-name="P1"/>
        <text:p text:style-name="P2">i̋ng暗我才佮你聯絡。</text:p>
        <text:p text:style-name="P1">i̋ng-àm guá tsiah kah lí liân-lo̍k.</text:p>
        <text:p text:style-name="P1"/>
        <text:p text:style-name="P1">呃？</text:p>
        <text:p text:style-name="P1">Eh? </text:p>
        <text:p text:style-name="P1"/>
        <text:p text:style-name="P1">啊，</text:p>
        <text:p text:style-name="P1">Ah, </text:p>
        <text:p text:style-name="P1"/>
        <text:p text:style-name="P1"><text:s/>志明 ，</text:p>
        <text:p text:style-name="P1"><text:s/>Tsì-bîng , </text:p>
        <text:p text:style-name="P1"/>
        <text:p text:style-name="P1">有。</text:p>
        <text:p text:style-name="P1">ū.</text:p>
        <text:p text:style-name="P1"/>
        <text:p text:style-name="P1">有啥物啦？</text:p>
        <text:p text:style-name="P1">Ū siánn-mih --lah? </text:p>
        <text:p text:style-name="P1"/>
        <text:p text:style-name="P1">這領內褲啥物人的？</text:p>
        <text:p text:style-name="P1">Tsit niá lāi-khòo siánn-mih lâng ê? </text:p>
        <text:p text:style-name="P1"/>
        <text:p text:style-name="P1">啥物人的？</text:p>
        <text:p text:style-name="P1">Siánn-mih lâng ê?</text:p>
        <text:p text:style-name="P1"/>
        <text:p text:style-name="P1">我毋知影，</text:p>
        <text:p text:style-name="P1">Guá m̄ tsai-iánn, </text:p>
        <text:p text:style-name="P1"/>
        <text:p text:style-name="P1">啊！</text:p>
        <text:p text:style-name="P1">ah!</text:p>
        <text:p text:style-name="P1"/>
        <text:p text:style-name="P1">你想講我外面有查某，</text:p>
        <text:p text:style-name="P1">Lí siūnn-kóng guá guā-bīn ū tsa-bóo, </text:p>
        <text:p text:style-name="P1"/>
        <text:p text:style-name="P1">你會當厝內共我討客兄。</text:p>
        <text:p text:style-name="P1">lí ē-tàng tshù-lāi kā guá thó-kheh-hiann.</text:p>
        <text:p text:style-name="P1"/>
        <text:p text:style-name="P1"><text:s/>志明 ，</text:p>
        <text:p text:style-name="P1"><text:s/>Tsì-bîng , </text:p>
        <text:p text:style-name="P1"/>
        <text:p text:style-name="P1">我太客氣是毋？</text:p>
        <text:p text:style-name="P1">Guá thài kheh-khì sī --m̄?</text:p>
        <text:p text:style-name="P1"/>
        <text:p text:style-name="P1">你客兄光時白日共我𤆬入門，</text:p>
        <text:p text:style-name="P1">Lí kheh-hiann kng-sî-pe̍h-li̍t kā guá tshuā ji̍p-mn̂g, </text:p>
        <text:p text:style-name="P1"/>
        <text:p text:style-name="P1">我猶閣客氣佇咧外面咧偷來暗去，</text:p>
        <text:p text:style-name="P1">guá ah-koh kheh-khì tī-leh guā-bīn leh thau-lâi-àm-khì, </text:p>
        <text:p text:style-name="P1"/>
        <text:p text:style-name="P1"><text:soft-page-break/></text:p>
        <text:p text:style-name="P1">啊唷，</text:p>
        <text:p text:style-name="P1">Ah --ioh, </text:p>
        <text:p text:style-name="P1"/>
        <text:p text:style-name="P1">頭家啊，</text:p>
        <text:p text:style-name="P1">thâu-ke --ah, </text:p>
        <text:p text:style-name="P1"/>
        <text:p text:style-name="P1">毋通拍啦。</text:p>
        <text:p text:style-name="P1">m̄-thang phah --lah.</text:p>
        <text:p text:style-name="P1"/>
        <text:p text:style-name="P1">爸爸、</text:p>
        <text:p text:style-name="P1">Pá-pah, </text:p>
        <text:p text:style-name="P1"/>
        <text:p text:style-name="P1">媽媽。</text:p>
        <text:p text:style-name="P1">má-mah.</text:p>
        <text:p text:style-name="P1"/>
        <text:p text:style-name="P1">你莫拍媽媽啦。</text:p>
        <text:p text:style-name="P1">lí mài phah má-mah --lah.</text:p>
        <text:p text:style-name="P1"/>
        <text:p text:style-name="P1">走啦。</text:p>
        <text:p text:style-name="P1">Tsáu --lah.</text:p>
        <text:p text:style-name="P1"/>
        <text:p text:style-name="P1">頭家啊，</text:p>
        <text:p text:style-name="P1">Thâu-ke --ah, </text:p>
        <text:p text:style-name="P1"/>
        <text:p text:style-name="P1">毋通啦，</text:p>
        <text:p text:style-name="P1">m̄-thang --lah, </text:p>
        <text:p text:style-name="P1"/>
        <text:p text:style-name="P1">好矣啦。</text:p>
        <text:p text:style-name="P1">hó --ah --lah.</text:p>
        <text:p text:style-name="P1"/>
        <text:p text:style-name="P1"/>
        <text:p text:style-name="P1">你甲有客兄，</text:p>
        <text:p text:style-name="P1">Lí kah ū kheh-hiann, </text:p>
        <text:p text:style-name="P1"/>
        <text:p text:style-name="P1">規氣予你去自由，</text:p>
        <text:p text:style-name="P1">kui-khì hōo lí khì tsū-iû, </text:p>
        <text:p text:style-name="P1"/>
        <text:p text:style-name="P1">即時共我出去，</text:p>
        <text:p text:style-name="P1">tsik-sî kā guá tshut-khì, </text:p>
        <text:p text:style-name="P1">出去。</text:p>
        <text:p text:style-name="P1">tshut-khì.</text:p>
        <text:p text:style-name="P1"/>
        <text:p text:style-name="P1">好矣啦。</text:p>
        <text:p text:style-name="P1">Hó --ah --lah.</text:p>
        <text:p text:style-name="P1"/>
        <text:p text:style-name="P1">出去啦！</text:p>
        <text:p text:style-name="P1">Tshut-khì --lah!</text:p>
        <text:p text:style-name="P1"/>
        <text:p text:style-name="P1">媽媽、</text:p>
        <text:p text:style-name="P1">má-mah, </text:p>
        <text:p text:style-name="P1"/>
        <text:p text:style-name="P1">媽媽、</text:p>
        <text:p text:style-name="P1">má-mah, </text:p>
        <text:p text:style-name="P1"/>
        <text:p text:style-name="P1">媽媽！</text:p>
        <text:p text:style-name="P1">má-mah!</text:p>
        <text:p text:style-name="P1"/>
        <text:p text:style-name="P1">恁這間是當時換頭家的，</text:p>
        <text:p text:style-name="P1">Lín tsit king sī tang-sî uānn thâu-ke --ê, </text:p>
        <text:p text:style-name="P1"/>
        <text:p text:style-name="P1">我哪會攏毋知影。</text:p>
        <text:p text:style-name="P1">guá ná ē lóng m̄ tsai-iánn.</text:p>
        <text:p text:style-name="P1"/>
        <text:p text:style-name="P1">半個外月矣，</text:p>
        <text:p text:style-name="P1">Puànn kò guā ge̍h --ah, </text:p>
        <text:p text:style-name="P1"/>
        <text:p text:style-name="P1">頭家娘是 臺北 來的，</text:p>
        <text:p text:style-name="P1">thâu-ke-niû sī <text:s/>Tâi-pak <text:s/>lâi --ê, </text:p>
        <text:p text:style-name="P1"/>
        <text:p text:style-name="P1">伊做人真好。</text:p>
        <text:p text:style-name="P1">i tsò-lâng tsin hó.</text:p>
        <text:p text:style-name="P1"/>
        <text:p text:style-name="P1">來坐，</text:p>
        <text:p text:style-name="P1">Lâi tsē, </text:p>
        <text:p text:style-name="P1"/>
        <text:p text:style-name="P1">來坐。</text:p>
        <text:p text:style-name="P1">lâi tsē. </text:p>
        <text:p text:style-name="P1"><text:soft-page-break/></text:p>
        <text:p text:style-name="P1">我頭一擺做這个生理，</text:p>
        <text:p text:style-name="P1">Guá thâu tsi̍t pái tsò tsit ê sing-lí, </text:p>
        <text:p text:style-name="P1"/>
        <text:p text:style-name="P1">若有啥物欠點抑是招待不周，</text:p>
        <text:p text:style-name="P1">nā ū siánn-mih khiàm tiám a̍h-sī tsiau-thāi-put-tsiu, </text:p>
        <text:p text:style-name="P1"/>
        <text:p text:style-name="P1">請多多指教唅。</text:p>
        <text:p text:style-name="P1">tshiánn to-to tsí-kàu --hannh.</text:p>
        <text:p text:style-name="P1"/>
        <text:p text:style-name="P1">頭家娘，</text:p>
        <text:p text:style-name="P1">Thâu-ke-niû, </text:p>
        <text:p text:style-name="P1"/>
        <text:p text:style-name="P1">你哪會遐客氣nooh。</text:p>
        <text:p text:style-name="P1">lí ná ē hiah kheh-khì --nooh. </text:p>
        <text:p text:style-name="P1"/>
        <text:p text:style-name="P1">啊這領洋裝足媠的，</text:p>
        <text:p text:style-name="P1">Ah tsit niá iûnn-tsong tsiok suí --ê, </text:p>
        <text:p text:style-name="P1"/>
        <text:p text:style-name="P1">借我看一下乎！</text:p>
        <text:p text:style-name="P1">tsioh guá khuànn --tsi̍t-ē --honnh!</text:p>
        <text:p text:style-name="P1"/>
        <text:p text:style-name="P1">好、</text:p>
        <text:p text:style-name="P1">Hó, </text:p>
        <text:p text:style-name="P1"/>
        <text:p text:style-name="P1">好！</text:p>
        <text:p text:style-name="P1">hó!</text:p>
        <text:p text:style-name="P1"/>
        <text:p text:style-name="P1">姊姊。</text:p>
        <text:p text:style-name="P1">Tse--tseh.</text:p>
        <text:p text:style-name="P1"/>
        <text:p text:style-name="P1"><text:s/>秀娟 、</text:p>
        <text:p text:style-name="P1"><text:s/>Siù-kuan , </text:p>
        <text:p text:style-name="P1"/>
        <text:p text:style-name="P1"><text:s/>鴻文 。</text:p>
        <text:p text:style-name="P1"><text:s/>Hông-bûn . </text:p>
        <text:p text:style-name="P1"/>
        <text:p text:style-name="P1">唅？</text:p>
        <text:p text:style-name="P1">Hannh?</text:p>
        <text:p text:style-name="P1"/>
        <text:p text:style-name="P1">太太走矣，</text:p>
        <text:p text:style-name="P1">Thài-thài tsáu --ah, </text:p>
        <text:p text:style-name="P1"/>
        <text:p text:style-name="P1">細姨錢拐咧綴人走矣。</text:p>
        <text:p text:style-name="P1">sè-î tsînn kuái --leh tuè lâng tsáu --ah.</text:p>
        <text:p text:style-name="P1"/>
        <text:p text:style-name="P1">出來。</text:p>
        <text:p text:style-name="P1">Tshut-lâi. </text:p>
        <text:p text:style-name="P1"/>
        <text:p text:style-name="P2">這个大漢tsa̋u 囝乎真可憐，</text:p>
        <text:p text:style-name="P1">Tsit ê tuā-hàn tsa̋u-kiánn --honnh tsin khó-liân, </text:p>
        <text:p text:style-name="P1"/>
        <text:p text:style-name="P1">遐爾細漢就閣愛育彼號細漢小妹。</text:p>
        <text:p text:style-name="P1">hiah-nī sè-hàn tō koh ài io hit-lō sè-hàn sió-muē.</text:p>
        <text:p text:style-name="P1"/>
        <text:p text:style-name="P1">有錢的時陣乎，</text:p>
        <text:p text:style-name="P1">Ū-tsînn ê sî-tsūn --honnh, </text:p>
        <text:p text:style-name="P1"/>
        <text:p text:style-name="P1">就來揣姑娘，</text:p>
        <text:p text:style-name="P1">tō lâi tshuē koo-niû, </text:p>
        <text:p text:style-name="P1"/>
        <text:p text:style-name="P1">娶細姨啦。</text:p>
        <text:p text:style-name="P1">tshuā suè-î --lah.</text:p>
        <text:p text:style-name="P1"/>
        <text:p text:style-name="P1">報應啦！</text:p>
        <text:p text:style-name="P1">Pò-ìng --lah!</text:p>
        <text:p text:style-name="P1"/>
        <text:p text:style-name="P1"/>
        <text:p text:style-name="P4">你按呢，</text:p>
        <text:p text:style-name="P1">Lí án-ne, </text:p>
        <text:p text:style-name="P1"/>
        <text:p text:style-name="P1">啊你閣問我講欲創啥貨，</text:p>
        <text:p text:style-name="P1">ah lí koh mn̄g guá kóng beh tshòng siánn-hè, </text:p>
        <text:p text:style-name="P1"/>
        <text:p text:style-name="P1">人咧？</text:p>
        <text:p text:style-name="P1">lâng --leh?</text:p>
        <text:p text:style-name="P1"/>
        <text:p text:style-name="P1">哼，</text:p>
        <text:p text:style-name="P1">Hng, </text:p>
        <text:p text:style-name="P1"/>
        <text:p text:style-name="P1">mh，</text:p>
        <text:p text:style-name="P1">mh, </text:p>
        <text:p text:style-name="P1"/>
        <text:p text:style-name="P1">我知喔，</text:p>
        <text:p text:style-name="P1">guá tsai --ooh, </text:p>
        <text:p text:style-name="P1"/>
        <text:p text:style-name="P1">照實講，</text:p>
        <text:p text:style-name="P1">tsiàu-si̍t kóng, </text:p>
        <text:p text:style-name="P1"/>
        <text:p text:style-name="P1">你是去貼著佗一个？</text:p>
        <text:p text:style-name="P1">lí sī khì tah-tio̍h tueh tsi̍t ê? </text:p>
        <text:p text:style-name="P1"/>
        <text:p text:style-name="P1">你罵我痟豬母喔？</text:p>
        <text:p text:style-name="P1">Lí mā guá siáu ti-bó --ooh?</text:p>
        <text:p text:style-name="P1"/>
        <text:p text:style-name="P1">哎唷！</text:p>
        <text:p text:style-name="P1">Aih --ioh! </text:p>
        <text:p text:style-name="P1"/>
        <text:p text:style-name="P1">哎，</text:p>
        <text:p text:style-name="P1">Aih, </text:p>
        <text:p text:style-name="P1"/>
        <text:p text:style-name="P1">人我是講去買一塊小小的豬母肉呢，</text:p>
        <text:p text:style-name="P1">lâng guá sī kóng khì bué tsi̍t tè sió-sió ê ti-bú bah --neh, </text:p>
        <text:p text:style-name="P1"/>
        <text:p text:style-name="P1">啊你按呢話聽無清楚，</text:p>
        <text:p text:style-name="P1">ah lí án-ne uē thiann bô tshing-tshóo, </text:p>
        <text:p text:style-name="P1"/>
        <text:p text:style-name="P1">見面一聲就共我按呢，</text:p>
        <text:p text:style-name="P1">kìnn-bīn tsi̍t-siann tō kā guá án-ne, </text:p>
        <text:p text:style-name="P1"/>
        <text:p text:style-name="P1">功夫閣袂䆀喔，</text:p>
        <text:p text:style-name="P1">kang-hu koh buē-bái --ooh, </text:p>
        <text:p text:style-name="P1"/>
        <text:p text:style-name="P1">喂這毋敢若彼號母夜叉佇咧叉麵龜咧。</text:p>
        <text:p text:style-name="P1">eh tse m̄ kánn-ná hit-lō bó-iā-tshe tī-leh tshe mī-ku --leh. </text:p>
        <text:p text:style-name="P1"/>
        <text:p text:style-name="P1">若佮意乎，</text:p>
        <text:p text:style-name="P1">Nā kah-ì --honnh, </text:p>
        <text:p text:style-name="P1"/>
        <text:p text:style-name="P1">閣來一步「 風鳥栽官蘭 」。</text:p>
        <text:p text:style-name="P1">koh lâi tsi̍t pōo “ Hong niáu tsai kuann-lân .”</text:p>
        <text:p text:style-name="P1"/>
        <text:p text:style-name="P1">喂，</text:p>
        <text:p text:style-name="P1">Eh, </text:p>
        <text:p text:style-name="P1"/>
        <text:p text:style-name="P1">擋咧！</text:p>
        <text:p text:style-name="P1">tòng --leh!</text:p>
        <text:p text:style-name="P1"/>
        <text:p text:style-name="P1">哎、</text:p>
        <text:p text:style-name="P1">Ai, </text:p>
        <text:p text:style-name="P1"/>
        <text:p text:style-name="P1">哎喲喂啊、</text:p>
        <text:p text:style-name="P1">ai-iō-uê --ah, </text:p>
        <text:p text:style-name="P1"/>
        <text:p text:style-name="P1">哎喲。</text:p>
        <text:p text:style-name="P1">ai-iō.</text:p>
        <text:p text:style-name="P1"/>
        <text:p text:style-name="P1"><text:soft-page-break/>哈哈哈哈。</text:p>
        <text:p text:style-name="P1">Ha ha ha ha.</text:p>
        <text:p text:style-name="P1"/>
        <text:p text:style-name="P1">無啊你這步啥物貨唅？</text:p>
        <text:p text:style-name="P1">Bô --ah lí tsit pōo siánn-mih huè --hannh? </text:p>
        <text:p text:style-name="P1"/>
        <text:p text:style-name="P1">喂，</text:p>
        <text:p text:style-name="P1">Eh, </text:p>
        <text:p text:style-name="P1"/>
        <text:p text:style-name="P1">這步喔，</text:p>
        <text:p text:style-name="P1">tsit pōo --ooh, </text:p>
        <text:p text:style-name="P1"/>
        <text:p text:style-name="P1">這「雞胿順風飛」咧，</text:p>
        <text:p text:style-name="P1">tse “Ke-kui sūn-hong pe” --leh, </text:p>
        <text:p text:style-name="P1"/>
        <text:p text:style-name="P1">嘿嘿。</text:p>
        <text:p text:style-name="P1">heh heh. </text:p>
        <text:p text:style-name="P1"/>
        <text:p text:style-name="P1">好，</text:p>
        <text:p text:style-name="P1">Hó, </text:p>
        <text:p text:style-name="P1"/>
        <text:p text:style-name="P1">本姑娘。</text:p>
        <text:p text:style-name="P1">pún koo-niû.</text:p>
        <text:p text:style-name="P1"/>
        <text:p text:style-name="P1">我咧弄獅頭啦，</text:p>
        <text:p text:style-name="P1">Guá teh lāng sai-thâu --lah, </text:p>
        <text:p text:style-name="P1"/>
        <text:p text:style-name="P1">哈哈哈哈哈哈。</text:p>
        <text:p text:style-name="P1">ha ha ha ha ha ha.</text:p>
        <text:p text:style-name="P1"/>
        <text:p text:style-name="P1">恁去死啦。</text:p>
        <text:p text:style-name="P1">Lín khì sí --lah.</text:p>
        <text:p text:style-name="P1"/>
        <text:p text:style-name="P1">嘿嘿嘿，</text:p>
        <text:p text:style-name="P1">Heh heh heh, </text:p>
        <text:p text:style-name="P1"/>
        <text:p text:style-name="P1">喂，</text:p>
        <text:p text:style-name="P1">eh, </text:p>
        <text:p text:style-name="P1"/>
        <text:p text:style-name="P1">頇顢頇顢啦，</text:p>
        <text:p text:style-name="P1">han-bān han-bān --lah, </text:p>
        <text:p text:style-name="P1"/>
        <text:p text:style-name="P1">啊功夫啦，</text:p>
        <text:p text:style-name="P1">ah kang-hu --lah, </text:p>
        <text:p text:style-name="P1"/>
        <text:p text:style-name="P1">就咱遮的厝邊頭尾的老師爸佮老師姆啦，</text:p>
        <text:p text:style-name="P1">tō lán tsia-ê tshù-pinn-thâu-bé ê lāu sai-pē kah lāu sai-ḿ --lah, </text:p>
        <text:p text:style-name="P1"/>
        <text:p text:style-name="P1">喂，</text:p>
        <text:p text:style-name="P1">eh, </text:p>
        <text:p text:style-name="P1"/>
        <text:p text:style-name="P1">喂，</text:p>
        <text:p text:style-name="P1">eh, </text:p>
        <text:p text:style-name="P1"/>
        <text:p text:style-name="P1">今仔日乎，</text:p>
        <text:p text:style-name="P1">kin-á-li̍t --honnh, </text:p>
        <text:p text:style-name="P1"/>
        <text:p text:style-name="P1">來遮就是欲來講古 福來 氣球公司的太空氣球。</text:p>
        <text:p text:style-name="P1">lâi tsia tō sī beh lâi kóng-kóo <text:s/>Hok-lâi <text:s/>khì-kiû kong-si ê thài-khong khì-kiû.</text:p>
        <text:p text:style-name="P1"/>
        <text:p text:style-name="P1">死人啊，</text:p>
        <text:p text:style-name="P1">Sí-lâng --ah, </text:p>
        <text:p text:style-name="P1"/>
        <text:p text:style-name="P1">菜冷去矣啦，</text:p>
        <text:p text:style-name="P1">tshài líng--khì --ah --lah, </text:p>
        <text:p text:style-name="P1"/>
        <text:p text:style-name="P1">猶閣踮遐脫？</text:p>
        <text:p text:style-name="P1">iah-koh tiàm hia thuat.</text:p>
        <text:p text:style-name="P1"/>
        <text:p text:style-name="P1"><text:soft-page-break/>顧講，</text:p>
        <text:p text:style-name="P1">Kòo kóng, </text:p>
        <text:p text:style-name="P1"/>
        <text:p text:style-name="P1">煞袂記得講我一个腹肚枵甲</text:p>
        <text:p text:style-name="P1">suah bē-kì-eh kóng guá tsi̍t ê pak-tóo iau kah </text:p>
        <text:p text:style-name="P1"/>
        <text:p text:style-name="P1">敢若乎過暝的雞胿仔咧，</text:p>
        <text:p text:style-name="P1">kánn-ná --honnh kè-mî ê ke-kui-á --leh, </text:p>
        <text:p text:style-name="P1"/>
        <text:p text:style-name="P1">啊恁嘛好轉去食暗矣呢。</text:p>
        <text:p text:style-name="P1">Ah lín mā hó tńg-khì tsia̍h-àm --ah --neh, </text:p>
        <text:p text:style-name="P1"/>
        <text:p text:style-name="P1">哈哈哈哈。</text:p>
        <text:p text:style-name="P1">Ha ha ha ha. </text:p>
        <text:p text:style-name="P1"/>
        <text:p text:style-name="P1">喂，</text:p>
        <text:p text:style-name="P1">Ueh, </text:p>
        <text:p text:style-name="P1"/>
        <text:p text:style-name="P1">今轉來矣、</text:p>
        <text:p text:style-name="P1">tann tńg--lâi --ah, </text:p>
        <text:p text:style-name="P1"/>
        <text:p text:style-name="P1">轉來矣。</text:p>
        <text:p text:style-name="P1">tńg--lâi --ah.</text:p>
        <text:p text:style-name="P1"/>
        <text:p text:style-name="P1">你做生理轉來矣，</text:p>
        <text:p text:style-name="P1">lí tsuè sing-lí tńg--lâi --ah, </text:p>
        <text:p text:style-name="P1"/>
        <text:p text:style-name="P1">Mh？</text:p>
        <text:p text:style-name="P1">Mh? </text:p>
        <text:p text:style-name="P1"/>
        <text:p text:style-name="P1">你讀書這馬才轉來喔？</text:p>
        <text:p text:style-name="P1">Lí tha̍k-tsu tsit-má tsiah tńg--lâi --ooh?</text:p>
        <text:p text:style-name="P1"/>
        <text:p text:style-name="P1">去賣獎券啦。</text:p>
        <text:p text:style-name="P1">Khì buē tsióng-kuàn --lah.</text:p>
        <text:p text:style-name="P1"/>
        <text:p text:style-name="P1">啊？</text:p>
        <text:p text:style-name="P1">Ah?</text:p>
        <text:p text:style-name="P1"/>
        <text:p text:style-name="P1">唅？</text:p>
        <text:p text:style-name="P1">Hannh? </text:p>
        <text:p text:style-name="P1"/>
        <text:p text:style-name="P1">賣獎券？</text:p>
        <text:p text:style-name="P1">Buē tsióng-kuàn? </text:p>
        <text:p text:style-name="P1"/>
        <text:p text:style-name="P1">阿伯、</text:p>
        <text:p text:style-name="P1">A-peh,</text:p>
        <text:p text:style-name="P1"/>
        <text:p text:style-name="P1">阿姆，</text:p>
        <text:p text:style-name="P1">a-ḿ, </text:p>
        <text:p text:style-name="P1"/>
        <text:p text:style-name="P1">我欲來煮飯矣。</text:p>
        <text:p text:style-name="P1">guá beh lâi tsú-pn̄g --ah.</text:p>
        <text:p text:style-name="P1"/>
        <text:p text:style-name="P1">喔喔，</text:p>
        <text:p text:style-name="P1">Ooh ooh, </text:p>
        <text:p text:style-name="P1"/>
        <text:p text:style-name="P1">好。</text:p>
        <text:p text:style-name="P1">hó.</text:p>
        <text:p text:style-name="P1"/>
        <text:p text:style-name="P1">嘿，</text:p>
        <text:p text:style-name="P1">Heh, </text:p>
        <text:p text:style-name="P1"/>
        <text:p text:style-name="P1">遮細漢就遮骨力。</text:p>
        <text:p text:style-name="P1">tsiah suè-hàn tō tsiah kut-la̍t.</text:p>
        <text:p text:style-name="P1"/>
        <text:p text:style-name="P1">咱緊轉來食飯啦。</text:p>
        <text:p text:style-name="P1">Lán kín tńg--lâi tsia̍h-pn̄g --lah.</text:p>
        <text:p text:style-name="P1"/>
        <text:p text:style-name="P1">搖喔搖搖搖。</text:p>
        <text:p text:style-name="P1">Iô --ooh iô iô iô.</text:p>
        <text:p text:style-name="P1"/>
        <text:p text:style-name="P1"/>
        <text:p text:style-name="P1"><text:soft-page-break/><text:s/>鴻文 啊，</text:p>
        <text:p text:style-name="P1"><text:s/>Hông-bûn <text:s/>--ah, </text:p>
        <text:p text:style-name="P1"/>
        <text:p text:style-name="P1">恁姊姊轉來矣呢。</text:p>
        <text:p text:style-name="P1">lín tse--tseh tńg--lâi --ah --neh.</text:p>
        <text:p text:style-name="P1"/>
        <text:p text:style-name="P1">唅？</text:p>
        <text:p text:style-name="P1">Hannh? </text:p>
        <text:p text:style-name="P1"/>
        <text:p text:style-name="P1">阮姊姊轉來矣。</text:p>
        <text:p text:style-name="P1">Guán tse--tseh tńg--lâi --ah.</text:p>
        <text:p text:style-name="P1"/>
        <text:p text:style-name="P1">喂，</text:p>
        <text:p text:style-name="P1">Eh, </text:p>
        <text:p text:style-name="P1"/>
        <text:p text:style-name="P1">今咱兩个結婚遮爾久，</text:p>
        <text:p text:style-name="P1">tann lán nn̄g ê kiat-hun tsiah-nī kú, </text:p>
        <text:p text:style-name="P1"/>
        <text:p text:style-name="P1">啊連啥生一隻虼蚻就無啦，</text:p>
        <text:p text:style-name="P1">ah liân siánn sinn tsi̍t tsiah ka-tsua̍h tō bô --lah, </text:p>
        <text:p text:style-name="P1"/>
        <text:p text:style-name="P1">啊in一下搬來乎，</text:p>
        <text:p text:style-name="P1">ah in tsi̍t-ē puann --lâi --honnh, </text:p>
        <text:p text:style-name="P1"/>
        <text:p text:style-name="P1"><text:s/>秀娟 佮 鴻文仔 閣真有咱的緣呢，</text:p>
        <text:p text:style-name="P1"><text:s/>Siù-kuan <text:s/>kah <text:s/>Hông-bûn--á <text:s/>koh tsin ū lán ê iân --neh, </text:p>
        <text:p text:style-name="P1"/>
        <text:p text:style-name="P1">啊人我買一塊肉就是欲提來去予in食的啦。</text:p>
        <text:p text:style-name="P1">ah lâng guá bué tsi̍t tè bah tō sī beh the̍h lâi-khì hōo in tsia̍h --ê --lah.</text:p>
        <text:p text:style-name="P1"/>
        <text:p text:style-name="P1">唅？</text:p>
        <text:p text:style-name="P1">Hannh? </text:p>
        <text:p text:style-name="P1"/>
        <text:p text:style-name="P1">你這馬代誌哪毋免冗早共我講。</text:p>
        <text:p text:style-name="P1">Lí tsit-má tāi-tsì ná m̄-bián liōng-tsá kā guá kóng.</text:p>
        <text:p text:style-name="P1"/>
        <text:p text:style-name="P1">啊我這陣共你講，</text:p>
        <text:p text:style-name="P1">Ah guá tsit-tsūn kā lí kóng, </text:p>
        <text:p text:style-name="P1"/>
        <text:p text:style-name="P1">你就咧大細聲矣，</text:p>
        <text:p text:style-name="P1">lí tō leh tuā-suè-siann --ah, </text:p>
        <text:p text:style-name="P1"/>
        <text:p text:style-name="P1">會堪得冗早講。</text:p>
        <text:p text:style-name="P1">ē kham-eh liōng-tsá kóng.</text:p>
        <text:p text:style-name="P1"/>
        <text:p text:style-name="P1">唅，</text:p>
        <text:p text:style-name="P1">Hannh, </text:p>
        <text:p text:style-name="P1"/>
        <text:p text:style-name="P1">你！</text:p>
        <text:p text:style-name="P1">lí!</text:p>
        <text:p text:style-name="P1"/>
        <text:p text:style-name="P1">謼，</text:p>
        <text:p text:style-name="P1">Hooh, </text:p>
        <text:p text:style-name="P1"/>
        <text:p text:style-name="P1">按呢啦、</text:p>
        <text:p text:style-name="P1">án-ni --lah, </text:p>
        <text:p text:style-name="P1"/>
        <text:p text:style-name="P1">按呢啦，</text:p>
        <text:p text:style-name="P1">án-ni--lah, </text:p>
        <text:p text:style-name="P1"/>
        <text:p text:style-name="P1">哼。</text:p>
        <text:p text:style-name="P1">hngh.</text:p>
        <text:p text:style-name="P1"/>
        <text:p text:style-name="P1">我買這个創啥貨？</text:p>
        <text:p text:style-name="P3">Guá bé tsit ê tshòng siánn-hè?</text:p>
        <text:p text:style-name="P1"><text:soft-page-break/>啊，</text:p>
        <text:p text:style-name="P1">Ah, </text:p>
        <text:p text:style-name="P1"/>
        <text:p text:style-name="P1">我知啦，</text:p>
        <text:p text:style-name="P1">guá tsai --lah, </text:p>
        <text:p text:style-name="P1"/>
        <text:p text:style-name="P1">你早起時仔貧惰起來起火，</text:p>
        <text:p text:style-name="P1">lí tsái-khí-sî-á pîn-tuānn khí-lâi khí-hé, </text:p>
        <text:p text:style-name="P1"/>
        <text:p text:style-name="P1">洗米，</text:p>
        <text:p text:style-name="P1">sué bí, </text:p>
        <text:p text:style-name="P1"/>
        <text:p text:style-name="P1">煮糜予我食，</text:p>
        <text:p text:style-name="P1">tsír bê hōo guá tsia̍h, </text:p>
        <text:p text:style-name="P1"/>
        <text:p text:style-name="P1">所以泡牛奶欲予我配麵包的啦。</text:p>
        <text:p text:style-name="P1">sóo-í phàu gû-ni beh hōo guá phè mī-pau ê --lah.</text:p>
        <text:p text:style-name="P1"/>
        <text:p text:style-name="P1">食你欲食啦，</text:p>
        <text:p text:style-name="P1">Tsia̍h lí beh tsia̍h --lah, </text:p>
        <text:p text:style-name="P1"/>
        <text:p text:style-name="P1">你若閣減二、三十歲仔乎，</text:p>
        <text:p text:style-name="P1">lí nā koh kiám lī, sann-tsa̍p huè--á --honnh, </text:p>
        <text:p text:style-name="P1"/>
        <text:p text:style-name="P1">我才泡予你食。</text:p>
        <text:p text:style-name="P1">guá tsiah phàu hōo lí tsia̍h. </text:p>
        <text:p text:style-name="P1"/>
        <text:p text:style-name="P1">我閣減二、三十歲，</text:p>
        <text:p text:style-name="P1">Guá koh kiám lī, sann-tsa̍p hè, </text:p>
        <text:p text:style-name="P1"/>
        <text:p text:style-name="P1">啊毋賰一球仔，</text:p>
        <text:p text:style-name="P1">ah m̄ tshun tsi̍t kiû-á, </text:p>
        <text:p text:style-name="P1"/>
        <text:p text:style-name="P1">喔，</text:p>
        <text:p text:style-name="P1">ooh, </text:p>
        <text:p text:style-name="P1">按呢我知，</text:p>
        <text:p text:style-name="P1">án-ni guá tsai, </text:p>
        <text:p text:style-name="P1"/>
        <text:p text:style-name="P1">你欲買予 秀娟 in小妹仔食的，</text:p>
        <text:p text:style-name="P1">lí beh bé hōo <text:s/>Siù-kuan <text:s/>in sió-bē-á tsia̍h --ê, </text:p>
        <text:p text:style-name="P1"/>
        <text:p text:style-name="P1">著毋？</text:p>
        <text:p text:style-name="P1">tio̍h --m̄?</text:p>
        <text:p text:style-name="P1"/>
        <text:p text:style-name="P1">Mh！</text:p>
        <text:p text:style-name="P1">Mh! </text:p>
        <text:p text:style-name="P1"/>
        <text:p text:style-name="P1">我是看 秀娟 in老爸揣的頭路攏是臨時工，</text:p>
        <text:p text:style-name="P1">guá sī khuànn <text:s/>Siù-kuan <text:s/>in lāu-pē tshuē ê thâu-lōo lóng sī lîm-sî-kang, </text:p>
        <text:p text:style-name="P1"/>
        <text:p text:style-name="P1">閣三做四歇睏，</text:p>
        <text:p text:style-name="P1">koh sann tsò sì hioh-khùn,</text:p>
        <text:p text:style-name="P1"/>
        <text:p text:style-name="P1">定定看in彼个細漢的佇咧共飼泔，</text:p>
        <text:p text:style-name="P1">tiānn-tiānn khuànn in hit ê sè-hàn--ê tī-leh kā tshī ám, </text:p>
        <text:p text:style-name="P1"/>
        <text:p text:style-name="P1">我拄才閣聽伊哭袂恬喔，</text:p>
        <text:p text:style-name="P1">guá tú-tsiah koh thiann i khàu buē tiām --ooh, </text:p>
        <text:p text:style-name="P1"/>
        <text:p text:style-name="P1">毋才乎，</text:p>
        <text:p text:style-name="P1">m̄-tsiah --honnh, </text:p>
        <text:p text:style-name="P1"/>
        <text:p text:style-name="P1">走去買一罐欲予伊。</text:p>
        <text:p text:style-name="P1">tsáu khì bé tsi̍t kuàn beh hōo --i.</text:p>
        <text:p text:style-name="P1"/>
        <text:p text:style-name="P1"/>
        <text:p text:style-name="P4">啊，</text:p>
        <text:p text:style-name="P1">Ah, </text:p>
        <text:p text:style-name="P1"/>
        <text:p text:style-name="P1">按呢我緊提來去予伊。</text:p>
        <text:p text:style-name="P1">án-ni guá kín the̍h lâi khì hōo --i.</text:p>
        <text:p text:style-name="P1"/>
        <text:p text:style-name="P1">喂，</text:p>
        <text:p text:style-name="P1">Eh, </text:p>
        <text:p text:style-name="P1"/>
        <text:p text:style-name="P1">小等咧，</text:p>
        <text:p text:style-name="P1">sió-tán --leh, </text:p>
        <text:p text:style-name="P1"/>
        <text:p text:style-name="P1">我想著矣啦，</text:p>
        <text:p text:style-name="P1">guá siūnn-tio̍h --ah --lah, </text:p>
        <text:p text:style-name="P1"/>
        <text:p text:style-name="P1">你這馬若提去予 秀娟 乎，</text:p>
        <text:p text:style-name="P1">lí tsit-má nā the̍h-khì hōo <text:s/>Siù-kuan <text:s/>--honnh, </text:p>
        <text:p text:style-name="P1"/>
        <text:p text:style-name="P1">伊絕對毋共咱提的啦，</text:p>
        <text:p text:style-name="P1">i tsua̍t-tuì m̄ kā lán the̍h --ê --lah, </text:p>
        <text:p text:style-name="P1"/>
        <text:p text:style-name="P1">等候in爸爸轉來咱才提予伊。</text:p>
        <text:p text:style-name="P1">tán-hāu in pá-pah tńg--lâi lán tsiah the̍h hōo --i.</text:p>
        <text:p text:style-name="P1"/>
        <text:p text:style-name="P1">Mh，</text:p>
        <text:p text:style-name="P1">Mh,</text:p>
        <text:p text:style-name="P1"/>
        <text:p text:style-name="P1">這步嘛無通，</text:p>
        <text:p text:style-name="P1">tsit pōo mā bô thong, </text:p>
        <text:p text:style-name="P1"/>
        <text:p text:style-name="P1">會去剋著人的意思。</text:p>
        <text:p text:style-name="P1">ē khì khik-tio̍h lâng ê ì-sù.</text:p>
        <text:p text:style-name="P1"/>
        <text:p text:style-name="P1">唅，</text:p>
        <text:p text:style-name="P1">Hannh, </text:p>
        <text:p text:style-name="P1">按呢欲按怎？</text:p>
        <text:p text:style-name="P1">án-ne beh án-tsuánn?</text:p>
        <text:p text:style-name="P1"/>
        <text:p text:style-name="P1"/>
        <text:p text:style-name="P1">肉若煮熟乎，</text:p>
        <text:p text:style-name="P1">bah nā tsú-si̍k --honnh, </text:p>
        <text:p text:style-name="P1"/>
        <text:p text:style-name="P1">捀來去予in，</text:p>
        <text:p text:style-name="P1">phâng lâi-khì hōo --in, </text:p>
        <text:p text:style-name="P1"/>
        <text:p text:style-name="P1">按呢意思就無仝款矣呢。</text:p>
        <text:p text:style-name="P1">án-ne ì-sù tō bô kāng-khuán --ah --neh.</text:p>
        <text:p text:style-name="P1"/>
        <text:p text:style-name="P1">按呢嘛無通，</text:p>
        <text:p text:style-name="P1">án-ni mā bô thong, </text:p>
        <text:p text:style-name="P1"/>
        <text:p text:style-name="P1">啊就無代無誌提物件欲去予人，</text:p>
        <text:p text:style-name="P1">ah tō bô-tāi-bô-tsì the̍h mn̍gh-kiānn beh khì hōo --lâng, </text:p>
        <text:p text:style-name="P1"/>
        <text:p text:style-name="P1">按呢嘛袂用得呢。</text:p>
        <text:p text:style-name="P1">án-ni mā buē-īng-eh --neh.</text:p>
        <text:p text:style-name="P1"/>
        <text:p text:style-name="P1">啊你去死啦。</text:p>
        <text:p text:style-name="P1">Ah lí khì-sí --lah.</text:p>
        <text:p text:style-name="P1"/>
        <text:p text:style-name="P1"/>
        <text:p text:style-name="P1">啊你這步也無通，</text:p>
        <text:p text:style-name="P1">ah lí tsit pōo ā bô thong, </text:p>
        <text:p text:style-name="P1"/>
        <text:p text:style-name="P1">彼步也無通，</text:p>
        <text:p text:style-name="P1">hit pōo ā bô thong, </text:p>
        <text:p text:style-name="P1"/>
        <text:p text:style-name="P1">抑無是欲啥步啊？</text:p>
        <text:p text:style-name="P1">ah-bô sī beh siánn pōo --ah?</text:p>
        <text:p text:style-name="P1"/>
        <text:p text:style-name="P1">啊欲啥步。</text:p>
        <text:p text:style-name="P1"><text:soft-page-break/>Ah beh siánn pōo. </text:p>
        <text:p text:style-name="P1"/>
        <text:p text:style-name="P1">啊，</text:p>
        <text:p text:style-name="P1">Ah, </text:p>
        <text:p text:style-name="P1"/>
        <text:p text:style-name="P1">有矣。</text:p>
        <text:p text:style-name="P1">ū --ah. </text:p>
        <text:p text:style-name="P1"/>
        <text:p text:style-name="P1">本山人想著一个好的計策，</text:p>
        <text:p text:style-name="P1">Pún san-lîn siūnn-tio̍h tsi̍t ê hó ê kè-tshik, </text:p>
        <text:p text:style-name="P1"/>
        <text:p text:style-name="P1">如此如此，</text:p>
        <text:p text:style-name="P1">lû-tshú lû-tshú, </text:p>
        <text:p text:style-name="P1"/>
        <text:p text:style-name="P1">這般這般。</text:p>
        <text:p text:style-name="P1">tsit-puann tsit-puann.</text:p>
        <text:p text:style-name="P1"/>
        <text:p text:style-name="P1">這般你去死啦，</text:p>
        <text:p text:style-name="P1">Tse puann lí khì-sí --lah, </text:p>
        <text:p text:style-name="P1"/>
        <text:p text:style-name="P1">這馬我佮你講正經的呢。</text:p>
        <text:p text:style-name="P1">tsit-má guá kah lí kóng tsìng-king --ê --neh.</text:p>
        <text:p text:style-name="P1"/>
        <text:p text:style-name="P1">講正經的就著毋？</text:p>
        <text:p text:style-name="P1">Kóng tsìng-king --ê tō tio̍h --m̄? </text:p>
        <text:p text:style-name="P1"/>
        <text:p text:style-name="P1">啊人咧搬戲的人乎，</text:p>
        <text:p text:style-name="P1">Ah lâng leh puann-hì ê lâng --honnh, </text:p>
        <text:p text:style-name="P1"/>
        <text:p text:style-name="P1">若去想著好的計策啊，</text:p>
        <text:p text:style-name="P1">nā khì siūnn-tio̍h hó ê kè-tshik --ah, </text:p>
        <text:p text:style-name="P1"/>
        <text:p text:style-name="P1">啊攏嘛講如此如此，</text:p>
        <text:p text:style-name="P1">ah lóng mā kóng lû-tshú lû-tshú, </text:p>
        <text:p text:style-name="P1"/>
        <text:p text:style-name="P1">嘿嘿，</text:p>
        <text:p text:style-name="P1">heh heh, </text:p>
        <text:p text:style-name="P1"/>
        <text:p text:style-name="P1">按呢對手的人就知影意思，</text:p>
        <text:p text:style-name="P1">án-ne tuì-tshiú ê lâng tō tsai-iánn ì-sù, </text:p>
        <text:p text:style-name="P1"/>
        <text:p text:style-name="P1">啊就按呢哈哈大笑，</text:p>
        <text:p text:style-name="P1">ah tō án-ne ha ha tāi tshiò, </text:p>
        <text:p text:style-name="P1"/>
        <text:p text:style-name="P1">講妙哉，</text:p>
        <text:p text:style-name="P1">kóng miāu --tsai, </text:p>
        <text:p text:style-name="P1"/>
        <text:p text:style-name="P1">啊連戲棚跤佇咧看戲的人，</text:p>
        <text:p text:style-name="P1">ah liân hì-pînn-kha tī-leh khuànn hì ê lâng, </text:p>
        <text:p text:style-name="P1"/>
        <text:p text:style-name="P1">嘛知影意思，</text:p>
        <text:p text:style-name="P1">mā tsai-iánn ì-sù, </text:p>
        <text:p text:style-name="P1"/>
        <text:p text:style-name="P1"><text:soft-page-break/>啊總予你聽無？</text:p>
        <text:p text:style-name="P1">ah tsóng hōo lí thiann-bô?</text:p>
        <text:p text:style-name="P1"/>
        <text:p text:style-name="P1">喂，</text:p>
        <text:p text:style-name="P1">Eh,</text:p>
        <text:p text:style-name="P1"/>
        <text:p text:style-name="P1">我無時間通佮你答喙鼓啦。</text:p>
        <text:p text:style-name="P1">guá bô sî-kan thang kah lí tap-tshuì-kóo --lah.</text:p>
        <text:p text:style-name="P1"/>
        <text:p text:style-name="P1">啊，</text:p>
        <text:p text:style-name="P1">Ah, </text:p>
        <text:p text:style-name="P1"/>
        <text:p text:style-name="P1">太太，</text:p>
        <text:p text:style-name="P1"><text:soft-page-break/>thài-thài, </text:p>
        <text:p text:style-name="P1"/>
        <text:p text:style-name="P1">我的意思是講乎，</text:p>
        <text:p text:style-name="P1">guá ê ì-sù sī kóng --honnh, </text:p>
        <text:p text:style-name="P1"/>
        <text:p text:style-name="P1">一塊肉豆油來共伊𤉙𤉙咧，</text:p>
        <text:p text:style-name="P1">tsi̍t tè bah tāu-iû lâi kā i kûn-kûn--leh, </text:p>
        <text:p text:style-name="P1"/>
        <text:p text:style-name="P1">啊才去捾一罐燒酒來。</text:p>
        <text:p text:style-name="P1">ah tsiah khì kuānn tsi̍t kuàn sio-tsiú lâi.</text:p>
        <text:p text:style-name="P1"/>
        <text:p text:style-name="P1">啊你閣數想欲啉燒酒喔。</text:p>
        <text:p text:style-name="P1">Ah lí koh siàu-siūnn beh lim sio-tsiú --ooh.</text:p>
        <text:p text:style-name="P1"/>
        <text:p text:style-name="P1">啊，</text:p>
        <text:p text:style-name="P1">Ah, </text:p>
        <text:p text:style-name="P1"/>
        <text:p text:style-name="P1">啊你干焦煞著風頭就phih-pheh叫，</text:p>
        <text:p text:style-name="P1">ah lí kan-na sah-tio̍h hong-thâu tō phih-pheh-kiò, </text:p>
        <text:p text:style-name="P1"/>
        <text:p text:style-name="P1">你毋閣聽紲落去，</text:p>
        <text:p text:style-name="P1">lí m̄ koh thiann suà--lo̍h-khì, </text:p>
        <text:p text:style-name="P1"/>
        <text:p text:style-name="P1">人我的意思是欲騙 志明 講，</text:p>
        <text:p text:style-name="P1">lâng guá ê ì-sù sī beh phiàn <text:s/>Tsì-bîng <text:s/>kóng, </text:p>
        <text:p text:style-name="P1"/>
        <text:p text:style-name="P1">我若啉燒酒無伴啉袂落去啦，</text:p>
        <text:p text:style-name="P1">guá nā lim sio-tsiú bô phuānn lim buē lo̍h--khì --lah, </text:p>
        <text:p text:style-name="P1"/>
        <text:p text:style-name="P1">按呢才欲叫伊佮咱做伴，</text:p>
        <text:p text:style-name="P1">án-ne tsiah beh kiò i kah lán tsuè-phuānn, </text:p>
        <text:p text:style-name="P1"/>
        <text:p text:style-name="P1">啊將酒提來in彼爿。</text:p>
        <text:p text:style-name="P1">ah tsiong tsiú the̍h-lâi in hit-pîng.</text:p>
        <text:p text:style-name="P1"/>
        <text:p text:style-name="P1">按呢有通。</text:p>
        <text:p text:style-name="P1">Án-ne ū thong.</text:p>
        <text:p text:style-name="P1"/>
        <text:p text:style-name="P1">Mh，</text:p>
        <text:p text:style-name="P1">Mh, </text:p>
        <text:p text:style-name="P1"/>
        <text:p text:style-name="P1">啊你若看我坐落去乎，</text:p>
        <text:p text:style-name="P1">ah lí nā khuànn guá tsē --lo̍h-khì --honnh, </text:p>
        <text:p text:style-name="P1"/>
        <text:p text:style-name="P1">啊你牛奶才捾咧，</text:p>
        <text:p text:style-name="P1">ah lí gû-ni tsiah kuānn --leh, </text:p>
        <text:p text:style-name="P1"/>
        <text:p text:style-name="P1">啊講，</text:p>
        <text:p text:style-name="P1">ah kóng, </text:p>
        <text:p text:style-name="P1"/>
        <text:p text:style-name="P1">緊呢喔，</text:p>
        <text:p text:style-name="P1">kín --neh --ooh, </text:p>
        <text:p text:style-name="P1"/>
        <text:p text:style-name="P1">有人欲揣你喔，</text:p>
        <text:p text:style-name="P1">ū lâng beh tshē --lí --ooh, </text:p>
        <text:p text:style-name="P1"/>
        <text:p text:style-name="P1">啊咱兩个才緊走轉來，</text:p>
        <text:p text:style-name="P1">ah lán nn̄g ê tsiah kín tsáu --tńg-lâi, </text:p>
        <text:p text:style-name="P1"/>
        <text:p text:style-name="P1">按呢毋就袂歹勢。</text:p>
        <text:p text:style-name="P1">án-ni m̄ tō buē pháinn-sè.</text:p>
        <text:p text:style-name="P1"/>
        <text:p text:style-name="P1">Mh，</text:p>
        <text:p text:style-name="P1">Mh, </text:p>
        <text:p text:style-name="P1"><text:soft-page-break/></text:p>
        <text:p text:style-name="P1">有通有通。</text:p>
        <text:p text:style-name="P1">ū thong ū thong.</text:p>
        <text:p text:style-name="P1"/>
        <text:p text:style-name="P1"><text:s/>鴻文 啊。</text:p>
        <text:p text:style-name="P1"><text:s/>Hông-bûn <text:s/>--ah.</text:p>
        <text:p text:style-name="P1"/>
        <text:p text:style-name="P1">姊姊，</text:p>
        <text:p text:style-name="P1">Tse--tseh, </text:p>
        <text:p text:style-name="P1"/>
        <text:p text:style-name="P1">妹妹睏去矣呢。</text:p>
        <text:p text:style-name="P1">me--meh khùn-khì --ah --neh.</text:p>
        <text:p text:style-name="P1"/>
        <text:p text:style-name="P1">好，</text:p>
        <text:p text:style-name="P1">Hó, </text:p>
        <text:p text:style-name="P1"/>
        <text:p text:style-name="P1">水燒的，</text:p>
        <text:p text:style-name="P1">tsuí sio--ê, </text:p>
        <text:p text:style-name="P1"/>
        <text:p text:style-name="P1">先去洗跤手。</text:p>
        <text:p text:style-name="P1">sing khì sé kha-tshiú.</text:p>
        <text:p text:style-name="P1"/>
        <text:p text:style-name="P1">好。</text:p>
        <text:p text:style-name="P1">Hó. </text:p>
        <text:p text:style-name="P1"/>
        <text:p text:style-name="P1">爸爸。</text:p>
        <text:p text:style-name="P1">Pá-pah.</text:p>
        <text:p text:style-name="P1"/>
        <text:p text:style-name="P1">Mh，</text:p>
        <text:p text:style-name="P1">Mh, </text:p>
        <text:p text:style-name="P1"/>
        <text:p text:style-name="P1">你跤洗洗咧乎，</text:p>
        <text:p text:style-name="P1">lí kha sé-sé--leh --honnh, </text:p>
        <text:p text:style-name="P1"/>
        <text:p text:style-name="P1">通入來食飯。</text:p>
        <text:p text:style-name="P1">thang li̍p-lâi tsia̍h-pn̄g.</text:p>
        <text:p text:style-name="P1"/>
        <text:p text:style-name="P1">好。</text:p>
        <text:p text:style-name="P1">Hó.</text:p>
        <text:p text:style-name="P1"/>
        <text:p text:style-name="P1">阿爸，</text:p>
        <text:p text:style-name="P1">A-pah, </text:p>
        <text:p text:style-name="P1"/>
        <text:p text:style-name="P1">你轉來矣。</text:p>
        <text:p text:style-name="P1">lí tńg--lâi --ah.</text:p>
        <text:p text:style-name="P1"/>
        <text:p text:style-name="P1">啊，</text:p>
        <text:p text:style-name="P1">Ah, </text:p>
        <text:p text:style-name="P1"/>
        <text:p text:style-name="P1">啊 秀珠 咧？</text:p>
        <text:p text:style-name="P1">ah <text:s/>Siù-tsu <text:s/>--leh?</text:p>
        <text:p text:style-name="P1"/>
        <text:p text:style-name="P1">咧睏矣。</text:p>
        <text:p text:style-name="P1">Leh khùn --ah.</text:p>
        <text:p text:style-name="P1"/>
        <text:p text:style-name="P1">咧睏喔。</text:p>
        <text:p text:style-name="P1">Leh khùn --ooh.</text:p>
        <text:p text:style-name="P1"/>
        <text:p text:style-name="P1">爸爸，</text:p>
        <text:p text:style-name="P1">Pá-pah, </text:p>
        <text:p text:style-name="P1"/>
        <text:p text:style-name="P1">妹妹無牛奶矣。</text:p>
        <text:p text:style-name="P1">me--meh bô gû-ling --ah.</text:p>
        <text:p text:style-name="P1"/>
        <text:p text:style-name="P1">今仔所有的錢攏提去買米矣，</text:p>
        <text:p text:style-name="P1">Kin-á sóo-ū ê tsînn lóng the̍h-khì bé bí --ah, </text:p>
        <text:p text:style-name="P1"/>
        <text:p text:style-name="P1">煞袂記得講無牛奶矣。</text:p>
        <text:p text:style-name="P1">suah bē-kì-eh kóng bô gû-ni --ah. </text:p>
        <text:p text:style-name="P1"/>
        <text:p text:style-name="P1"><text:s/>秀娟 ，</text:p>
        <text:p text:style-name="P1"><text:s/>Siù-kuan , </text:p>
        <text:p text:style-name="P1"/>
        <text:p text:style-name="P1">爸爸已經揣有固定的頭路！</text:p>
        <text:p text:style-name="P1">pá-pah í-king tshē ū kòo-tīng ê thâu-lōo!</text:p>
        <text:p text:style-name="P1"/>
        <text:p text:style-name="P1"><text:soft-page-break/>有影？</text:p>
        <text:p text:style-name="P1">Ū-iánn?</text:p>
        <text:p text:style-name="P1"/>
        <text:p text:style-name="P1">明仔載才先共頭家借幾十箍來買牛奶。</text:p>
        <text:p text:style-name="P1">Bîn-á-tsài tsiah sing kā thâu-ke tsioh kuí-tsa̍p khoo lâi bué gû-ni.</text:p>
        <text:p text:style-name="P1"/>
        <text:p text:style-name="P1">爸爸，</text:p>
        <text:p text:style-name="P1">Pá-pah, </text:p>
        <text:p text:style-name="P1"/>
        <text:p text:style-name="P1">啊是啥物工作？</text:p>
        <text:p text:style-name="P1">ah sī siánn-mih kang-tsok?</text:p>
        <text:p text:style-name="P1"/>
        <text:p text:style-name="P1">就畫廣告的招牌啦！</text:p>
        <text:p text:style-name="P1">Tō uē kóng-kò ê tsiau-pâi --lah!</text:p>
        <text:p text:style-name="P1"/>
        <text:p text:style-name="P1">你敢會曉畫？</text:p>
        <text:p text:style-name="P1">Lí kám ē-hiáu uē?</text:p>
        <text:p text:style-name="P1"/>
        <text:p text:style-name="P1">喂，</text:p>
        <text:p text:style-name="P1">Eh, </text:p>
        <text:p text:style-name="P1"/>
        <text:p text:style-name="P1">會nooh！</text:p>
        <text:p text:style-name="P1">ē --nooh! </text:p>
        <text:p text:style-name="P1"/>
        <text:p text:style-name="P1">爸爸佇咧學校喔，</text:p>
        <text:p text:style-name="P1">Pá-pah tī-leh ha̍k-hāu --ooh, </text:p>
        <text:p text:style-name="P1"/>
        <text:p text:style-name="P1">畫圖是上好的課你知毋！</text:p>
        <text:p text:style-name="P1">uē-tôo sī siōng hó ê khò lí tsai --m̄! </text:p>
        <text:p text:style-name="P1"/>
        <text:p text:style-name="P1">真想袂到講。</text:p>
        <text:p text:style-name="P1">Tsin siūnn bē kàu kóng.</text:p>
        <text:p text:style-name="P1"/>
        <text:p text:style-name="P1"><text:s/>黃 先生啊，</text:p>
        <text:p text:style-name="P1"><text:s/>N̂g <text:s/>--sian-sinn --ah, </text:p>
        <text:p text:style-name="P1"/>
        <text:p text:style-name="P1">你轉來矣喔！</text:p>
        <text:p text:style-name="P1">lí tńg--lâi --ah --ooh!</text:p>
        <text:p text:style-name="P1"/>
        <text:p text:style-name="P1">啥物人？</text:p>
        <text:p text:style-name="P1">Siánn-mih lâng?</text:p>
        <text:p text:style-name="P1"/>
        <text:p text:style-name="P1">喂，</text:p>
        <text:p text:style-name="P1">Eh, </text:p>
        <text:p text:style-name="P1"/>
        <text:p text:style-name="P1">我啦！</text:p>
        <text:p text:style-name="P1">guá --lah!</text:p>
        <text:p text:style-name="P1"/>
        <text:p text:style-name="P1">喂，</text:p>
        <text:p text:style-name="P1">Eh, </text:p>
        <text:p text:style-name="P1"/>
        <text:p text:style-name="P1">喔，</text:p>
        <text:p text:style-name="P1">ooh, </text:p>
        <text:p text:style-name="P1"/>
        <text:p text:style-name="P1"><text:s/>福來仔 兄，</text:p>
        <text:p text:style-name="P1"><text:s/>Hok-lâi-á <text:s/>hiann, </text:p>
        <text:p text:style-name="P1"/>
        <text:p text:style-name="P1">入來坐啦！</text:p>
        <text:p text:style-name="P1">li̍p-lâi tsē --lah!</text:p>
        <text:p text:style-name="P1"/>
        <text:p text:style-name="P1">喔，</text:p>
        <text:p text:style-name="P1">ooh, </text:p>
        <text:p text:style-name="P1"/>
        <text:p text:style-name="P1">你猶未食暗遐拄好喔，</text:p>
        <text:p text:style-name="P1">Lí á-bē tsia̍h-àm hiah tú-hó --ooh, </text:p>
        <text:p text:style-name="P1"/>
        <text:p text:style-name="P1">是按呢啦，</text:p>
        <text:p text:style-name="P1">sī án-ni --lah, </text:p>
        <text:p text:style-name="P1"/>
        <text:p text:style-name="P1">mh，</text:p>
        <text:p text:style-name="P1">mh, </text:p>
        <text:p text:style-name="P1"/>
        <text:p text:style-name="P1">我⿰下昏暗毋知怎樣喔，</text:p>
        <text:p text:style-name="P1"><text:soft-page-break/>guá i̋ng-àm m̄ tsai tsánn-iūnn --ooh, </text:p>
        <text:p text:style-name="P1"/>
        <text:p text:style-name="P1">一直想欲愛啉燒酒啦，</text:p>
        <text:p text:style-name="P1">it-ti̍t siūnn-beh ài lim sio-tsiú --lah, </text:p>
        <text:p text:style-name="P1"/>
        <text:p text:style-name="P1">啊我有一个怪癖咧，</text:p>
        <text:p text:style-name="P1">ah guá ū tsi̍t ê kuài-phiah --leh,</text:p>
        <text:p text:style-name="P1"/>
        <text:p text:style-name="P1">無伴啉袂落去啦，</text:p>
        <text:p text:style-name="P1">bô phuānn lim buē lo̍h-khì --lah, </text:p>
        <text:p text:style-name="P1"/>
        <text:p text:style-name="P1">毋才想欲招你伴一下，</text:p>
        <text:p text:style-name="P1">m̄ tsiah siūnn-beh tsio lí phuānn --tsi̍t-ē, </text:p>
        <text:p text:style-name="P1"/>
        <text:p text:style-name="P1">啊啊順紲乎捀一屑鹹肉來啦，</text:p>
        <text:p text:style-name="P1">ah ah sīn-suà --honnh phâng tsi̍t-sut kiâm-bah lâi --lah, </text:p>
        <text:p text:style-name="P1"/>
        <text:p text:style-name="P1">嘿嘿嘿。</text:p>
        <text:p text:style-name="P1">heh heh heh.</text:p>
        <text:p text:style-name="P1"/>
        <text:p text:style-name="P1">按呢就變我予恁請矣呢！</text:p>
        <text:p text:style-name="P1">Án-ni tō piàn guá hōo lín tshiánn --ah --neh!</text:p>
        <text:p text:style-name="P1"/>
        <text:p text:style-name="P1">講請就毋著矣咧，</text:p>
        <text:p text:style-name="P1">Kóng tshiánn tō m̄-tio̍h --ah --leh, </text:p>
        <text:p text:style-name="P1"/>
        <text:p text:style-name="P1">是我來攪擾你的呢！</text:p>
        <text:p text:style-name="P1">sī guá lâi kiáu-liáu --lí --ê --neh! </text:p>
        <text:p text:style-name="P1"/>
        <text:p text:style-name="P1">喂 秀娟 、 鴻文 來食飯來！</text:p>
        <text:p text:style-name="P1">Eh <text:s/>Siù-kuan , <text:s/>Hông-bûn <text:s/>lâi tsia̍h-pn̄g lâi!</text:p>
        <text:p text:style-name="P1"/>
        <text:p text:style-name="P1">好！</text:p>
        <text:p text:style-name="P1">Hó!</text:p>
        <text:p text:style-name="P1"/>
        <text:p text:style-name="P1"><text:s/>黃 ⿰先生，</text:p>
        <text:p text:style-name="P1"><text:s/>N̂g <text:s/>--sia̋n, </text:p>
        <text:p text:style-name="P1"/>
        <text:p text:style-name="P1">啊咱是厝邊呢，</text:p>
        <text:p text:style-name="P1">ah lán sī tshù-pinn --neh, </text:p>
        <text:p text:style-name="P1"/>
        <text:p text:style-name="P1">算起來嘛敢若家己的人乎！</text:p>
        <text:p text:style-name="P1">sǹg --khí-lâi mā kánn-ná ka-kī ê lâng --honnh!</text:p>
        <text:p text:style-name="P1"/>
        <text:p text:style-name="P1">是你無棄嫌啦乎！</text:p>
        <text:p text:style-name="P1">Sī lí bô khì-hiâm --lah --honnh! </text:p>
        <text:p text:style-name="P1"/>
        <text:p text:style-name="P1"><text:s/>福來仔 兄，</text:p>
        <text:p text:style-name="P1"><text:s/>Hok-lâi-á <text:s/>hiann, </text:p>
        <text:p text:style-name="P1"/>
        <text:p text:style-name="P1">以後你叫我 志明 就好矣！</text:p>
        <text:p text:style-name="P1">í-āu lí kiò guá <text:s/>Tsì-bîng <text:s/>tiō hó --ah!</text:p>
        <text:p text:style-name="P1"/>
        <text:p text:style-name="P1">喔，</text:p>
        <text:p text:style-name="P1">Ooh, </text:p>
        <text:p text:style-name="P1"/>
        <text:p text:style-name="P1"><text:s/>志明仔 ，</text:p>
        <text:p text:style-name="P1"><text:s/>Tsì-bîng--á , </text:p>
        <text:p text:style-name="P1"/>
        <text:p text:style-name="P1">來喔！</text:p>
        <text:p text:style-name="P1">lâi --ooh!</text:p>
        <text:p text:style-name="P1"/>
        <text:p text:style-name="P1">阿伯， </text:p>
        <text:p text:style-name="P1">A-peh, </text:p>
        <text:p text:style-name="P1"/>
        <text:p text:style-name="P1">Mh？</text:p>
        <text:p text:style-name="P1"><text:soft-page-break/>Mh?</text:p>
        <text:p text:style-name="P1"/>
        <text:p text:style-name="P1">阮無啥物菜通好請你，</text:p>
        <text:p text:style-name="P1">Gún bô siánn-mih tshài thang hó tshiánn --lí, </text:p>
        <text:p text:style-name="P1"/>
        <text:p text:style-name="P1">真歹勢！</text:p>
        <text:p text:style-name="P1">tsin pháinn-sè!</text:p>
        <text:p text:style-name="P1"/>
        <text:p text:style-name="P1">喂，</text:p>
        <text:p text:style-name="P1">Eh, </text:p>
        <text:p text:style-name="P1"/>
        <text:p text:style-name="P1">我干焦聽著這句話乎，</text:p>
        <text:p text:style-name="P1">guá kan-na thiann-tio̍h tsit kù uē --honnh, </text:p>
        <text:p text:style-name="P1"/>
        <text:p text:style-name="P1">比你辦十塊桌請我猶閣較歡喜！</text:p>
        <text:p text:style-name="P1">pí lí pān tsa̍p tè toh tshiánn guá á koh-khah huann-hí! </text:p>
        <text:p text:style-name="P1"/>
        <text:p text:style-name="P1"><text:s/>志明仔 ，</text:p>
        <text:p text:style-name="P1"><text:s/>Tsì-bîng--á , </text:p>
        <text:p text:style-name="P1"/>
        <text:p text:style-name="P1">啊你這囡仔遮爾細漢就遮捌世事，</text:p>
        <text:p text:style-name="P1">ah lí tse gín-á tsiah-nī suè-hàn tō tsiah bat sè-sū, </text:p>
        <text:p text:style-name="P1"/>
        <text:p text:style-name="P1">你實在誠好命喔，</text:p>
        <text:p text:style-name="P1">lí si̍t-tsāi tsiânn hó-miā --ooh, </text:p>
        <text:p text:style-name="P1"/>
        <text:p text:style-name="P1">嘿嘿，</text:p>
        <text:p text:style-name="P1">heh heh, </text:p>
        <text:p text:style-name="P1"/>
        <text:p text:style-name="P1">啉落去才講，</text:p>
        <text:p text:style-name="P1">lim loh khì tsiah kóng, </text:p>
        <text:p text:style-name="P1"/>
        <text:p text:style-name="P1">來，</text:p>
        <text:p text:style-name="P1">lâi, </text:p>
        <text:p text:style-name="P1"/>
        <text:p text:style-name="P1">喔！</text:p>
        <text:p text:style-name="P1">ooh!</text:p>
        <text:p text:style-name="P1"/>
        <text:p text:style-name="P1">阿伯免啦！</text:p>
        <text:p text:style-name="P1">A-peh bián --lah!</text:p>
        <text:p text:style-name="P1"/>
        <text:p text:style-name="P1">啊，</text:p>
        <text:p text:style-name="P1">Ah, </text:p>
        <text:p text:style-name="P1"/>
        <text:p text:style-name="P1">無要緊，</text:p>
        <text:p text:style-name="P1">bô iàu-kín, </text:p>
        <text:p text:style-name="P1"/>
        <text:p text:style-name="P1">阿伯夾予恁配乎，</text:p>
        <text:p text:style-name="P1">a-peh ngeh hōo lín phè --honnh, </text:p>
        <text:p text:style-name="P1"/>
        <text:p text:style-name="P1">來！</text:p>
        <text:p text:style-name="P1">lâi!</text:p>
        <text:p text:style-name="P1"/>
        <text:p text:style-name="P1">免啦，</text:p>
        <text:p text:style-name="P1">Bián --lah, </text:p>
        <text:p text:style-name="P1"/>
        <text:p text:style-name="P1">我會攑啦！</text:p>
        <text:p text:style-name="P1">guá ē gia̍h --lah!</text:p>
        <text:p text:style-name="P1"/>
        <text:p text:style-name="P1">喂喂喂啊你家己毋就解酒一下！</text:p>
        <text:p text:style-name="P1">Eh eh eh ah lí ka-tī m̄ tō kái tsiú --tsi̍t-ē!</text:p>
        <text:p text:style-name="P1"/>
        <text:p text:style-name="P1">囡仔人就會食才會大你講按呢！</text:p>
        <text:p text:style-name="P1">Gín-á-lâng tō ē tsia̍h tsiah ē tuā lí kóng án-ni!</text:p>
        <text:p text:style-name="P1"/>
        <text:p text:style-name="P1">嘿，</text:p>
        <text:p text:style-name="P1">Hennh, </text:p>
        <text:p text:style-name="P1"/>
        <text:p text:style-name="P1">哎哎哎哎哎哼，</text:p>
        <text:p text:style-name="P1">aih aih aih aih aih hngh, </text:p>
        <text:p text:style-name="P1"><text:soft-page-break/></text:p>
        <text:p text:style-name="P1">你又閣來佇咧⿰共人攪擾喔！</text:p>
        <text:p text:style-name="P1">lí iū-koh lâi tī-leh ka̋ng kiáu-liáu --ooh! </text:p>
        <text:p text:style-name="P1"/>
        <text:p text:style-name="P1"><text:s/>黃 先生啊，</text:p>
        <text:p text:style-name="P1"><text:s/>N̂g <text:s/>--sian-sinn --ah, </text:p>
        <text:p text:style-name="P1"/>
        <text:p text:style-name="P1">真是歹勢喔！</text:p>
        <text:p text:style-name="P1">tsin sī pháinn-sè --ooh!</text:p>
        <text:p text:style-name="P1"/>
        <text:p text:style-name="P1">阿姆，</text:p>
        <text:p text:style-name="P1">A-ḿ, </text:p>
        <text:p text:style-name="P1"/>
        <text:p text:style-name="P1">佮阮食！</text:p>
        <text:p text:style-name="P1">kah gún tsia̍h!</text:p>
        <text:p text:style-name="P1"/>
        <text:p text:style-name="P1">坐啦！</text:p>
        <text:p text:style-name="P1">Tsē --lah!</text:p>
        <text:p text:style-name="P1"/>
        <text:p text:style-name="P1">足乖的啦，</text:p>
        <text:p text:style-name="P1">Tsiok kuai--ê --lah, </text:p>
        <text:p text:style-name="P1"/>
        <text:p text:style-name="P1">好好好，</text:p>
        <text:p text:style-name="P1">hó hó hó, </text:p>
        <text:p text:style-name="P1"/>
        <text:p text:style-name="P1">恁緊食乎！</text:p>
        <text:p text:style-name="P1">lín kín tsia̍h --honnh! </text:p>
        <text:p text:style-name="P1"/>
        <text:p text:style-name="P1"><text:s/>福來仔 ，</text:p>
        <text:p text:style-name="P1"><text:s/>Hok-lâi--á , </text:p>
        <text:p text:style-name="P1"/>
        <text:p text:style-name="P1">有人欲揣你講代誌呢！</text:p>
        <text:p text:style-name="P1">ū lâng beh tshē lí kóng tāi-tsì --neh!</text:p>
        <text:p text:style-name="P1"/>
        <text:p text:style-name="P1">有影喔，</text:p>
        <text:p text:style-name="P1">Ū-iánn --ooh, </text:p>
        <text:p text:style-name="P1"/>
        <text:p text:style-name="P1">我先失禮喔！</text:p>
        <text:p text:style-name="P1">guá sing sit-lé --ooh!</text:p>
        <text:p text:style-name="P1"/>
        <text:p text:style-name="P1">喂喂，</text:p>
        <text:p text:style-name="P1">Eh eh, </text:p>
        <text:p text:style-name="P1"/>
        <text:p text:style-name="P1">彼燒酒佮肉毋就攏提轉去講！</text:p>
        <text:p text:style-name="P1">he sio-tsiú kah bah m̄ tō lóng the̍h --tńg-khì kóng!</text:p>
        <text:p text:style-name="P1"/>
        <text:p text:style-name="P1">Mh？</text:p>
        <text:p text:style-name="P1">Mh? </text:p>
        <text:p text:style-name="P1"/>
        <text:p text:style-name="P1">啊今咱家己的人，</text:p>
        <text:p text:style-name="P1">Ah tann lán ka-tī ê lâng,</text:p>
        <text:p text:style-name="P1"/>
        <text:p text:style-name="P1">你食佮我食毋是仝款！</text:p>
        <text:p text:style-name="P1">lí tsia̍h kah guá tsia̍h m̄ sī kāng-khuán! </text:p>
        <text:p text:style-name="P1"/>
        <text:p text:style-name="P1">喂啊恁兩个就夾起來配唅。</text:p>
        <text:p text:style-name="P1">Eh ah lín nn̄g ê tō ngeh --khí-lâi phè --hannh.</text:p>
        <text:p text:style-name="P1"/>
        <text:p text:style-name="P1">好。</text:p>
        <text:p text:style-name="P1">Hó.</text:p>
        <text:p text:style-name="P1"/>
        <text:p text:style-name="P1">啊，</text:p>
        <text:p text:style-name="P1">Ah,</text:p>
        <text:p text:style-name="P1"/>
        <text:p text:style-name="P1">我先來去唅！</text:p>
        <text:p text:style-name="P1">guá sing lâi-khì --hannh!</text:p>
        <text:p text:style-name="P1"/>
        <text:p text:style-name="P1"><text:s/>志明仔 ，</text:p>
        <text:p text:style-name="P1"><text:s/>Tsì-bîng--á , </text:p>
        <text:p text:style-name="P1"/>
        <text:p text:style-name="P1">阮 福來仔 定定來遮共你齪嘈乎，</text:p>
        <text:p text:style-name="P1">gún <text:s/>Hok-lâi--á <text:s/>tiānn-tiānn lâi tsia kā lí tsak-tsō --honnh, </text:p>
        <text:p text:style-name="P1"/>
        <text:p text:style-name="P1"><text:soft-page-break/>足歹勢啦！</text:p>
        <text:p text:style-name="P1">tsiok pháinn-sè --lah!</text:p>
        <text:p text:style-name="P1"/>
        <text:p text:style-name="P1">嫂仔莫按呢講啦！</text:p>
        <text:p text:style-name="P1">Só--á mài án-ni kóng --lah!</text:p>
        <text:p text:style-name="P1"/>
        <text:p text:style-name="P1">喂，</text:p>
        <text:p text:style-name="P1">Eh, </text:p>
        <text:p text:style-name="P1"/>
        <text:p text:style-name="P1">遮一點仔意思共你賠罪乎！</text:p>
        <text:p text:style-name="P1">tsia tsi̍t-tiám-á ì-sù kā lí puê-tsuē --honnh!</text:p>
        <text:p text:style-name="P1"/>
        <text:p text:style-name="P1"><text:s/>福來仔 嫂，</text:p>
        <text:p text:style-name="P1"><text:s/>Hok-lâi--á <text:s/>só, </text:p>
        <text:p text:style-name="P1"/>
        <text:p text:style-name="P1">按呢毋好意思啦，</text:p>
        <text:p text:style-name="P1">án-ni m̄-hó ì-sù --lah, </text:p>
        <text:p text:style-name="P1"/>
        <text:p text:style-name="P1">予恁請就真歹勢矣，</text:p>
        <text:p text:style-name="P1">hōo lín tshiánn tō tsin pháinn-sè --ah, </text:p>
        <text:p text:style-name="P1"/>
        <text:p text:style-name="P1">哪會用閣提恁的物件。</text:p>
        <text:p text:style-name="P1">ná ē-īng koh the̍h lín ê mi̍h-kiānn.</text:p>
        <text:p text:style-name="P1"/>
        <text:p text:style-name="P1">哈哈，</text:p>
        <text:p text:style-name="P1">Ha ha, </text:p>
        <text:p text:style-name="P1"/>
        <text:p text:style-name="P1">講按呢就毋著，</text:p>
        <text:p text:style-name="P1">kóng án-ne tō m̄-tio̍h, </text:p>
        <text:p text:style-name="P1"/>
        <text:p text:style-name="P1">因為阮攏無生甲半个，</text:p>
        <text:p text:style-name="P1">in-uī gún lóng bô sinn kah puànn ê, </text:p>
        <text:p text:style-name="P1"/>
        <text:p text:style-name="P1">所以我若看著囡仔乎，</text:p>
        <text:p text:style-name="P1">sóo-í guá nā khuànn-tio̍h gín-á --honnh, </text:p>
        <text:p text:style-name="P1"/>
        <text:p text:style-name="P1">足佮意的啦！</text:p>
        <text:p text:style-name="P1">tsiok kah-ì --ê --lah! </text:p>
        <text:p text:style-name="P1"/>
        <text:p text:style-name="P1">啊我彼是欲予囡仔食的，</text:p>
        <text:p text:style-name="P1">Ah guá he sī beh hōo gín-á tsia̍h --ê, </text:p>
        <text:p text:style-name="P1"/>
        <text:p text:style-name="P1">是欲佮囡仔交陪的見面禮。</text:p>
        <text:p text:style-name="P1">sī beh kah gín-á kau-puê ê kìnn-bīn-lé. </text:p>
        <text:p text:style-name="P1"/>
        <text:p text:style-name="P1">啊今恁佇咧食飯來吵恁，</text:p>
        <text:p text:style-name="P1">Ah tann lín tī-leh tsia̍h-pn̄g lâi tshá --lín, </text:p>
        <text:p text:style-name="P1"/>
        <text:p text:style-name="P1">真失禮乎！</text:p>
        <text:p text:style-name="P1">tsin sit-lé --honnh!</text:p>
        <text:p text:style-name="P1"/>
        <text:p text:style-name="P1">喂喂喂，</text:p>
        <text:p text:style-name="P1">Eh eh eh, </text:p>
        <text:p text:style-name="P1"/>
        <text:p text:style-name="P1">真多謝。</text:p>
        <text:p text:style-name="P1">tsin to-siā.</text:p>
        <text:p text:style-name="P1"/>
        <text:p text:style-name="P1">爸爸，</text:p>
        <text:p text:style-name="P1">Pá-pah, </text:p>
        <text:p text:style-name="P1"/>
        <text:p text:style-name="P1">你哪毋食，</text:p>
        <text:p text:style-name="P1">lí ná m̄ tsia̍h, </text:p>
        <text:p text:style-name="P1"/>
        <text:p text:style-name="P1">爸爸？</text:p>
        <text:p text:style-name="P1">pá-pah?</text:p>
        <text:p text:style-name="P1"/>
        <text:p text:style-name="P1"><text:s/>秀娟 、 鴻文 ，</text:p>
        <text:p text:style-name="P1"><text:s/>Siù-kuan , <text:s/>Hông-bûn , </text:p>
        <text:p text:style-name="P1"/>
        <text:p text:style-name="P1">隔壁彼个阿伯阿姆對咱真好，</text:p>
        <text:p text:style-name="P1">keh-piah hit ê a-peh a-ḿ <text:soft-page-break/>tuì lán tsin hó, </text:p>
        <text:p text:style-name="P1"/>
        <text:p text:style-name="P1">咱愛捌別人的人情！</text:p>
        <text:p text:style-name="P1">lán ài pat pa̍t-lâng ê lîn-tsîng!</text:p>
        <text:p text:style-name="P1"/>
        <text:p text:style-name="P1">我知！</text:p>
        <text:p text:style-name="P1">Guá tsai!</text:p>
        <text:p text:style-name="P1"/>
        <text:p text:style-name="P1">過去爸爸太荒唐，</text:p>
        <text:p text:style-name="P1">Kè-khì pá-pah thài hong-tông, </text:p>
        <text:p text:style-name="P1"/>
        <text:p text:style-name="P1">毋捌好歹人，</text:p>
        <text:p text:style-name="P1">m̄ pat hó pháinn lâng, </text:p>
        <text:p text:style-name="P1"/>
        <text:p text:style-name="P1">今仔才會害恁來受這个苦！</text:p>
        <text:p text:style-name="P1">kin-á tsiah ē hāi lín lâi siū tsit ê khóo!</text:p>
        <text:p text:style-name="P1"/>
        <text:p text:style-name="P1">爸爸，</text:p>
        <text:p text:style-name="P1">Pá-pah, </text:p>
        <text:p text:style-name="P1"/>
        <text:p text:style-name="P1">阮袂艱苦！</text:p>
        <text:p text:style-name="P1">gún buē kan-khóo!</text:p>
        <text:p text:style-name="P1"/>
        <text:p text:style-name="P1">人姊姊今仔日去賣獎券，</text:p>
        <text:p text:style-name="P1">Lâng tse--tseh kin-á-ji̍t khì bē tsióng-kuàn, </text:p>
        <text:p text:style-name="P1"/>
        <text:p text:style-name="P1">趁三箍，</text:p>
        <text:p text:style-name="P1">thàn sann khoo, </text:p>
        <text:p text:style-name="P1"/>
        <text:p text:style-name="P1">人伊講一點仔都袂艱苦！</text:p>
        <text:p text:style-name="P1">lâng i kóng tsi̍t-tiám-á to bē kan-khóo!</text:p>
        <text:p text:style-name="P1"/>
        <text:p text:style-name="P1">噓，</text:p>
        <text:p text:style-name="P1">Si, </text:p>
        <text:p text:style-name="P1"/>
        <text:p text:style-name="P1">先叫你莫講，</text:p>
        <text:p text:style-name="P1">sing kiò lí mài kóng, </text:p>
        <text:p text:style-name="P1"/>
        <text:p text:style-name="P1">你哪會講。</text:p>
        <text:p text:style-name="P1">lí ná ē kóng.</text:p>
        <text:p text:style-name="P1"/>
        <text:p text:style-name="P1">失禮啦、</text:p>
        <text:p text:style-name="P1">Sit-lé --lah, </text:p>
        <text:p text:style-name="P1"/>
        <text:p text:style-name="P1">我袂記矣啦。</text:p>
        <text:p text:style-name="P1">guá bē-kì --ah --lah. </text:p>
        <text:p text:style-name="P1"/>
        <text:p text:style-name="P1"><text:s/>秀娟 ，</text:p>
        <text:p text:style-name="P1"><text:s/>Siù-kuan , </text:p>
        <text:p text:style-name="P1"/>
        <text:p text:style-name="P1">以後不准你閣去賣矣，</text:p>
        <text:p text:style-name="P1">í-āu put-tsún lí koh khì bē --ah, </text:p>
        <text:p text:style-name="P1"/>
        <text:p text:style-name="P1">趁錢是大人的代誌，</text:p>
        <text:p text:style-name="P1">thàn-tsînn sī tuā-lâng ê tāi-tsì, </text:p>
        <text:p text:style-name="P1"/>
        <text:p text:style-name="P1">讀書才是恁的代誌，</text:p>
        <text:p text:style-name="P1">tha̍k-tsu tsiah sī lín ê tāi-tsì, </text:p>
        <text:p text:style-name="P1"/>
        <text:p text:style-name="P1">你拍拚讀書行正路，</text:p>
        <text:p text:style-name="P1">lí phah-piànn tha̍k-tsu kiânn tsìng-lōo, </text:p>
        <text:p text:style-name="P1"/>
        <text:p text:style-name="P1">將來做一个有路用的人，</text:p>
        <text:p text:style-name="P1">tsiong-lâi tsuè tsi̍t ê ū-lōo-īng ê lâng, </text:p>
        <text:p text:style-name="P1"/>
        <text:p text:style-name="P1">爸爸就真歡喜矣，</text:p>
        <text:p text:style-name="P1">pá-pah tō tsin huann-hí --ah, </text:p>
        <text:p text:style-name="P1"/>
        <text:p text:style-name="P1">爸爸無論閣較怎樣一定會晟恁甲大<text:soft-page-break/>漢，</text:p>
        <text:p text:style-name="P1">pá-pah bô-lūn koh-khah tsánn-iūnn it-tīng ē tshiânn lín kah tuā-hàn, </text:p>
        <text:p text:style-name="P1"/>
        <text:p text:style-name="P1">予恁佮別人仝款，</text:p>
        <text:p text:style-name="P1">hōo lín kah pa̍t-lâng kāng-khuán, </text:p>
        <text:p text:style-name="P1"/>
        <text:p text:style-name="P1">佇咧社會上做一个正正當當的人，</text:p>
        <text:p text:style-name="P1">tī-leh siā-huē siōng tsuè tsi̍t ê tsìng-tsìng-tong-tong ê lâng, </text:p>
        <text:p text:style-name="P1"/>
        <text:p text:style-name="P1">爸爸對 黃 家的祖先才會當贖罪。</text:p>
        <text:p text:style-name="P1">pá-pah tuì <text:s/>N̂g <text:s/>--ka ê tsóo-sian tsiah ē-tàng sio̍k-tsuē.</text:p>
        <text:p text:style-name="P1"/>
        <text:p text:style-name="P1">按呢啦！</text:p>
        <text:p text:style-name="P1">Án-ni--lah!</text:p>
        <text:p text:style-name="P1"/>
        <text:p text:style-name="P1">大人大種矣，</text:p>
        <text:p text:style-name="P1">Tuā-lâng-tuā-tsíng --ah, </text:p>
        <text:p text:style-name="P1"/>
        <text:p text:style-name="P1">話毋就講予好！</text:p>
        <text:p text:style-name="P1">uē m̄ tō kóng hoo hó!</text:p>
        <text:p text:style-name="P1"/>
        <text:p text:style-name="P1">啊就 志明 佇咧架頂摔落來，</text:p>
        <text:p text:style-name="P1">Ah tō <text:s/>Tsì-bîng <text:s/>tī-leh kè-tíng siak --lo̍h-lâi, </text:p>
        <text:p text:style-name="P1"/>
        <text:p text:style-name="P1">啊手骨櫼去，</text:p>
        <text:p text:style-name="P1">ah tshiú-kut tsinn--khì, </text:p>
        <text:p text:style-name="P1"/>
        <text:p text:style-name="P1">這馬佇咧病院啦！</text:p>
        <text:p text:style-name="P1">tsit-má tī-leh pīnn-īnn --lah!</text:p>
        <text:p text:style-name="P1"/>
        <text:p text:style-name="P1">唅！</text:p>
        <text:p text:style-name="P1">Hannh!</text:p>
        <text:p text:style-name="P1"/>
        <text:p text:style-name="P1">爸爸。</text:p>
        <text:p text:style-name="P1">Pá-pah.</text:p>
        <text:p text:style-name="P1"/>
        <text:p text:style-name="P1">爸爸、</text:p>
        <text:p text:style-name="P1">Pá-pah, </text:p>
        <text:p text:style-name="P1"/>
        <text:p text:style-name="P1">爸爸、</text:p>
        <text:p text:style-name="P1">pá-pah, </text:p>
        <text:p text:style-name="P1"/>
        <text:p text:style-name="P1">爸爸。</text:p>
        <text:p text:style-name="P1">pá-pah.</text:p>
        <text:p text:style-name="P1"/>
        <text:p text:style-name="P1"><text:s/>秀娟 、 鴻文 ，</text:p>
        <text:p text:style-name="P1"><text:s/>Siù-kuan , <text:s/>Hông-bûn , </text:p>
        <text:p text:style-name="P1"/>
        <text:p text:style-name="P1">毋通哭，</text:p>
        <text:p text:style-name="P1">m̄-thang khàu, </text:p>
        <text:p text:style-name="P1"/>
        <text:p text:style-name="P1">愛較有勇氣，</text:p>
        <text:p text:style-name="P1">ài khah ū ióng-khì, </text:p>
        <text:p text:style-name="P1"/>
        <text:p text:style-name="P1">自今仔日起，</text:p>
        <text:p text:style-name="P1">tsū kin-á-ji̍t khí, </text:p>
        <text:p text:style-name="P1"/>
        <text:p text:style-name="P1">恁愛閣較艱苦過日子。</text:p>
        <text:p text:style-name="P1">lín ài koh-khah kan-khóo kè li̍t-tsí.</text:p>
        <text:p text:style-name="P1"/>
        <text:p text:style-name="P1">爸爸。</text:p>
        <text:p text:style-name="P1">Pá-pah.</text:p>
        <text:p text:style-name="P1"/>
        <text:p text:style-name="P1">爸爸真對不住恁，</text:p>
        <text:p text:style-name="P1">Pá-pah tsin tuì-put-tsū --lín, </text:p>
        <text:p text:style-name="P1"/>
        <text:p text:style-name="P1">以後恁的日子欲怎樣過？</text:p>
        <text:p text:style-name="P1">í-āu lín ê li̍t-tsí beh tsánn-iūnn kè? </text:p>
        <text:p text:style-name="P1"><text:soft-page-break/></text:p>
        <text:p text:style-name="P1">恁猶遮爾細漢。</text:p>
        <text:p text:style-name="P1">Lín iá tsiah-nī sè-hàn.</text:p>
        <text:p text:style-name="P1"/>
        <text:p text:style-name="P1">爸爸你答應我，</text:p>
        <text:p text:style-name="P1">Pá-pah lí tah-ìng --guá, </text:p>
        <text:p text:style-name="P1"/>
        <text:p text:style-name="P1">予我來賣獎券，</text:p>
        <text:p text:style-name="P1">hōo guá lâi buē tsióng-kuàn, </text:p>
        <text:p text:style-name="P1"/>
        <text:p text:style-name="P1">妹妹愛食牛奶，</text:p>
        <text:p text:style-name="P1">me--meh ài tsia̍h gû-ling, </text:p>
        <text:p text:style-name="P1"/>
        <text:p text:style-name="P1">請你毋通受氣乎！</text:p>
        <text:p text:style-name="P1">tshiánn lí m̄-thang siūnn-khì --honnh!</text:p>
        <text:p text:style-name="P1"/>
        <text:p text:style-name="P1"><text:s/>秀娟 ，</text:p>
        <text:p text:style-name="P1"><text:s/>Siù-kuan , </text:p>
        <text:p text:style-name="P1"/>
        <text:p text:style-name="P1">爸爸不該受氣，</text:p>
        <text:p text:style-name="P1">pá-pah put-kai siūnn-khì, </text:p>
        <text:p text:style-name="P1"/>
        <text:p text:style-name="P1">你遮爾會曉想，</text:p>
        <text:p text:style-name="P1">lí tsiah-nī ē-hiáu siūnn, </text:p>
        <text:p text:style-name="P1"/>
        <text:p text:style-name="P1">爸爸真感謝你，</text:p>
        <text:p text:style-name="P1">pá-pah tsin kám-siā --lí,</text:p>
        <text:p text:style-name="P1"/>
        <text:p text:style-name="P1">真予人想袂到，</text:p>
        <text:p text:style-name="P1">tsin hōo lâng siūnn buē kàu, </text:p>
        <text:p text:style-name="P1"/>
        <text:p text:style-name="P1">這擺才懷有一个固定的頭路，</text:p>
        <text:p text:style-name="P1">tsit pái tsiah huâi ū tsi̍t ê kòo-tīng ê thâu-lōo, </text:p>
        <text:p text:style-name="P1"/>
        <text:p text:style-name="P1">欲拍拚予恁幸福，</text:p>
        <text:p text:style-name="P1">beh phah-piànn hōo lín hīng-hok, </text:p>
        <text:p text:style-name="P1"/>
        <text:p text:style-name="P1">煞來變按呢。</text:p>
        <text:p text:style-name="P1">suah lâi piàn án-ni.</text:p>
        <text:p text:style-name="P1"/>
        <text:p text:style-name="P1">爸爸、</text:p>
        <text:p text:style-name="P1">Pá-pah, </text:p>
        <text:p text:style-name="P1"/>
        <text:p text:style-name="P1">爸爸。</text:p>
        <text:p text:style-name="P1">pá-pah.</text:p>
        <text:p text:style-name="P1"/>
        <text:p text:style-name="P1"><text:s/>志明 啊，</text:p>
        <text:p text:style-name="P1"><text:s/>Tsì-bîng <text:s/>--ah, </text:p>
        <text:p text:style-name="P1"/>
        <text:p text:style-name="P1">毋通想東想西，</text:p>
        <text:p text:style-name="P1">m̄-thang siūnn-tang-siūnn-sai, </text:p>
        <text:p text:style-name="P1"/>
        <text:p text:style-name="P1">療養你的傷較要緊，</text:p>
        <text:p text:style-name="P1">liâu-ióng lí ê siong khah iàu-kín, </text:p>
        <text:p text:style-name="P1"/>
        <text:p text:style-name="P1">阮兩个翁仔某也無生甲半个，</text:p>
        <text:p text:style-name="P1">gún nn̄g ê ang-á-bóo ā bô sinn kah puànn ê, </text:p>
        <text:p text:style-name="P1"/>
        <text:p text:style-name="P1">你佇咧病院的中央，</text:p>
        <text:p text:style-name="P1">lí tī-leh pīnn-īnn ê tiong-ng, </text:p>
        <text:p text:style-name="P1"/>
        <text:p text:style-name="P1">這三个囡仔才予踮咧阮遐，</text:p>
        <text:p text:style-name="P1">tsit sann ê gín-á tsiah hōo tiàm leh gún hia, </text:p>
        <text:p text:style-name="P1"/>
        <text:p text:style-name="P1">食糜配菜脯大概免煩惱啦，</text:p>
        <text:p text:style-name="P1">tsia̍h bê phè tshài-póo tāi-khài bián huân-ló --lah, </text:p>
        <text:p text:style-name="P1"/>
        <text:p text:style-name="P1">乎！</text:p>
        <text:p text:style-name="P1"><text:soft-page-break/>honnh!</text:p>
        <text:p text:style-name="P1"/>
        <text:p text:style-name="P1">是啦，</text:p>
        <text:p text:style-name="P1">Sī --lah, </text:p>
        <text:p text:style-name="P1"/>
        <text:p text:style-name="P1">無差甲彼塊碗彼雙箸。</text:p>
        <text:p text:style-name="P1">bô tsha kah hit tè uánn hit siang tī.</text:p>
        <text:p text:style-name="P1"/>
        <text:p text:style-name="P1">過去我想講世間人攏是自私的，</text:p>
        <text:p text:style-name="P1">Kè-khì guá siūnn-kóng sè-kan-lâng lóng sī tsū-su--ê, </text:p>
        <text:p text:style-name="P1"/>
        <text:p text:style-name="P1">富的時人扶扶挺挺，</text:p>
        <text:p text:style-name="P1">pù ê sî lâng phôo-phôo-thánn-thánn, </text:p>
        <text:p text:style-name="P1"/>
        <text:p text:style-name="P1">失敗的時連甲一个相借問咧都無，</text:p>
        <text:p text:style-name="P1">sit-pāi ê sî liân kah tsi̍t ê sio-tsioh-mn̄g --eh to bô, </text:p>
        <text:p text:style-name="P1"/>
        <text:p text:style-name="P1">但是自搬來佮恁鬥陣了後，</text:p>
        <text:p text:style-name="P1">tān-sī tsū puann lâi kah lín tàu-tīn liáu-āu, </text:p>
        <text:p text:style-name="P1"/>
        <text:p text:style-name="P1">不管啥物都受著恁的幫忙，</text:p>
        <text:p text:style-name="P1">put-kuán siánn-mih to siū-tio̍h lín ê pang-bâng, </text:p>
        <text:p text:style-name="P1"/>
        <text:p text:style-name="P1">予我認識這个社會是有溫暖，</text:p>
        <text:p text:style-name="P1">hōo guá līn-sik tsit ê siā-huē sī ū un-luán, </text:p>
        <text:p text:style-name="P1"/>
        <text:p text:style-name="P1">有人情味！</text:p>
        <text:p text:style-name="P1">ū jîn-tsîng-bī, </text:p>
        <text:p text:style-name="P1"/>
        <text:p text:style-name="P1"><text:s/>福來 兄、</text:p>
        <text:p text:style-name="P1"><text:s/>Hok-lâi <text:s/>hiann, </text:p>
        <text:p text:style-name="P1"/>
        <text:p text:style-name="P1"><text:s/>福來 嫂，</text:p>
        <text:p text:style-name="P1"><text:s/>Hok-lâi <text:s/>só, </text:p>
        <text:p text:style-name="P1"/>
        <text:p text:style-name="P1">我。</text:p>
        <text:p text:style-name="P1">guá.</text:p>
        <text:p text:style-name="P1"/>
        <text:p text:style-name="P1">遐的米有欲賣無？</text:p>
        <text:p text:style-name="P1">Hia-ê bí ū beh buē --bô?</text:p>
        <text:p text:style-name="P1"/>
        <text:p text:style-name="P1">你買收攏比別人較無價，</text:p>
        <text:p text:style-name="P1">Lí bé-siu lóng pí pa̍t-lâng khah bô-kè, </text:p>
        <text:p text:style-name="P1"/>
        <text:p text:style-name="P1">我欲提轉來飼雞，</text:p>
        <text:p text:style-name="P1">guá beh the̍h tńg-lâi tshī kue, </text:p>
        <text:p text:style-name="P1"/>
        <text:p text:style-name="P1">予你袂和的。</text:p>
        <text:p text:style-name="P1">hōo lí buē-hô--ê.</text:p>
        <text:p text:style-name="P1"/>
        <text:p text:style-name="P1">你抾的嘛，</text:p>
        <text:p text:style-name="P1">Lí khioh--ê --mah, </text:p>
        <text:p text:style-name="P1"/>
        <text:p text:style-name="P1">也免本錢啊！</text:p>
        <text:p text:style-name="P1">ā bián pún-tsînn --ah! </text:p>
        <text:p text:style-name="P1"/>
        <text:p text:style-name="P1">姊姊！</text:p>
        <text:p text:style-name="P1">Tse--tseh!</text:p>
        <text:p text:style-name="P1"/>
        <text:p text:style-name="P1">弟弟，</text:p>
        <text:p text:style-name="P1">Ti-ti, </text:p>
        <text:p text:style-name="P1"/>
        <text:p text:style-name="P1">有啥物代誌？</text:p>
        <text:p text:style-name="P1">ū siánn-mih tāi-tsì?</text:p>
        <text:p text:style-name="P1"/>
        <text:p text:style-name="P1">阮老師講冬天的救濟到矣，</text:p>
        <text:p text:style-name="P1">Gún lāu-su kóng tang-thinn ê kiù-tsè kàu --ah, </text:p>
        <text:p text:style-name="P1"/>
        <text:p text:style-name="P1"><text:soft-page-break/>愛買 紅羽毛 。</text:p>
        <text:p text:style-name="P1">ài bué <text:s/>紅羽毛 .</text:p>
        <text:p text:style-name="P1"/>
        <text:p text:style-name="P1">是今仔日愛交是毋？</text:p>
        <text:p text:style-name="P1">Sī kin-á-li̍t ài kau sī --m̄?</text:p>
        <text:p text:style-name="P1"/>
        <text:p text:style-name="P1">明仔載啦！</text:p>
        <text:p text:style-name="P1">Bîn-á-tsài --lah!</text:p>
        <text:p text:style-name="P1"/>
        <text:p text:style-name="P1">姊姊明仔載才提錢予你交乎！</text:p>
        <text:p text:style-name="P1">Tse--tseh bîn-á-tsài tsiah the̍h tsînn hōo lí kau --honnh!</text:p>
        <text:p text:style-name="P1"/>
        <text:p text:style-name="P1">多謝姊姊！</text:p>
        <text:p text:style-name="P1">To-siā tse--tseh!</text:p>
        <text:p text:style-name="P1"/>
        <text:p text:style-name="P1">恁媽媽有提錢予你交予老師無？</text:p>
        <text:p text:style-name="P1">Lín ma-ma ū the̍h tsînn hōo lí kau hōo lāu-su --bô? </text:p>
        <text:p text:style-name="P1"/>
        <text:p text:style-name="P1">喂，</text:p>
        <text:p text:style-name="P1">Ueh, </text:p>
        <text:p text:style-name="P1"/>
        <text:p text:style-name="P1">我⿰昨昏對車頭過看人咧抾米，</text:p>
        <text:p text:style-name="P1">guá tsa̋ng tuì tshia-thâu kè khuànn lâng leh khioh bí, </text:p>
        <text:p text:style-name="P1"/>
        <text:p text:style-name="P1">啊一个查埔人去共買，</text:p>
        <text:p text:style-name="P1">ah tsi̍t ê tsa-poo-lâng khì kā bué, </text:p>
        <text:p text:style-name="P1"/>
        <text:p text:style-name="P1">我想欲去抾，</text:p>
        <text:p text:style-name="P1">guá siūnn-beh khì khioh, </text:p>
        <text:p text:style-name="P1"/>
        <text:p text:style-name="P1">你欲去無？</text:p>
        <text:p text:style-name="P1">lí beh khì --bô?</text:p>
        <text:p text:style-name="P1"/>
        <text:p text:style-name="P1">唅，</text:p>
        <text:p text:style-name="P1">Hannh, </text:p>
        <text:p text:style-name="P1"/>
        <text:p text:style-name="P1">有米通抾喔，</text:p>
        <text:p text:style-name="P1">ū bí thang khioh--ooh, </text:p>
        <text:p text:style-name="P1"/>
        <text:p text:style-name="P1">毋知會⿰予人罵袂？</text:p>
        <text:p text:style-name="P1">m̄ tsai ē hőng mā --bē?</text:p>
        <text:p text:style-name="P1"/>
        <text:p text:style-name="P1">哼，</text:p>
        <text:p text:style-name="P1">Hngh, </text:p>
        <text:p text:style-name="P1"/>
        <text:p text:style-name="P1">才袂⿰予人罵，</text:p>
        <text:p text:style-name="P1">tsiah bē hőng mā, </text:p>
        <text:p text:style-name="P1"/>
        <text:p text:style-name="P1">人真濟人佇遐抾呢！</text:p>
        <text:p text:style-name="P1">lâng tsin tsē lâng tī hia khioh --neh!</text:p>
        <text:p text:style-name="P1"/>
        <text:p text:style-name="P1">唅，</text:p>
        <text:p text:style-name="P1">Hannh, </text:p>
        <text:p text:style-name="P1"/>
        <text:p text:style-name="P1">誠實的喔，</text:p>
        <text:p text:style-name="P1">tsiânn-si̍t--ê --ooh, </text:p>
        <text:p text:style-name="P1"/>
        <text:p text:style-name="P1">咱來去抾！</text:p>
        <text:p text:style-name="P1">lán lâi-khì khioh!</text:p>
        <text:p text:style-name="P1"/>
        <text:p text:style-name="P1">彼兩个死囡仔咧欲閣來抾米矣，</text:p>
        <text:p text:style-name="P1">Hit nn̄g ê sí-gín-á tih-beh koh lâi khioh bí --ah,</text:p>
        <text:p text:style-name="P1"/>
        <text:p text:style-name="P1">今仔日就一頓予粗飽！</text:p>
        <text:p text:style-name="P1">kin-á-li̍t tō tsi̍t tǹg hōo tshoo-pá!</text:p>
        <text:p text:style-name="P1"/>
        <text:p text:style-name="P1">Mh！</text:p>
        <text:p text:style-name="P1">Mh!</text:p>
        <text:p text:style-name="P1"/>
        <text:p text:style-name="P1">哎喲！</text:p>
        <text:p text:style-name="P1"><text:soft-page-break/>Ai-iō!</text:p>
        <text:p text:style-name="P1"/>
        <text:p text:style-name="P1">好啊，</text:p>
        <text:p text:style-name="P1">Hó --ah, </text:p>
        <text:p text:style-name="P1"/>
        <text:p text:style-name="P1">你愈來閣愈好款，</text:p>
        <text:p text:style-name="P1">lí lú lâi koh lú hó-khuán, </text:p>
        <text:p text:style-name="P1"/>
        <text:p text:style-name="P1">以前是阮抾毋挃的才有通予恁啦，</text:p>
        <text:p text:style-name="P1">í-tsîng sī gún khioh m̄-ti̍h --ê tsiah ū thang hōo --lín --lah, </text:p>
        <text:p text:style-name="P1"/>
        <text:p text:style-name="P1">這馬閣敢佮阮相爭啊！</text:p>
        <text:p text:style-name="P1">tsit-má koh kánn kah gún sann-tsinn --ah!</text:p>
        <text:p text:style-name="P1"/>
        <text:p text:style-name="P1">你會用得抾阮嘛會用得抾！</text:p>
        <text:p text:style-name="P1">Lí ē-īng-eh khioh gún mā ē-īng-eh khioh!</text:p>
        <text:p text:style-name="P1"/>
        <text:p text:style-name="P1">唅，</text:p>
        <text:p text:style-name="P1">Hannh, </text:p>
        <text:p text:style-name="P1"/>
        <text:p text:style-name="P1">啊你是共天借膽，</text:p>
        <text:p text:style-name="P1">ah lí sī kā thinn tsioh tánn, </text:p>
        <text:p text:style-name="P1"/>
        <text:p text:style-name="P1">敢佮我一句來一句去，</text:p>
        <text:p text:style-name="P1">kánn kah guá tsi̍t kù lâi tsi̍t kù khì, </text:p>
        <text:p text:style-name="P1"/>
        <text:p text:style-name="P1">喔唷你這个死鴨仔硬喙桮喔，</text:p>
        <text:p text:style-name="P1">ooh ioh lí tsit ê sí-ah-á ngī tshuì-pue --ooh, </text:p>
        <text:p text:style-name="P1"/>
        <text:p text:style-name="P1">予你落去，</text:p>
        <text:p text:style-name="P1">hōo lí lo̍h--khì, </text:p>
        <text:p text:style-name="P1"/>
        <text:p text:style-name="P1">死囡仔！</text:p>
        <text:p text:style-name="P1">sí-gín-á, </text:p>
        <text:p text:style-name="P1"/>
        <text:p text:style-name="P1">可惡，</text:p>
        <text:p text:style-name="P1">khó-ònn, </text:p>
        <text:p text:style-name="P1"/>
        <text:p text:style-name="P1">可惡！</text:p>
        <text:p text:style-name="P1">khó-ònn!</text:p>
        <text:p text:style-name="P1"/>
        <text:p text:style-name="P1"><text:s/>秀娟 ，</text:p>
        <text:p text:style-name="P1"><text:s/>Siù-kuan , </text:p>
        <text:p text:style-name="P1"/>
        <text:p text:style-name="P1">咱莫抾啦，</text:p>
        <text:p text:style-name="P1">lán mài khioh --lah, </text:p>
        <text:p text:style-name="P1"/>
        <text:p text:style-name="P1">咱轉來啦，</text:p>
        <text:p text:style-name="P1">lán tńg--lâi --lah, </text:p>
        <text:p text:style-name="P1"/>
        <text:p text:style-name="P1">莫抾啦，</text:p>
        <text:p text:style-name="P1">mài khioh --lah, </text:p>
        <text:p text:style-name="P1"/>
        <text:p text:style-name="P1"><text:s/>秀娟 ，</text:p>
        <text:p text:style-name="P1"><text:s/>Siù-kuan , </text:p>
        <text:p text:style-name="P1"/>
        <text:p text:style-name="P1">咱轉來啦，</text:p>
        <text:p text:style-name="P1">lán tńg-lâi --lah, </text:p>
        <text:p text:style-name="P1"/>
        <text:p text:style-name="P1">轉來啦，</text:p>
        <text:p text:style-name="P1">tńg-lâi --lah, </text:p>
        <text:p text:style-name="P1"/>
        <text:p text:style-name="P1">咱莫抾矣啦！</text:p>
        <text:p text:style-name="P1">lán mài khioh --ah --lah!</text:p>
        <text:p text:style-name="P1"/>
        <text:p text:style-name="P1">囡仔，</text:p>
        <text:p text:style-name="P1">Gín-á, </text:p>
        <text:p text:style-name="P1"/>
        <text:p text:style-name="P1">in欺負恁是毋？</text:p>
        <text:p text:style-name="P1">in khi-hū --lín sī --m̄? </text:p>
        <text:p text:style-name="P1"/>
        <text:p text:style-name="P1">恁嘛較差不多咧，</text:p>
        <text:p text:style-name="P1">Lín mā khah tsha-put-to <text:soft-page-break/>--leh, </text:p>
        <text:p text:style-name="P1"/>
        <text:p text:style-name="P1">大人欺負囡仔嘛毋通欺負甲按呢！</text:p>
        <text:p text:style-name="P1">tuā-lâng khi-hū gín-á mā m̄-thang khi-hū kah án-ni!</text:p>
        <text:p text:style-name="P1"/>
        <text:p text:style-name="P1">無你的代誌啦，</text:p>
        <text:p text:style-name="P1">Bô lí ê tāi-tsì --lah, </text:p>
        <text:p text:style-name="P1"/>
        <text:p text:style-name="P1">你是咧管啥物！</text:p>
        <text:p text:style-name="P1">lí sī leh kuán siánn-mih!</text:p>
        <text:p text:style-name="P1"/>
        <text:p text:style-name="P1">囡仔，</text:p>
        <text:p text:style-name="P1">Gín-á, </text:p>
        <text:p text:style-name="P1"/>
        <text:p text:style-name="P1">今仔日抾無是毋？</text:p>
        <text:p text:style-name="P1">kin-á-ji̍t khioh-bô sī --m̄? </text:p>
        <text:p text:style-name="P1"/>
        <text:p text:style-name="P1">你嘛較客氣咧，</text:p>
        <text:p text:style-name="P1">Lí mā khah kheh-khì --leh, </text:p>
        <text:p text:style-name="P1"/>
        <text:p text:style-name="P1">抾了了，</text:p>
        <text:p text:style-name="P1">khioh-liáu-liáu, </text:p>
        <text:p text:style-name="P1"/>
        <text:p text:style-name="P1">嘛留一寡予囡仔抾，</text:p>
        <text:p text:style-name="P1">mā lâu tsi̍t-kuá hōo gín-á khioh, </text:p>
        <text:p text:style-name="P1"/>
        <text:p text:style-name="P1">當然無我的代誌著啦，</text:p>
        <text:p text:style-name="P1">tong-liân bô guá ê tāi-tsì tio̍h --lah, </text:p>
        <text:p text:style-name="P1"/>
        <text:p text:style-name="P1">人就海海啊啦，</text:p>
        <text:p text:style-name="P1">lâng tō hái-hái --ah --lah, </text:p>
        <text:p text:style-name="P1"/>
        <text:p text:style-name="P1">你會用得抾in嘛會用得抾！</text:p>
        <text:p text:style-name="P1">lí ē-īng-eh khioh in mā ē-īng-eh khioh!</text:p>
        <text:p text:style-name="P1"/>
        <text:p text:style-name="P1">啊照你這个意思，</text:p>
        <text:p text:style-name="P1">Ah tsiàu lí tsit ê ì-sù, </text:p>
        <text:p text:style-name="P1"/>
        <text:p text:style-name="P1">你毋就欲替in出力你知毋！</text:p>
        <text:p text:style-name="P1">lí m̄ tō beh thè in tshut-la̍t lí tsai --m̄!</text:p>
        <text:p text:style-name="P1"/>
        <text:p text:style-name="P1">替in出力閣怎樣！</text:p>
        <text:p text:style-name="P1">Thuè in tshut-la̍t koh tsánn-iūnn!</text:p>
        <text:p text:style-name="P1"/>
        <text:p text:style-name="P1">抑無你是欲怎樣！</text:p>
        <text:p text:style-name="P1">Ah-bô lí sī beh tsánn-iūnn!</text:p>
        <text:p text:style-name="P1"/>
        <text:p text:style-name="P1">恁爸彈一下予你咧！</text:p>
        <text:p text:style-name="P1">Lín pē tuânn tsi̍t-ē hōo --lí --leh!</text:p>
        <text:p text:style-name="P1"/>
        <text:p text:style-name="P1">啊無就彈看覓咧！</text:p>
        <text:p text:style-name="P1">Ah bô tō tuânn khuànn-māi --leh!</text:p>
        <text:p text:style-name="P1"/>
        <text:p text:style-name="P1">予你去啦！</text:p>
        <text:p text:style-name="P1">Hōo lí khì --lah!</text:p>
        <text:p text:style-name="P1"/>
        <text:p text:style-name="P1">啊唷，</text:p>
        <text:p text:style-name="P1">Ah ioh, </text:p>
        <text:p text:style-name="P1"/>
        <text:p text:style-name="P1">喔你這短命的，</text:p>
        <text:p text:style-name="P1">ooh lí tse té-miā --ê, </text:p>
        <text:p text:style-name="P1"/>
        <text:p text:style-name="P1">啊唷！</text:p>
        <text:p text:style-name="P1">ah ioh!</text:p>
        <text:p text:style-name="P1"/>
        <text:p text:style-name="P1">痟查某，</text:p>
        <text:p text:style-name="P1">Siáu tsa-bóo, </text:p>
        <text:p text:style-name="P1"/>
        <text:p text:style-name="P1">你這个痟查某！</text:p>
        <text:p text:style-name="P1">lí tsit ê siáu tsa-bóo!</text:p>
        <text:p text:style-name="P1"><text:soft-page-break/></text:p>
        <text:p text:style-name="P1">較劫的也袂⿰曉通，</text:p>
        <text:p text:style-name="P1">Khah kiap--ê iā bē-hiáng, </text:p>
        <text:p text:style-name="P1"/>
        <text:p text:style-name="P1">路傍死短命！</text:p>
        <text:p text:style-name="P1">lōo pōng sí té-miā!</text:p>
        <text:p text:style-name="P1"/>
        <text:p text:style-name="P1">喔你這个夭壽短命！</text:p>
        <text:p text:style-name="P1">Ooh lí tsit ê iáu-siū té-miā!</text:p>
        <text:p text:style-name="P1"/>
        <text:p text:style-name="P1">無好死的啦、</text:p>
        <text:p text:style-name="P1">Bô hó-sí --ê --lah, </text:p>
        <text:p text:style-name="P1"/>
        <text:p text:style-name="P1">膨肚的！</text:p>
        <text:p text:style-name="P1">phòng-tōo --ê!</text:p>
        <text:p text:style-name="P1"/>
        <text:p text:style-name="P1">你到半路乎去予車共你釘釘死喔！</text:p>
        <text:p text:style-name="P1">Lí kàu puànn-lōo --honnh khì hōo tshia kā lí tìng-tìng-sí --ooh!</text:p>
        <text:p text:style-name="P1"/>
        <text:p text:style-name="P1">去拋捙輪！</text:p>
        <text:p text:style-name="P1">Khì pha-tshia-lin!</text:p>
        <text:p text:style-name="P1"/>
        <text:p text:style-name="P1">這予你食。</text:p>
        <text:p text:style-name="P1">Tse hōo lí tsia̍h.</text:p>
        <text:p text:style-name="P1"/>
        <text:p text:style-name="P1">毋通按呢啦，</text:p>
        <text:p text:style-name="P1">M̄-thang án-ni --lah, </text:p>
        <text:p text:style-name="P1"/>
        <text:p text:style-name="P1">予恁先生食！</text:p>
        <text:p text:style-name="P1">hōo lín sian-sinn tsia̍h!</text:p>
        <text:p text:style-name="P1"/>
        <text:p text:style-name="P1">啊食啦食啦！</text:p>
        <text:p text:style-name="P1">Ah tsia̍h --lah tsia̍h --lah!</text:p>
        <text:p text:style-name="P1"/>
        <text:p text:style-name="P1">家己做的啦，</text:p>
        <text:p text:style-name="P1">Ka-kī tsò--ê --lah, </text:p>
        <text:p text:style-name="P1"/>
        <text:p text:style-name="P1">無通好食就有影啦。</text:p>
        <text:p text:style-name="P1">bô thang hó-tsia̍h tō ū-iánn --lah!</text:p>
        <text:p text:style-name="P1"/>
        <text:p text:style-name="P1">毋是這个意思啦，</text:p>
        <text:p text:style-name="P1">M̄ sī tsit ê ì-sù --lah, </text:p>
        <text:p text:style-name="P1"/>
        <text:p text:style-name="P1">予你家己食。</text:p>
        <text:p text:style-name="P1">hōo lí ka-tī tsia̍h.</text:p>
        <text:p text:style-name="P1"/>
        <text:p text:style-name="P1">阮兜是專門縛肉粽咧割人的，</text:p>
        <text:p text:style-name="P1">Gún tau sī tsuan-bûn pa̍k bah-tsàng leh kuah --lâng--ê, </text:p>
        <text:p text:style-name="P1"/>
        <text:p text:style-name="P1">共阮食一个試看咧。</text:p>
        <text:p text:style-name="P1">kā gún tsia̍h --tsi̍t-ê tshì-khuànn --leh.</text:p>
        <text:p text:style-name="P1"/>
        <text:p text:style-name="P1">真多謝！</text:p>
        <text:p text:style-name="P1">Tsin to-siā!</text:p>
        <text:p text:style-name="P1"/>
        <text:p text:style-name="P1">袂啦。</text:p>
        <text:p text:style-name="P1">Buē --lah.</text:p>
        <text:p text:style-name="P1"/>
        <text:p text:style-name="P1">爸爸。</text:p>
        <text:p text:style-name="P1">Pá-pah.</text:p>
        <text:p text:style-name="P1"/>
        <text:p text:style-name="P1">你下課矣是毋？ </text:p>
        <text:p text:style-name="P1">Lí hā-khò --ah sī --m̄? </text:p>
        <text:p text:style-name="P1"/>
        <text:p text:style-name="P1">Hannh。</text:p>
        <text:p text:style-name="P1">Hannh.</text:p>
        <text:p text:style-name="P1"/>
        <text:p text:style-name="P1"><text:s/>福來 兄你毋好定定來啦。</text:p>
        <text:p text:style-name="P1"><text:s/>Hok-lâi <text:s/>hiann lí m̄-hó tiānn-tiānn lâi --lah.</text:p>
        <text:p text:style-name="P1"/>
        <text:p text:style-name="P1">Mh，</text:p>
        <text:p text:style-name="P1"><text:soft-page-break/>Mh, </text:p>
        <text:p text:style-name="P1"/>
        <text:p text:style-name="P1">啊今我這个生理也毋是有固定的所在咧做啊啦！</text:p>
        <text:p text:style-name="P1">ah tann guá tsit ê sing-lí ā m̄ sī ū kòo-tīng ê sóo-tsāi leh tsuè --ah --lah! </text:p>
        <text:p text:style-name="P1"/>
        <text:p text:style-name="P1">是拄好過對遮來啊順紲共伊彎起來咧哈哈哈！</text:p>
        <text:p text:style-name="P1">Sī tú-hó kuè uì tsia lâi ah sūn-suà kā i uan --khí-lâi --leh ha ha ha!</text:p>
        <text:p text:style-name="P1"/>
        <text:p text:style-name="P1">免啦！</text:p>
        <text:p text:style-name="P1">Bián --lah!</text:p>
        <text:p text:style-name="P1"/>
        <text:p text:style-name="P1">這也毋是啥物好物件，</text:p>
        <text:p text:style-name="P1">Tse ā m̄ sī siánn-mih hó mn̍gh-kiānn, </text:p>
        <text:p text:style-name="P1"/>
        <text:p text:style-name="P1">毋免客氣緊提去食乎！</text:p>
        <text:p text:style-name="P1">m̄-bián kheh-khì kín the̍h-khì tsia̍h --honnh!</text:p>
        <text:p text:style-name="P1"/>
        <text:p text:style-name="P1">毋免啦！</text:p>
        <text:p text:style-name="P1">M̄-bián --lah!</text:p>
        <text:p text:style-name="P1"/>
        <text:p text:style-name="P1">阿姆的好意共收起來⿰無要緊！</text:p>
        <text:p text:style-name="P1">A-ḿ ê hó-ì kā siu --khí-lâi ba̋-kín!</text:p>
        <text:p text:style-name="P1"/>
        <text:p text:style-name="P1">好，</text:p>
        <text:p text:style-name="P1">Hó, </text:p>
        <text:p text:style-name="P1"/>
        <text:p text:style-name="P1">阿姆真多謝乎！</text:p>
        <text:p text:style-name="P1">a-ḿ tsin to-siā --honnh, </text:p>
        <text:p text:style-name="P1"/>
        <text:p text:style-name="P1">阿伯真多謝乎！</text:p>
        <text:p text:style-name="P1">a-peh tsin to-siā --honnh!</text:p>
        <text:p text:style-name="P1"/>
        <text:p text:style-name="P1">哈哈，</text:p>
        <text:p text:style-name="P1">Ha ha, </text:p>
        <text:p text:style-name="P1"/>
        <text:p text:style-name="P1">袂！</text:p>
        <text:p text:style-name="P1">buē!</text:p>
        <text:p text:style-name="P1"/>
        <text:p text:style-name="P1">真乖！</text:p>
        <text:p text:style-name="P1">Tsin kuai!</text:p>
        <text:p text:style-name="P1"/>
        <text:p text:style-name="P1">爸爸阮欲轉來矣！</text:p>
        <text:p text:style-name="P1">Pá-pah gún beh tńg--lâi --ah!</text:p>
        <text:p text:style-name="P1"/>
        <text:p text:style-name="P1">車真濟，</text:p>
        <text:p text:style-name="P1">Tshia tsin tsē,</text:p>
        <text:p text:style-name="P1"/>
        <text:p text:style-name="P1">你行路愛較小心咧！</text:p>
        <text:p text:style-name="P1">lí kiânn-lōo ài khah sió-sim --eh!</text:p>
        <text:p text:style-name="P1"/>
        <text:p text:style-name="P1">我知！</text:p>
        <text:p text:style-name="P1">Guá tsai!</text:p>
        <text:p text:style-name="P1"/>
        <text:p text:style-name="P1"><text:s/>福來 兄。</text:p>
        <text:p text:style-name="P1"><text:s/>Hok-lâi <text:s/>hiann.</text:p>
        <text:p text:style-name="P1"/>
        <text:p text:style-name="P1">啊、</text:p>
        <text:p text:style-name="P1">Ah, </text:p>
        <text:p text:style-name="P1"/>
        <text:p text:style-name="P1">啊！</text:p>
        <text:p text:style-name="P1">ah!</text:p>
        <text:p text:style-name="P1"/>
        <text:p text:style-name="P1">你也好去做生理矣。</text:p>
        <text:p text:style-name="P1">Lí iā hó khì tsuè sing-lí --ah.</text:p>
        <text:p text:style-name="P1"/>
        <text:p text:style-name="P1">喔，</text:p>
        <text:p text:style-name="P1">Ooh, </text:p>
        <text:p text:style-name="P1"/>
        <text:p text:style-name="P1"><text:soft-page-break/>啊這你食乎，</text:p>
        <text:p text:style-name="P1">ah tse lí tsia̍h--honnh, </text:p>
        <text:p text:style-name="P1"/>
        <text:p text:style-name="P1">喂，</text:p>
        <text:p text:style-name="P1">eh, </text:p>
        <text:p text:style-name="P1"/>
        <text:p text:style-name="P1">咱來去。</text:p>
        <text:p text:style-name="P1">lán lâi-khì.</text:p>
        <text:p text:style-name="P1"/>
        <text:p text:style-name="P1">你食啦！</text:p>
        <text:p text:style-name="P1">Lí tsia̍h --lah!</text:p>
        <text:p text:style-name="P1"/>
        <text:p text:style-name="P1">阮欲來去矣！</text:p>
        <text:p text:style-name="P1">Gún beh lâi-khì --ah!</text:p>
        <text:p text:style-name="P1"/>
        <text:p text:style-name="P1">爸爸 再見 ，</text:p>
        <text:p text:style-name="P1">Pá-pah <text:s/>再見 , </text:p>
        <text:p text:style-name="P1"/>
        <text:p text:style-name="P1">阿姆、</text:p>
        <text:p text:style-name="P1">a-ḿ,</text:p>
        <text:p text:style-name="P1"/>
        <text:p text:style-name="P1">阿伯 再見！ </text:p>
        <text:p text:style-name="P1">a-peh <text:s/>再見 !</text:p>
        <text:p text:style-name="P1"/>
        <text:p text:style-name="P1">謼謼，</text:p>
        <text:p text:style-name="P1">Hooh hooh, </text:p>
        <text:p text:style-name="P1"/>
        <text:p text:style-name="P1">足有禮貌的！</text:p>
        <text:p text:style-name="P1">tsiok ū lé-māu --ê!</text:p>
        <text:p text:style-name="P1"/>
        <text:p text:style-name="P1">Mh，</text:p>
        <text:p text:style-name="P1">Mh, </text:p>
        <text:p text:style-name="P1"/>
        <text:p text:style-name="P1">你哪毋先食一粒？</text:p>
        <text:p text:style-name="P1">lí ná m̄ sing tsia̍h --tsi̍t-lia̍p?</text:p>
        <text:p text:style-name="P1"/>
        <text:p text:style-name="P1">毋啊，</text:p>
        <text:p text:style-name="P1">M̄ --ah, </text:p>
        <text:p text:style-name="P1"/>
        <text:p text:style-name="P1">我攏欲予弟弟食。</text:p>
        <text:p text:style-name="P1">guá lóng beh hōo ti--tih tsia̍h.</text:p>
        <text:p text:style-name="P1"/>
        <text:p text:style-name="P1">喔唉喲！</text:p>
        <text:p text:style-name="P1">Ooh haih iō!</text:p>
        <text:p text:style-name="P1"/>
        <text:p text:style-name="P1"><text:s/>林罔市 的病房毋知佇佗位乎？</text:p>
        <text:p text:style-name="P1"><text:s/>Lîm Bóng-tshī <text:s/>ê pīnn-pâng m̄ tsai tī tó-uī --honnh?</text:p>
        <text:p text:style-name="P1"/>
        <text:p text:style-name="P1">三樓。</text:p>
        <text:p text:style-name="P1">Sann lâu.</text:p>
        <text:p text:style-name="P1"/>
        <text:p text:style-name="P1">多謝乎。</text:p>
        <text:p text:style-name="P1">To-siā --honnh. </text:p>
        <text:p text:style-name="P1"/>
        <text:p text:style-name="P1">奶母。</text:p>
        <text:p text:style-name="P1">Ni-bú.</text:p>
        <text:p text:style-name="P1"/>
        <text:p text:style-name="P1"><text:s/>黃 太太、</text:p>
        <text:p text:style-name="P1"><text:s/>N̂g <text:s/>thài-thài! </text:p>
        <text:p text:style-name="P1"/>
        <text:p text:style-name="P1"><text:s/>黃 太太！</text:p>
        <text:p text:style-name="P1"><text:s/>N̂g <text:s/>thài-thài!</text:p>
        <text:p text:style-name="P1"/>
        <text:p text:style-name="P1">啊，</text:p>
        <text:p text:style-name="P1">Ah, </text:p>
        <text:p text:style-name="P1"/>
        <text:p text:style-name="P1">你是奶母的⿰查某囝？</text:p>
        <text:p text:style-name="P1">lí sī ni-bú ê tsa̋u-kiánn?</text:p>
        <text:p text:style-name="P1"/>
        <text:p text:style-name="P1">Mh，</text:p>
        <text:p text:style-name="P1">Mh, </text:p>
        <text:p text:style-name="P1"/>
        <text:p text:style-name="P1">我是 玉環 啦，</text:p>
        <text:p text:style-name="P1">guá sī <text:s/>Gio̍k-khuân <text:s/>--lah,</text:p>
        <text:p text:style-name="P1"/>
        <text:p text:style-name="P1">阮媽媽到這陣閣昏迷不醒！</text:p>
        <text:p text:style-name="P1"><text:soft-page-break/>gún ma-ma kàu tsit-tsūn koh hun-bê-put-tshínn!</text:p>
        <text:p text:style-name="P1"/>
        <text:p text:style-name="P1">這逝我轉來 臺北 去恁厝我才知影。</text:p>
        <text:p text:style-name="P1">Tsit tsuā guá tńg--lâi <text:s/>Tâi-pak <text:s/>khì lín tshù guá tsiah tsai-iánn.</text:p>
        <text:p text:style-name="P1"/>
        <text:p text:style-name="P1"><text:s/>黃 太太，</text:p>
        <text:p text:style-name="P1"><text:s/>N̂g <text:s/>thài-thài, </text:p>
        <text:p text:style-name="P1"/>
        <text:p text:style-name="P1">自你離開了後，</text:p>
        <text:p text:style-name="P1">tsū lí lī-khui liáu-āu, </text:p>
        <text:p text:style-name="P1"/>
        <text:p text:style-name="P1">過無半個月阮媽媽就予人辭出來，</text:p>
        <text:p text:style-name="P1">kè bô puànn kò gue̍h gún má-mah tō hōo lâng sî --tshut-lâi, </text:p>
        <text:p text:style-name="P1"/>
        <text:p text:style-name="P1">欲共你講，</text:p>
        <text:p text:style-name="P1">beh kā lí kóng, </text:p>
        <text:p text:style-name="P1"/>
        <text:p text:style-name="P1">一直四界探聽你的消息。</text:p>
        <text:p text:style-name="P1">it-ti̍t sì-kuè thàm-thiann lí ê siau-sit.</text:p>
        <text:p text:style-name="P1"/>
        <text:p text:style-name="P1">自離開 臺北 了後，</text:p>
        <text:p text:style-name="P1">Tsū lī-khui <text:s/>Tâi-pak <text:s/>liáu-āu, </text:p>
        <text:p text:style-name="P1"/>
        <text:p text:style-name="P1">我就去南部做小生理，</text:p>
        <text:p text:style-name="P1">guá tō khì lâm-pōo tsò sió sing-lí, </text:p>
        <text:p text:style-name="P1"/>
        <text:p text:style-name="P1">最近你知影 黃 先生in無？</text:p>
        <text:p text:style-name="P1">tsuè-kūn lí tsai-iánn <text:s/>N̂g <text:s/>--sian-sinn in --bô?</text:p>
        <text:p text:style-name="P1"/>
        <text:p text:style-name="P1">毋知，</text:p>
        <text:p text:style-name="P1">M̄ tsai, </text:p>
        <text:p text:style-name="P1"/>
        <text:p text:style-name="P1">聽in講搬厝矣！</text:p>
        <text:p text:style-name="P1">thiann in kóng puann-tshù --ah!</text:p>
        <text:p text:style-name="P1"/>
        <text:p text:style-name="P1"><text:s/>玉環 ，</text:p>
        <text:p text:style-name="P1"><text:s/>Gio̍k-khuân , </text:p>
        <text:p text:style-name="P1"/>
        <text:p text:style-name="P1">你免送矣，</text:p>
        <text:p text:style-name="P1">lí bián sàng --ah, </text:p>
        <text:p text:style-name="P1"/>
        <text:p text:style-name="P1">媽媽照顧予好較要緊，</text:p>
        <text:p text:style-name="P1">má-mah tsiàu-kòo hōo hó khah iàu-kín, </text:p>
        <text:p text:style-name="P1"/>
        <text:p text:style-name="P1">若有啥物消息緊寫批予我乎！</text:p>
        <text:p text:style-name="P1">nā ū siánn-mih siau-sit kín siá phue hōo --guá --honnh!</text:p>
        <text:p text:style-name="P1"/>
        <text:p text:style-name="P1">好啦，</text:p>
        <text:p text:style-name="P1">Hó --lah, </text:p>
        <text:p text:style-name="P1"/>
        <text:p text:style-name="P1"><text:s/>黃 太太，</text:p>
        <text:p text:style-name="P1"><text:s/>N̂g <text:s/>thài-thài, </text:p>
        <text:p text:style-name="P1"/>
        <text:p text:style-name="P1">你提遐爾濟錢，</text:p>
        <text:p text:style-name="P1">lí the̍h hiah-nī tsuē tsînn, </text:p>
        <text:p text:style-name="P1"/>
        <text:p text:style-name="P1">我毋敢共你收。</text:p>
        <text:p text:style-name="P1">guá m̄ kánn kā lí siu.</text:p>
        <text:p text:style-name="P1"/>
        <text:p text:style-name="P1">毋好踮遮㧣來㧣去歹看！</text:p>
        <text:p text:style-name="P1">M̄-hó tiàm tsia tu lâi tu khì pháinn-khuànn! </text:p>
        <text:p text:style-name="P1"/>
        <text:p text:style-name="P1">緊入去才乖！</text:p>
        <text:p text:style-name="P1">Kín ji̍p-khì tsiah kuai!</text:p>
        <text:p text:style-name="P1"/>
        <text:p text:style-name="P1"><text:soft-page-break/><text:s/>黃 太太真多謝！</text:p>
        <text:p text:style-name="P1"><text:s/>N̂g <text:s/>thài-thài tsin to-siā! </text:p>
        <text:p text:style-name="P1"/>
        <text:p text:style-name="P1"><text:s/>再見！ </text:p>
        <text:p text:style-name="P1"><text:s/>再見! </text:p>
        <text:p text:style-name="P1"/>
        <text:p text:style-name="P1"><text:s/>再見！ </text:p>
        <text:p text:style-name="P1"><text:s/>再見! </text:p>
        <text:p text:style-name="P1"/>
        <text:p text:style-name="P1">媽媽，</text:p>
        <text:p text:style-name="P1">Ma-ma, </text:p>
        <text:p text:style-name="P1"/>
        <text:p text:style-name="P1">媽媽。</text:p>
        <text:p text:style-name="P1">ma-ma.</text:p>
        <text:p text:style-name="P1"/>
        <text:p text:style-name="P1">按怎啦？</text:p>
        <text:p text:style-name="P1">Án-tsuánn --lah?</text:p>
        <text:p text:style-name="P1"/>
        <text:p text:style-name="P1">人欲歕雞胿啦！</text:p>
        <text:p text:style-name="P1">Lâng beh pûn ke-kui --lah!</text:p>
        <text:p text:style-name="P1"/>
        <text:p text:style-name="P1">啊！</text:p>
        <text:p text:style-name="P1">Ah! </text:p>
        <text:p text:style-name="P1"/>
        <text:p text:style-name="P1">你這个囡仔誠𠢕吵，</text:p>
        <text:p text:style-name="P1">Lí tsit ê gín-á tsiânn gâu tshá, </text:p>
        <text:p text:style-name="P1"/>
        <text:p text:style-name="P1">喂，</text:p>
        <text:p text:style-name="P1">eh, </text:p>
        <text:p text:style-name="P1"/>
        <text:p text:style-name="P1">雞胿按怎賣？</text:p>
        <text:p text:style-name="P1">ke-kui án-nuá bē?</text:p>
        <text:p text:style-name="P1"/>
        <text:p text:style-name="P1">Mh。</text:p>
        <text:p text:style-name="P1">Mh.</text:p>
        <text:p text:style-name="P1"/>
        <text:p text:style-name="P1">啊、</text:p>
        <text:p text:style-name="P1">Ah, </text:p>
        <text:p text:style-name="P1"/>
        <text:p text:style-name="P1">啊！</text:p>
        <text:p text:style-name="P1">ah!</text:p>
        <text:p text:style-name="P1"/>
        <text:p text:style-name="P1">你免驚、</text:p>
        <text:p text:style-name="P1">Lí bián kiann, </text:p>
        <text:p text:style-name="P1"/>
        <text:p text:style-name="P1">你免驚。</text:p>
        <text:p text:style-name="P1">lí bián kiann.</text:p>
        <text:p text:style-name="P1"/>
        <text:p text:style-name="P1">我的雞胿誠荏呢，</text:p>
        <text:p text:style-name="P1">Guá ê ke-kui tsiânn lám --neh, </text:p>
        <text:p text:style-name="P1"/>
        <text:p text:style-name="P1">喂，</text:p>
        <text:p text:style-name="P1">eh, </text:p>
        <text:p text:style-name="P1"/>
        <text:p text:style-name="P1">你共彼个查某囡仔買。</text:p>
        <text:p text:style-name="P1">lí kā hit ê tsa-bóo gín-á bué. </text:p>
        <text:p text:style-name="P1"/>
        <text:p text:style-name="P1">伊的乎，</text:p>
        <text:p text:style-name="P1">I ê --honnh, </text:p>
        <text:p text:style-name="P1"/>
        <text:p text:style-name="P1">大粒閣媠，</text:p>
        <text:p text:style-name="P1">tuā lia̍p koh suí, </text:p>
        <text:p text:style-name="P1"/>
        <text:p text:style-name="P1">閣俗閣勇呢！</text:p>
        <text:p text:style-name="P1">koh sio̍k koh ióng --neh! </text:p>
        <text:p text:style-name="P1"/>
        <text:p text:style-name="P1">嘿嘿嘿。</text:p>
        <text:p text:style-name="P1">Heh heh heh.</text:p>
        <text:p text:style-name="P1"/>
        <text:p text:style-name="P1">喔！</text:p>
        <text:p text:style-name="P1">Ooh!</text:p>
        <text:p text:style-name="P1"/>
        <text:p text:style-name="P1"><text:s/>臺北 車頭，</text:p>
        <text:p text:style-name="P1"><text:s/>Tâi-pak <text:s/>tshia-thâu, </text:p>
        <text:p text:style-name="P1"/>
        <text:p text:style-name="P1">緊咧乎。</text:p>
        <text:p text:style-name="P1"><text:soft-page-break/>kín --eh --honnh.</text:p>
        <text:p text:style-name="P1"/>
        <text:p text:style-name="P1">雞胿。</text:p>
        <text:p text:style-name="P1">Ke-kui.</text:p>
        <text:p text:style-name="P1"/>
        <text:p text:style-name="P1">媽媽、</text:p>
        <text:p text:style-name="P1">Ma-ma, </text:p>
        <text:p text:style-name="P1"/>
        <text:p text:style-name="P1">媽媽。</text:p>
        <text:p text:style-name="P1">ma-ma.</text:p>
        <text:p text:style-name="P1"/>
        <text:p text:style-name="P1">好啦、</text:p>
        <text:p text:style-name="P1">Hó --lah, </text:p>
        <text:p text:style-name="P1"/>
        <text:p text:style-name="P1">好啦！</text:p>
        <text:p text:style-name="P1">hó --lah! </text:p>
        <text:p text:style-name="P1"/>
        <text:p text:style-name="P1">喂，</text:p>
        <text:p text:style-name="P1">Eh, </text:p>
        <text:p text:style-name="P1"/>
        <text:p text:style-name="P1">雞胿一粒偌濟啊？</text:p>
        <text:p text:style-name="P1">ke-kui tsi̍t lia̍p guā-tsē --ah?</text:p>
        <text:p text:style-name="P1"/>
        <text:p text:style-name="P1">阿姆，</text:p>
        <text:p text:style-name="P1">A-ḿ, </text:p>
        <text:p text:style-name="P1"/>
        <text:p text:style-name="P1">一粒兩箍啦！</text:p>
        <text:p text:style-name="P1">tsi̍t lia̍p nn̄g khoo --lah!</text:p>
        <text:p text:style-name="P1"/>
        <text:p text:style-name="P1">媽媽，</text:p>
        <text:p text:style-name="P1">Má-mah, </text:p>
        <text:p text:style-name="P1"/>
        <text:p text:style-name="P1">弟弟嘛愛呢！</text:p>
        <text:p text:style-name="P1">ti--tih mā ài --neh!</text:p>
        <text:p text:style-name="P1"/>
        <text:p text:style-name="P1">阿伯，</text:p>
        <text:p text:style-name="P1">A-peh, </text:p>
        <text:p text:style-name="P1"/>
        <text:p text:style-name="P1">這二十箍。</text:p>
        <text:p text:style-name="P1">tse lī-tsa̍p khoo.</text:p>
        <text:p text:style-name="P1"/>
        <text:p text:style-name="P1">Mh？</text:p>
        <text:p text:style-name="P1">Mh? </text:p>
        <text:p text:style-name="P1"/>
        <text:p text:style-name="P1">啊你的錢提予我欲創啥貨？</text:p>
        <text:p text:style-name="P1">Ah lí ê tsînn the̍h hōo guá beh tshòng siánn-hè?</text:p>
        <text:p text:style-name="P1"/>
        <text:p text:style-name="P1">是我共你鬥賣，</text:p>
        <text:p text:style-name="P1">Sī guá kā lí tàu buē, </text:p>
        <text:p text:style-name="P1"/>
        <text:p text:style-name="P1">哪會是我的錢？</text:p>
        <text:p text:style-name="P1">ná ē sī guá ê tsînn?</text:p>
        <text:p text:style-name="P1"/>
        <text:p text:style-name="P1">Mh，</text:p>
        <text:p text:style-name="P1">Mh, </text:p>
        <text:p text:style-name="P1"/>
        <text:p text:style-name="P1">彼拄才咱有約束，</text:p>
        <text:p text:style-name="P1">he tú-tsiah lán ū iok-sok, </text:p>
        <text:p text:style-name="P1"/>
        <text:p text:style-name="P1">彼十粒是欲予你的呢！</text:p>
        <text:p text:style-name="P1">he tsa̍p lia̍p sī beh hōo --lí --ê --neh!</text:p>
        <text:p text:style-name="P1"/>
        <text:p text:style-name="P1">毋是啦！</text:p>
        <text:p text:style-name="P1">M̄ sī --lah! </text:p>
        <text:p text:style-name="P1"/>
        <text:p text:style-name="P1">拄才乎咱是講今仔日我共你鬥賣十粒啦。</text:p>
        <text:p text:style-name="P1">Tú-tsiah --honnh lán sī kóng kin-á-li̍t guá kā lí tàu buē tsa̍p lia̍p --lah.</text:p>
        <text:p text:style-name="P1"/>
        <text:p text:style-name="P1">是啊，</text:p>
        <text:p text:style-name="P1">Sī --ah, </text:p>
        <text:p text:style-name="P1"/>
        <text:p text:style-name="P1">予你賣十粒，</text:p>
        <text:p text:style-name="P1">hōo lí buē tsa̍p lia̍p, </text:p>
        <text:p text:style-name="P1"/>
        <text:p text:style-name="P1"><text:soft-page-break/>彼句「予你」，</text:p>
        <text:p text:style-name="P1">hit kù “hōo lí”, </text:p>
        <text:p text:style-name="P1"/>
        <text:p text:style-name="P1">彼就是咱的約束嘛。</text:p>
        <text:p text:style-name="P1">he tō sī lán ê iok-sok --mah.</text:p>
        <text:p text:style-name="P1"/>
        <text:p text:style-name="P1">阿伯，</text:p>
        <text:p text:style-name="P1">A-peh, </text:p>
        <text:p text:style-name="P1"/>
        <text:p text:style-name="P1">你若欲按呢乎，</text:p>
        <text:p text:style-name="P1">lí nā beh án-ne --honnh, </text:p>
        <text:p text:style-name="P1"/>
        <text:p text:style-name="P1">自這馬起無愛佮你講話矣。</text:p>
        <text:p text:style-name="P1">tsū tsit-má khí bô ài kah lí kóng-uē --ah.</text:p>
        <text:p text:style-name="P1"/>
        <text:p text:style-name="P1">啊毋佮我講話是啥物範圍唅？</text:p>
        <text:p text:style-name="P1">Ah m̄ kah guá kóng-uē sī siánn-mih huān-uî --hannh? </text:p>
        <text:p text:style-name="P1"/>
        <text:p text:style-name="P1">喂 秀娟 ，</text:p>
        <text:p text:style-name="P1">Eh <text:s/>Siù-kuan , </text:p>
        <text:p text:style-name="P1"/>
        <text:p text:style-name="P1">誠實毋佮我講乎？</text:p>
        <text:p text:style-name="P1">tsiânn-si̍t m̄ kah guá kóng --honnh? </text:p>
        <text:p text:style-name="P1"/>
        <text:p text:style-name="P1">好，</text:p>
        <text:p text:style-name="P1">Hó, </text:p>
        <text:p text:style-name="P1"/>
        <text:p text:style-name="P1">欲抑毋？</text:p>
        <text:p text:style-name="P1">beh a̍h m̄? </text:p>
        <text:p text:style-name="P1"/>
        <text:p text:style-name="P1">若毋，</text:p>
        <text:p text:style-name="P1">Nā m̄, </text:p>
        <text:p text:style-name="P1"/>
        <text:p text:style-name="P1">欲予破。</text:p>
        <text:p text:style-name="P1">beh hōo phuà.</text:p>
        <text:p text:style-name="P1"/>
        <text:p text:style-name="P1">喂，</text:p>
        <text:p text:style-name="P1">Eh, </text:p>
        <text:p text:style-name="P1"/>
        <text:p text:style-name="P1">阿伯，</text:p>
        <text:p text:style-name="P1">a-peh, </text:p>
        <text:p text:style-name="P1"/>
        <text:p text:style-name="P1">毋好啦，</text:p>
        <text:p text:style-name="P1">m̄ hó --lah, </text:p>
        <text:p text:style-name="P1"/>
        <text:p text:style-name="P1">若破著愛加了兩箍矣。</text:p>
        <text:p text:style-name="P1">nā phuà to̍h-ài ke liáu nn̄g khoo --ah.</text:p>
        <text:p text:style-name="P1"/>
        <text:p text:style-name="P1">兩箍喔，</text:p>
        <text:p text:style-name="P1">Nn̄g khoo --ooh,</text:p>
        <text:p text:style-name="P1"/>
        <text:p text:style-name="P1">十粒嘛欲予破，</text:p>
        <text:p text:style-name="P1">tsa̍p lia̍p mā beh hōo phuà, </text:p>
        <text:p text:style-name="P1"/>
        <text:p text:style-name="P1">mh若無按照條件乎！</text:p>
        <text:p text:style-name="P1">mh nā bô àn-tsiàu tiâu-kiānn --honnh!</text:p>
        <text:p text:style-name="P1"/>
        <text:p text:style-name="P1">好啦！</text:p>
        <text:p text:style-name="P1">Hó --lah! </text:p>
        <text:p text:style-name="P1"/>
        <text:p text:style-name="P1">啥物條件？</text:p>
        <text:p text:style-name="P1">Siánn-mih tiâu-kiānn?</text:p>
        <text:p text:style-name="P1"/>
        <text:p text:style-name="P1">彼二十箍乎，</text:p>
        <text:p text:style-name="P1">He lī-tsa̍p khoo --honnh, </text:p>
        <text:p text:style-name="P1"/>
        <text:p text:style-name="P1">阿伯的本錢五箍，</text:p>
        <text:p text:style-name="P1">a-peh ê pún-tsînn gōo khoo, </text:p>
        <text:p text:style-name="P1"/>
        <text:p text:style-name="P1">啊阿伯趁五箍，</text:p>
        <text:p text:style-name="P1">ah a-peh thàn gōo khoo, </text:p>
        <text:p text:style-name="P1"/>
        <text:p text:style-name="P1">賰的十箍予你趁。</text:p>
        <text:p text:style-name="P1"><text:soft-page-break/>tshun--ê tsa̍p khoo hōo lí thàn.</text:p>
        <text:p text:style-name="P1"/>
        <text:p text:style-name="P1">阿伯，</text:p>
        <text:p text:style-name="P1">A-peh, </text:p>
        <text:p text:style-name="P1"/>
        <text:p text:style-name="P1">按呢你就。</text:p>
        <text:p text:style-name="P1">án-ne lí tō.</text:p>
        <text:p text:style-name="P1"/>
        <text:p text:style-name="P1">照約束，</text:p>
        <text:p text:style-name="P1">Tsiàu iok-sok, </text:p>
        <text:p text:style-name="P1"/>
        <text:p text:style-name="P1">mh，</text:p>
        <text:p text:style-name="P1">mh, </text:p>
        <text:p text:style-name="P1"/>
        <text:p text:style-name="P1">若毋乎，</text:p>
        <text:p text:style-name="P1">nā m̄ --honnh, </text:p>
        <text:p text:style-name="P1"/>
        <text:p text:style-name="P1">是欲攏予破喔！</text:p>
        <text:p text:style-name="P1">sī beh lóng hōo phuà --ooh!</text:p>
        <text:p text:style-name="P1"/>
        <text:p text:style-name="P1">好啦！</text:p>
        <text:p text:style-name="P1">Hó --lah!</text:p>
        <text:p text:style-name="P1"/>
        <text:p text:style-name="P1">喔。</text:p>
        <text:p text:style-name="P1">Ooh.</text:p>
        <text:p text:style-name="P1"/>
        <text:p text:style-name="P1">阿伯多謝乎！</text:p>
        <text:p text:style-name="P1">A-peh to-siā --honnh!</text:p>
        <text:p text:style-name="P1"/>
        <text:p text:style-name="P1">按呢毋才有乖。</text:p>
        <text:p text:style-name="P1">Án-ne m̄ tsiah ū kuai. </text:p>
        <text:p text:style-name="P1"/>
        <text:p text:style-name="P1">啊你緊轉去讀書乎！</text:p>
        <text:p text:style-name="P1">Ah lí kín tńg--khì tha̍k-tsir --honnh! </text:p>
        <text:p text:style-name="P1"/>
        <text:p text:style-name="P1">啊阿伯閣來去賣乎。</text:p>
        <text:p text:style-name="P1">Ah a-peh koh lâi-khì buē --honnh.</text:p>
        <text:p text:style-name="P1"/>
        <text:p text:style-name="P1">好，</text:p>
        <text:p text:style-name="P1">Hó, </text:p>
        <text:p text:style-name="P1"/>
        <text:p text:style-name="P1">阿伯，</text:p>
        <text:p text:style-name="P1">a-peh, </text:p>
        <text:p text:style-name="P1"/>
        <text:p text:style-name="P1"><text:s/>再見 ！</text:p>
        <text:p text:style-name="P1"><text:s/>再見 !</text:p>
        <text:p text:style-name="P1"/>
        <text:p text:style-name="P1">啊啊，</text:p>
        <text:p text:style-name="P1">Ah ah, </text:p>
        <text:p text:style-name="P1"/>
        <text:p text:style-name="P1">你的肉粽。</text:p>
        <text:p text:style-name="P1">lí ê bah-tsàng. </text:p>
        <text:p text:style-name="P1"/>
        <text:p text:style-name="P1">喂！</text:p>
        <text:p text:style-name="P1">Eh! </text:p>
        <text:p text:style-name="P1"/>
        <text:p text:style-name="P1">肉粽啦、</text:p>
        <text:p text:style-name="P1">Bah-tsàng --lah, </text:p>
        <text:p text:style-name="P1"/>
        <text:p text:style-name="P1">你的肉粽！</text:p>
        <text:p text:style-name="P1">lí ê bah-tsàng! </text:p>
        <text:p text:style-name="P1"/>
        <text:p text:style-name="P1">哎唷，</text:p>
        <text:p text:style-name="P1">Aih-ioh, </text:p>
        <text:p text:style-name="P1"/>
        <text:p text:style-name="P1">我的雞胿啊！</text:p>
        <text:p text:style-name="P1">guá ê ke-kui --ah!</text:p>
        <text:p text:style-name="P1"/>
        <text:p text:style-name="P1">妹妹乖乖緊睏乎，</text:p>
        <text:p text:style-name="P1">Me-me kuai-kuai kín khùn --honnh, </text:p>
        <text:p text:style-name="P1"/>
        <text:p text:style-name="P1">緊睏乎，</text:p>
        <text:p text:style-name="P1">kín khùn --honnh, </text:p>
        <text:p text:style-name="P1"/>
        <text:p text:style-name="P1">乖一屑仔，</text:p>
        <text:p text:style-name="P1"><text:soft-page-break/>kuai tsi̍t-sut-á, </text:p>
        <text:p text:style-name="P1"/>
        <text:p text:style-name="P1">緊睏緊睏，</text:p>
        <text:p text:style-name="P1">kín khùn kín khùn, </text:p>
        <text:p text:style-name="P1"/>
        <text:p text:style-name="P1">緊睏喔，</text:p>
        <text:p text:style-name="P1">kín khùn --ooh, </text:p>
        <text:p text:style-name="P1"/>
        <text:p text:style-name="P1">緊睏緊睏，</text:p>
        <text:p text:style-name="P1">kín khùn kín khùn, </text:p>
        <text:p text:style-name="P1"/>
        <text:p text:style-name="P1">妹妹緊睏。</text:p>
        <text:p text:style-name="P1">me-me kín khùn.</text:p>
        <text:p text:style-name="P1"/>
        <text:p text:style-name="P1"><text:s/>秀娟 。</text:p>
        <text:p text:style-name="P1"><text:s/>Siù-kuan .</text:p>
        <text:p text:style-name="P1"/>
        <text:p text:style-name="P1">阿姆，</text:p>
        <text:p text:style-name="P1">A-ḿ, </text:p>
        <text:p text:style-name="P1"/>
        <text:p text:style-name="P1">你哪會閣提菜來矣。</text:p>
        <text:p text:style-name="P1">lí ná ē koh the̍h tshài lâi --ah.</text:p>
        <text:p text:style-name="P1"/>
        <text:p text:style-name="P1">這一匙仔爾爾，</text:p>
        <text:p text:style-name="P1">Tse tsi̍t-sî-á niā-niā, </text:p>
        <text:p text:style-name="P1"/>
        <text:p text:style-name="P1">啊你猶欲寫字，</text:p>
        <text:p text:style-name="P1">ah lí iá beh siá-lī, </text:p>
        <text:p text:style-name="P1"/>
        <text:p text:style-name="P1">猶欲育小妹仔。</text:p>
        <text:p text:style-name="P1">iá beh io sió-bē-á.</text:p>
        <text:p text:style-name="P1"/>
        <text:p text:style-name="P1">來，</text:p>
        <text:p text:style-name="P1">Lâi, </text:p>
        <text:p text:style-name="P1"/>
        <text:p text:style-name="P1">阿姆抱。</text:p>
        <text:p text:style-name="P1">a-ḿ phō.</text:p>
        <text:p text:style-name="P1"/>
        <text:p text:style-name="P1">阿姆，</text:p>
        <text:p text:style-name="P1">A-ḿ, </text:p>
        <text:p text:style-name="P1"/>
        <text:p text:style-name="P1">你做工課才轉來，</text:p>
        <text:p text:style-name="P1">lí tsuè khang-khuè tsiah tńg-lâi, </text:p>
        <text:p text:style-name="P1"/>
        <text:p text:style-name="P1">真忝，</text:p>
        <text:p text:style-name="P1">tsin thiám, </text:p>
        <text:p text:style-name="P1"/>
        <text:p text:style-name="P1">免啦！</text:p>
        <text:p text:style-name="P1">bián --lah!</text:p>
        <text:p text:style-name="P1"/>
        <text:p text:style-name="P1">喂，</text:p>
        <text:p text:style-name="P1">Eh, </text:p>
        <text:p text:style-name="P1"/>
        <text:p text:style-name="P1">你咧講啥？</text:p>
        <text:p text:style-name="P1">lí leh kóng siánn? </text:p>
        <text:p text:style-name="P1"/>
        <text:p text:style-name="P1">阿姆是大人，</text:p>
        <text:p text:style-name="P1">A-ḿ sī tuā-lâng, </text:p>
        <text:p text:style-name="P1"/>
        <text:p text:style-name="P1">你是囡仔，</text:p>
        <text:p text:style-name="P1">lí sī gín-á, </text:p>
        <text:p text:style-name="P1"/>
        <text:p text:style-name="P1">無仝款。</text:p>
        <text:p text:style-name="P1">bô kāng-khuán. </text:p>
        <text:p text:style-name="P1"/>
        <text:p text:style-name="P1">來，</text:p>
        <text:p text:style-name="P1">Lâi, </text:p>
        <text:p text:style-name="P1"/>
        <text:p text:style-name="P1">敨落來乎。</text:p>
        <text:p text:style-name="P1">tháu --lo̍h-lâi --honnh.</text:p>
        <text:p text:style-name="P1"/>
        <text:p text:style-name="P1">毋好啦！</text:p>
        <text:p text:style-name="P1">M̄ hó --lah!</text:p>
        <text:p text:style-name="P1"/>
        <text:p text:style-name="P1">無要緊啦，</text:p>
        <text:p text:style-name="P1">Bô iàu-kín --lah, </text:p>
        <text:p text:style-name="P1"/>
        <text:p text:style-name="P1">喔，</text:p>
        <text:p text:style-name="P1"><text:soft-page-break/>ooh, </text:p>
        <text:p text:style-name="P1"/>
        <text:p text:style-name="P1">毋通吼喔，</text:p>
        <text:p text:style-name="P1">m̄-thang háu --ooh, </text:p>
        <text:p text:style-name="P1"/>
        <text:p text:style-name="P1">喔喔惜惜惜！</text:p>
        <text:p text:style-name="P1">ooh ooh sioh sioh sioh! </text:p>
        <text:p text:style-name="P1"/>
        <text:p text:style-name="P1">哎唷，</text:p>
        <text:p text:style-name="P1">Aih-ioh, </text:p>
        <text:p text:style-name="P1"/>
        <text:p text:style-name="P1">啊哪會燒甲按呢，</text:p>
        <text:p text:style-name="P1">ah ná ē sio kah án-ne, </text:p>
        <text:p text:style-name="P1"/>
        <text:p text:style-name="P1">我先𤆬來去予先生看。</text:p>
        <text:p text:style-name="P1">guá sing tshuā lâi khì hōo sian-sinn khuànn.</text:p>
        <text:p text:style-name="P1"/>
        <text:p text:style-name="P1">唅？</text:p>
        <text:p text:style-name="P1">Hannh? </text:p>
        <text:p text:style-name="P1"/>
        <text:p text:style-name="P1">阮小妹發燒，</text:p>
        <text:p text:style-name="P1">Gún sió-muē huat-sio, </text:p>
        <text:p text:style-name="P1"/>
        <text:p text:style-name="P1">阿姆你小等一下。</text:p>
        <text:p text:style-name="P1">a-ḿ lí sió tán --tsi̍t-ē. </text:p>
        <text:p text:style-name="P1"/>
        <text:p text:style-name="P1">阿姆，</text:p>
        <text:p text:style-name="P1">A-ḿ, </text:p>
        <text:p text:style-name="P1"/>
        <text:p text:style-name="P1">我遮錢毋知有夠抑無？</text:p>
        <text:p text:style-name="P1">guá tsia tsînn m̄ tsai ū-kàu a̍h bô?</text:p>
        <text:p text:style-name="P1"/>
        <text:p text:style-name="P1"><text:s/>秀娟 ，</text:p>
        <text:p text:style-name="P1"><text:s/>Siù-kuan ,</text:p>
        <text:p text:style-name="P1"/>
        <text:p text:style-name="P1">錢的代誌你免煩惱，</text:p>
        <text:p text:style-name="P1">tsînn ê tāi-tsì lí bián huân-ló, </text:p>
        <text:p text:style-name="P1"/>
        <text:p text:style-name="P1">遮的錢收起來。</text:p>
        <text:p text:style-name="P1">tsia-ê tsînn siu --khí-lâi.</text:p>
        <text:p text:style-name="P1"/>
        <text:p text:style-name="P1"><text:s/>鴻文仔 、</text:p>
        <text:p text:style-name="P1"><text:s/>Hông-bûn--á , </text:p>
        <text:p text:style-name="P1"/>
        <text:p text:style-name="P1"><text:s/>鴻文仔 、</text:p>
        <text:p text:style-name="P1"><text:s/>Hông-bûn--á , </text:p>
        <text:p text:style-name="P1"/>
        <text:p text:style-name="P1"><text:s/>鴻文仔 ，</text:p>
        <text:p text:style-name="P1"><text:s/>Hông-bûn--á , </text:p>
        <text:p text:style-name="P1"/>
        <text:p text:style-name="P1">你看⿰啥人轉來？</text:p>
        <text:p text:style-name="P1">lí khuànn siáng tńg--lâi?</text:p>
        <text:p text:style-name="P1"/>
        <text:p text:style-name="P1">爸爸！</text:p>
        <text:p text:style-name="P1">Pá-pah!</text:p>
        <text:p text:style-name="P1"/>
        <text:p text:style-name="P1">啊！</text:p>
        <text:p text:style-name="P1">Ah! </text:p>
        <text:p text:style-name="P1"/>
        <text:p text:style-name="P1">哪會無聽見你講欲轉來？</text:p>
        <text:p text:style-name="P1">Ná ē bô thiann-kìnn lí kóng beh tńg--lâi? </text:p>
        <text:p text:style-name="P1"/>
        <text:p text:style-name="P1">爸爸！</text:p>
        <text:p text:style-name="P1">Pá-pah!</text:p>
        <text:p text:style-name="P1"/>
        <text:p text:style-name="P1">啊唷，</text:p>
        <text:p text:style-name="P1">Ah ioh, </text:p>
        <text:p text:style-name="P1"/>
        <text:p text:style-name="P1">足佳哉的喔！</text:p>
        <text:p text:style-name="P1">tsiok ka-tsài --ê --ooh!</text:p>
        <text:p text:style-name="P1"/>
        <text:p text:style-name="P1">爸爸、</text:p>
        <text:p text:style-name="P1">Pá-pah, </text:p>
        <text:p text:style-name="P1"/>
        <text:p text:style-name="P1">爸爸，</text:p>
        <text:p text:style-name="P1"><text:soft-page-break/>pá-pah, </text:p>
        <text:p text:style-name="P1"/>
        <text:p text:style-name="P1">妹妹。</text:p>
        <text:p text:style-name="P1">me--meh.</text:p>
        <text:p text:style-name="P1"/>
        <text:p text:style-name="P1">喔，</text:p>
        <text:p text:style-name="P1">Ooh, </text:p>
        <text:p text:style-name="P1"/>
        <text:p text:style-name="P1">恁妹妹、</text:p>
        <text:p text:style-name="P1">lín me--meh, </text:p>
        <text:p text:style-name="P1"/>
        <text:p text:style-name="P1">恁妹妹足乖的喔，</text:p>
        <text:p text:style-name="P1">lín me--meh tsiok kuai --ê --ooh, </text:p>
        <text:p text:style-name="P1"/>
        <text:p text:style-name="P1">我這久欲𤆬伊轉來去食牛奶啦！</text:p>
        <text:p text:style-name="P1">guá tsit-kú beh tshuā i tńg--lâi khì tsia̍h gû-ni --lah! </text:p>
        <text:p text:style-name="P1"/>
        <text:p text:style-name="P1"><text:s/>秀娟 啊，</text:p>
        <text:p text:style-name="P1"><text:s/>Siù-kuan <text:s/>--ah, </text:p>
        <text:p text:style-name="P1"/>
        <text:p text:style-name="P1">啊恁爸爸轉來，</text:p>
        <text:p text:style-name="P1">ah lín pá-pah tńg--lâi, </text:p>
        <text:p text:style-name="P1"/>
        <text:p text:style-name="P1">毋就緊準備予伊歇睏。</text:p>
        <text:p text:style-name="P1">m̄ tō kín tsún-pī hōo i hioh-khùn.</text:p>
        <text:p text:style-name="P1"/>
        <text:p text:style-name="P1">弟弟，</text:p>
        <text:p text:style-name="P1">Ti--tih,</text:p>
        <text:p text:style-name="P1"/>
        <text:p text:style-name="P1">咱入來穿被。</text:p>
        <text:p text:style-name="P1"><text:s/>lán li̍p--lâi tshng phē.</text:p>
        <text:p text:style-name="P1"/>
        <text:p text:style-name="P1">好！</text:p>
        <text:p text:style-name="P1">Hó!</text:p>
        <text:p text:style-name="P1"/>
        <text:p text:style-name="P1">毋通講喔！</text:p>
        <text:p text:style-name="P1">M̄-thang kóng --ooh!</text:p>
        <text:p text:style-name="P1"/>
        <text:p text:style-name="P1">好！</text:p>
        <text:p text:style-name="P1">Hó!</text:p>
        <text:p text:style-name="P1"/>
        <text:p text:style-name="P1"><text:s/>秀娟 ，</text:p>
        <text:p text:style-name="P1"><text:s/>Siù-kuan , </text:p>
        <text:p text:style-name="P1"/>
        <text:p text:style-name="P1">啥物代誌毋通講？</text:p>
        <text:p text:style-name="P1">siánn-mih tāi-tsì m̄-thang kóng?</text:p>
        <text:p text:style-name="P1"/>
        <text:p text:style-name="P1">無啦，</text:p>
        <text:p text:style-name="P1">Bô --lah, </text:p>
        <text:p text:style-name="P1"/>
        <text:p text:style-name="P1">爸爸你聽毋著啦。</text:p>
        <text:p text:style-name="P1">pá-pah lí thiann m̄-tio̍h --lah.</text:p>
        <text:p text:style-name="P1"/>
        <text:p text:style-name="P1">喂，</text:p>
        <text:p text:style-name="P1">Eh,</text:p>
        <text:p text:style-name="P1"/>
        <text:p text:style-name="P1">啊食一支薰啦！</text:p>
        <text:p text:style-name="P1">ah tsia̍h tsi̍t ki hun --lah!</text:p>
        <text:p text:style-name="P1"/>
        <text:p text:style-name="P1">我已經改薰矣。</text:p>
        <text:p text:style-name="P1">Guán í-king kái hun --ah.</text:p>
        <text:p text:style-name="P1"/>
        <text:p text:style-name="P1">喔？</text:p>
        <text:p text:style-name="P1">Ooh? </text:p>
        <text:p text:style-name="P1"/>
        <text:p text:style-name="P1">喔喔喔喔。</text:p>
        <text:p text:style-name="P1">Ooh ooh ooh ooh.</text:p>
        <text:p text:style-name="P1"/>
        <text:p text:style-name="P1">入來歇睏啦！</text:p>
        <text:p text:style-name="P1">Li̍p--lâi hioh-khùn --lah!</text:p>
        <text:p text:style-name="P1"/>
        <text:p text:style-name="P1">謼著，</text:p>
        <text:p text:style-name="P1">Hooh tio̍h, </text:p>
        <text:p text:style-name="P1"><text:soft-page-break/></text:p>
        <text:p text:style-name="P1">先入去歇睏一下也好乎。</text:p>
        <text:p text:style-name="P1">sing li̍p-khì hioh-khùn --tsi̍t-ē iā hó --honnh.</text:p>
        <text:p text:style-name="P1"/>
        <text:p text:style-name="P1"><text:s/>秀娟 。</text:p>
        <text:p text:style-name="P1"><text:s/>Siù-kuan .</text:p>
        <text:p text:style-name="P1"/>
        <text:p text:style-name="P1">啊？</text:p>
        <text:p text:style-name="P1">Ah? </text:p>
        <text:p text:style-name="P1"/>
        <text:p text:style-name="P1">爸爸。</text:p>
        <text:p text:style-name="P1">Pá-pah.</text:p>
        <text:p text:style-name="P1"/>
        <text:p text:style-name="P1">九點外矣，</text:p>
        <text:p text:style-name="P1">Káu tiám guā --ah, </text:p>
        <text:p text:style-name="P1"/>
        <text:p text:style-name="P1">你揹書包欲去⿰佗位？</text:p>
        <text:p text:style-name="P1">lí phāinn tsu-pau beh khì tueh?</text:p>
        <text:p text:style-name="P1"/>
        <text:p text:style-name="P1">去同學in兜寫字。</text:p>
        <text:p text:style-name="P1">Khì tông-o̍h in tau siá-lī.</text:p>
        <text:p text:style-name="P1"/>
        <text:p text:style-name="P1">哪會遮暗才欲去？</text:p>
        <text:p text:style-name="P1">Ná ē tsiah àm tsiah beh khì?</text:p>
        <text:p text:style-name="P1"/>
        <text:p text:style-name="P1">伊日時仔去病院，</text:p>
        <text:p text:style-name="P1">I li̍t-sî--á khì pīnn-īnn, </text:p>
        <text:p text:style-name="P1"/>
        <text:p text:style-name="P1">暗時仔才有轉來，</text:p>
        <text:p text:style-name="P1">àm-sî--á tsiah ū tńg--lâi, </text:p>
        <text:p text:style-name="P1"/>
        <text:p text:style-name="P1">阮老師叫我幫助伊做習題。</text:p>
        <text:p text:style-name="P1">gún lāu-su kiò guá pang-tsōo i tsò si̍p-tê.</text:p>
        <text:p text:style-name="P1"/>
        <text:p text:style-name="P1">喔，</text:p>
        <text:p text:style-name="P1">Ooh, </text:p>
        <text:p text:style-name="P1"/>
        <text:p text:style-name="P1">你較早轉來咧喔！</text:p>
        <text:p text:style-name="P1">lí khah-tsá tńg--lâi --eh --ooh!</text:p>
        <text:p text:style-name="P1"/>
        <text:p text:style-name="P1">好，</text:p>
        <text:p text:style-name="P1">Hó, </text:p>
        <text:p text:style-name="P1"/>
        <text:p text:style-name="P1">爸爸 再見 ！</text:p>
        <text:p text:style-name="P1">pá-pah <text:s/>再見 !</text:p>
        <text:p text:style-name="P1"/>
        <text:p text:style-name="P1">路暗暗，</text:p>
        <text:p text:style-name="P1">Lōo àm-àm, </text:p>
        <text:p text:style-name="P1"/>
        <text:p text:style-name="P1">毋好用走的啦。</text:p>
        <text:p text:style-name="P1">m̄ hó iōng tsáu --ê --lah.</text:p>
        <text:p text:style-name="P1"/>
        <text:p text:style-name="P1">好。</text:p>
        <text:p text:style-name="P1">Hó.</text:p>
        <text:p text:style-name="P1"/>
        <text:p text:style-name="P1">肉粽、</text:p>
        <text:p text:style-name="P1">Bah-tsàng, </text:p>
        <text:p text:style-name="P1"/>
        <text:p text:style-name="P1">肉粽、</text:p>
        <text:p text:style-name="P1">bah-tsàng, </text:p>
        <text:p text:style-name="P1"/>
        <text:p text:style-name="P1">肉粽、</text:p>
        <text:p text:style-name="P1">bah-tsàng, </text:p>
        <text:p text:style-name="P1"/>
        <text:p text:style-name="P1">肉粽。</text:p>
        <text:p text:style-name="P1">bah-tsàng.</text:p>
        <text:p text:style-name="P1"/>
        <text:p text:style-name="P1">自悲自嘆歹命人，</text:p>
        <text:p text:style-name="P1">Tsū pi tsū thàn pháinn-miā lâng, </text:p>
        <text:p text:style-name="P1"/>
        <text:p text:style-name="P1">爸母本來真疼痛，</text:p>
        <text:p text:style-name="P1">pē-bú pún-lâi tsin thiànn-thàng, </text:p>
        <text:p text:style-name="P1"/>
        <text:p text:style-name="P1"><text:soft-page-break/>予我讀書幾若冬，</text:p>
        <text:p text:style-name="P1">hōo guá tha̍k-tsu kuí-lō tang, </text:p>
        <text:p text:style-name="P1"/>
        <text:p text:style-name="P1">卒業頭路無半項，</text:p>
        <text:p text:style-name="P1">tsut-gia̍p thâu-lōo bô puànn hāng, </text:p>
        <text:p text:style-name="P1"/>
        <text:p text:style-name="P1">暫時來賣燒肉粽，</text:p>
        <text:p text:style-name="P1">tsiām-sî lâi buē sio bah-tsàng, </text:p>
        <text:p text:style-name="P1"/>
        <text:p text:style-name="P1">燒肉粽啊燒肉粽，</text:p>
        <text:p text:style-name="P1">sio bah-tsàng --ah sio bah-tsàng, </text:p>
        <text:p text:style-name="P1"/>
        <text:p text:style-name="P1">賣燒肉粽。</text:p>
        <text:p text:style-name="P1">buē sio bah-tsàng. </text:p>
        <text:p text:style-name="P1"/>
        <text:p text:style-name="P1">欲做大來毋敢望，</text:p>
        <text:p text:style-name="P1">Beh tsuè tuā lâi m̄ kánn bāng, </text:p>
        <text:p text:style-name="P1"/>
        <text:p text:style-name="P1">欲做小來又無空，</text:p>
        <text:p text:style-name="P1">beh tsuè sió lâi iū bô khang, </text:p>
        <text:p text:style-name="P1"/>
        <text:p text:style-name="P1">更深風冷跤手凍，</text:p>
        <text:p text:style-name="P1">kinn tshim hong líng kha-tshiú tàng, </text:p>
        <text:p text:style-name="P1"/>
        <text:p text:style-name="P1">啥人知我的苦痛，</text:p>
        <text:p text:style-name="P1">siánn lâng tsai guá ê khóo-thàng, </text:p>
        <text:p text:style-name="P1"/>
        <text:p text:style-name="P1">環境迫我賣肉粽，</text:p>
        <text:p text:style-name="P1">khuân-kíng pik guá buē bah-tsàng, </text:p>
        <text:p text:style-name="P1"/>
        <text:p text:style-name="P1">燒肉粽啊燒肉粽，</text:p>
        <text:p text:style-name="P1">sio bah-tsàng --ah sio bah-tsàng, </text:p>
        <text:p text:style-name="P1"/>
        <text:p text:style-name="P1">賣燒肉粽。</text:p>
        <text:p text:style-name="P1">buē sio bah-tsàng.</text:p>
        <text:p text:style-name="P1"/>
        <text:p text:style-name="P1">人客，</text:p>
        <text:p text:style-name="P1">Lâng-kheh, </text:p>
        <text:p text:style-name="P1"/>
        <text:p text:style-name="P1">人客，</text:p>
        <text:p text:style-name="P1">lâng-kheh, </text:p>
        <text:p text:style-name="P1"/>
        <text:p text:style-name="P1">讚的啦，</text:p>
        <text:p text:style-name="P1">tsàn --ê --lah, </text:p>
        <text:p text:style-name="P1"/>
        <text:p text:style-name="P1">全少年的啦，</text:p>
        <text:p text:style-name="P1">tsuân siàu-liân --ê --lah, </text:p>
        <text:p text:style-name="P1"/>
        <text:p text:style-name="P1">無䆀啦，</text:p>
        <text:p text:style-name="P1">bô bái --lah, </text:p>
        <text:p text:style-name="P1"/>
        <text:p text:style-name="P1">讚的！</text:p>
        <text:p text:style-name="P1">tsàn --ê! </text:p>
        <text:p text:style-name="P1"/>
        <text:p text:style-name="P1">唉，</text:p>
        <text:p text:style-name="P1">Haih, </text:p>
        <text:p text:style-name="P1"/>
        <text:p text:style-name="P1">恁娘咧，</text:p>
        <text:p text:style-name="P1">lín niâ --leh, </text:p>
        <text:p text:style-name="P1"/>
        <text:p text:style-name="P1">規暗頭仔做無甲半个生理。</text:p>
        <text:p text:style-name="P1">kui àm-thâu-á tsò bô kah puànn ê sing-lí.</text:p>
        <text:p text:style-name="P1"/>
        <text:p text:style-name="P1">燒肉粽、</text:p>
        <text:p text:style-name="P1">Sio bah-tsàng, </text:p>
        <text:p text:style-name="P1"/>
        <text:p text:style-name="P1">燒肉粽。</text:p>
        <text:p text:style-name="P1">sio bah-tsàng.</text:p>
        <text:p text:style-name="P1"/>
        <text:p text:style-name="P1"><text:soft-page-break/>肉粽。</text:p>
        <text:p text:style-name="P1">Bah-tsàng.</text:p>
        <text:p text:style-name="P1"/>
        <text:p text:style-name="P1">好，</text:p>
        <text:p text:style-name="P1">Hó, </text:p>
        <text:p text:style-name="P1"/>
        <text:p text:style-name="P1">來囉，</text:p>
        <text:p text:style-name="P1">lâi --looh, </text:p>
        <text:p text:style-name="P1"/>
        <text:p text:style-name="P1">先生，</text:p>
        <text:p text:style-name="P1">sian-sinn, </text:p>
        <text:p text:style-name="P1"/>
        <text:p text:style-name="P1">你欲買肉粽是毋？</text:p>
        <text:p text:style-name="P1">lí beh bé bah-tsàng sī --m̄?</text:p>
        <text:p text:style-name="P1"/>
        <text:p text:style-name="P1">肉粽一粒偌濟？</text:p>
        <text:p text:style-name="P1">Bah-tsàng tsi̍t lia̍p guā-tsuē?</text:p>
        <text:p text:style-name="P1"/>
        <text:p text:style-name="P1">兩箍佮三箍的啦！</text:p>
        <text:p text:style-name="P1">Nn̄g khoo kah sann-khoo--ê --lah!</text:p>
        <text:p text:style-name="P1"/>
        <text:p text:style-name="P1">三箍提一粒。</text:p>
        <text:p text:style-name="P1">Sann khoo the̍h --tsi̍t-lia̍p.</text:p>
        <text:p text:style-name="P1"/>
        <text:p text:style-name="P1">多謝乎。</text:p>
        <text:p text:style-name="P1">To-siā --honnh.</text:p>
        <text:p text:style-name="P1"/>
        <text:p text:style-name="P1">三箍的提十五粒！</text:p>
        <text:p text:style-name="P1">Sann-khoo--ê the̍h --tsa̍p-gōo-lia̍p!</text:p>
        <text:p text:style-name="P1"/>
        <text:p text:style-name="P1">好好好，</text:p>
        <text:p text:style-name="P1">Hó hó hó, </text:p>
        <text:p text:style-name="P1"/>
        <text:p text:style-name="P1">來喔！</text:p>
        <text:p text:style-name="P1">lâi --ooh! </text:p>
        <text:p text:style-name="P1"/>
        <text:p text:style-name="P1"><text:s/>小妹 。</text:p>
        <text:p text:style-name="P1"><text:s/>小妹 . </text:p>
        <text:p text:style-name="P1"/>
        <text:p text:style-name="P1">啊你算看覓一下唅乎。</text:p>
        <text:p text:style-name="P1">Ah lí sǹg khuànn-māi --tsi̍t-ē --hannh --honnh. </text:p>
        <text:p text:style-name="P1"/>
        <text:p text:style-name="P1"><text:s/>小妹 啊，</text:p>
        <text:p text:style-name="P1"><text:s/>小妹 <text:s/>--ah, </text:p>
        <text:p text:style-name="P1"/>
        <text:p text:style-name="P1">啊你按呢遮早就賣轉來矣！</text:p>
        <text:p text:style-name="P1">ah lí án-ne tsiah tsá tō buē --tńg-lâi --ah!</text:p>
        <text:p text:style-name="P1"/>
        <text:p text:style-name="P1">我若超過十一點轉去，</text:p>
        <text:p text:style-name="P1">Guá nā tshiau-kè tsa̍p-it tiám tńg--khì, </text:p>
        <text:p text:style-name="P1"/>
        <text:p text:style-name="P1">阮爸爸攏會問東問西。</text:p>
        <text:p text:style-name="P1">gún pá-pah lóng ē mn̄g tang mn̄g sai.</text:p>
        <text:p text:style-name="P1"/>
        <text:p text:style-name="P1">喔喔喔！</text:p>
        <text:p text:style-name="P1">Ooh ooh ooh!</text:p>
        <text:p text:style-name="P1"/>
        <text:p text:style-name="P1">啊我三箍的賣兩粒，</text:p>
        <text:p text:style-name="P1">Ah guá sann-khoo--ê buē nn̄g lia̍p, </text:p>
        <text:p text:style-name="P1"/>
        <text:p text:style-name="P1">兩箍的賣六粒啦！</text:p>
        <text:p text:style-name="P1">nn̄g-khoo--ê buē la̍k lia̍p --lah!</text:p>
        <text:p text:style-name="P1"/>
        <text:p text:style-name="P1">喂，</text:p>
        <text:p text:style-name="P1">Eh, </text:p>
        <text:p text:style-name="P1"/>
        <text:p text:style-name="P1">啊兩點外鐘久賣遮的乎按呢算上好的啦！</text:p>
        <text:p text:style-name="P1">ah nn̄g tiám guā tsing kú <text:soft-page-break/>buē tsia-ê --honnh án-ne sǹg siōng hó ê --lah!</text:p>
        <text:p text:style-name="P1"/>
        <text:p text:style-name="P1">我想講先來去賣獎券。</text:p>
        <text:p text:style-name="P1">Guá siūnn-kóng sing lâi-khì buē tsióng-kuàn.</text:p>
        <text:p text:style-name="P1"/>
        <text:p text:style-name="P1">你若坐袂牢，</text:p>
        <text:p text:style-name="P1">Lí nā tsē buē tiâu, </text:p>
        <text:p text:style-name="P1"/>
        <text:p text:style-name="P1">罔做議量去賣嘛無要緊。</text:p>
        <text:p text:style-name="P1">bóng tsuè gī-niū khì buē mā bô iàu-kín.</text:p>
        <text:p text:style-name="P1"/>
        <text:p text:style-name="P1">賣獎券一日趁無二十箍，</text:p>
        <text:p text:style-name="P1">Bē tsióng-kuàn tsi̍t li̍t thàn bô lī-tsa̍p khoo, </text:p>
        <text:p text:style-name="P1"/>
        <text:p text:style-name="P1">你哪有遐濟錢來買牛奶來飼 秀珠 ，</text:p>
        <text:p text:style-name="P1">lí ná ū hiah tsē tsînn lâi bé gû-ni lâi tshī <text:s/>Siù-tsu , </text:p>
        <text:p text:style-name="P1"/>
        <text:p text:style-name="P1">遮爾細漢的囡仔是絕對袂用得受枵寒，</text:p>
        <text:p text:style-name="P1">tsiah-nī sè-hàn ê gín-á sī tsua̍t-tuì bē-īng-eh siū iau kuânn, </text:p>
        <text:p text:style-name="P1"/>
        <text:p text:style-name="P1">絕對袂用得。</text:p>
        <text:p text:style-name="P1">tsua̍t-tuì bē-īng-eh. </text:p>
        <text:p text:style-name="P1"/>
        <text:p text:style-name="P1">搖搖搖，</text:p>
        <text:p text:style-name="P1">Iô iô iô, </text:p>
        <text:p text:style-name="P1"/>
        <text:p text:style-name="P1"><text:s/>秀珠 毋通哭。</text:p>
        <text:p text:style-name="P1"><text:s/>Siù-tsu <text:s/>m̄-thang khàu. </text:p>
        <text:p text:style-name="P1"/>
        <text:p text:style-name="P1">乖乖毋通哭乎，</text:p>
        <text:p text:style-name="P1">Kuai-kuai m̄-thang khàu --honnh, </text:p>
        <text:p text:style-name="P1"/>
        <text:p text:style-name="P1"><text:s/>秀珠 。</text:p>
        <text:p text:style-name="P1"><text:s/>Siù-tsu .</text:p>
        <text:p text:style-name="P1"/>
        <text:p text:style-name="P1">嘿，</text:p>
        <text:p text:style-name="P1">Heh, </text:p>
        <text:p text:style-name="P1"/>
        <text:p text:style-name="P1"><text:s/>志明 啊，</text:p>
        <text:p text:style-name="P1"><text:s/>Tsì-bîng <text:s/>--ah, </text:p>
        <text:p text:style-name="P1"/>
        <text:p text:style-name="P1">啊十二點外矣，</text:p>
        <text:p text:style-name="P1">ah tsa̍p-lī tiám guā --ah, </text:p>
        <text:p text:style-name="P1"/>
        <text:p text:style-name="P1">你是欲去佗唅？</text:p>
        <text:p text:style-name="P1">lí sī beh khì tó --hannh?</text:p>
        <text:p text:style-name="P1"/>
        <text:p text:style-name="P1">就 秀珠 咧哭乎，</text:p>
        <text:p text:style-name="P1">Tō <text:s/>Siù-tsu <text:s/>leh khàu --honnh.</text:p>
        <text:p text:style-name="P1"/>
        <text:p text:style-name="P1">抱出來外口行行咧啦！</text:p>
        <text:p text:style-name="P1"><text:s/>phō --tshut-lâi guā-kháu kiânn-kiânn--leh --lah!</text:p>
        <text:p text:style-name="P1"/>
        <text:p text:style-name="P1">喔，</text:p>
        <text:p text:style-name="P1">Ooh, </text:p>
        <text:p text:style-name="P1"/>
        <text:p text:style-name="P1">嘿啊今仔日乎是阮彼个老朋友乎，</text:p>
        <text:p text:style-name="P1">heh ah kin-á-li̍t --honnh sī gún hit ê lāu pîng-iú --honnh, </text:p>
        <text:p text:style-name="P1"/>
        <text:p text:style-name="P1">in後生娶牽手，</text:p>
        <text:p text:style-name="P1">in hāu-sinn tshuā khan-tshiú, </text:p>
        <text:p text:style-name="P1"/>
        <text:p text:style-name="P1">我去予請喜酒，</text:p>
        <text:p text:style-name="P1">guá khì hōo tshiánn hí-tsiú, </text:p>
        <text:p text:style-name="P1"><text:soft-page-break/></text:p>
        <text:p text:style-name="P1">啉一下足爽快，</text:p>
        <text:p text:style-name="P1">lim --tsi̍t-ē tsiok sóng-khuài, </text:p>
        <text:p text:style-name="P1"/>
        <text:p text:style-name="P1">哈哈哈。</text:p>
        <text:p text:style-name="P1">ha ha ha. </text:p>
        <text:p text:style-name="P1"/>
        <text:p text:style-name="P1">我看你一个查埔人呢，</text:p>
        <text:p text:style-name="P1">Guá khuànn lí tsi̍t ê tsa-poo-lâng --neh, </text:p>
        <text:p text:style-name="P1"/>
        <text:p text:style-name="P1">也欲𤆬食奶囡仔，</text:p>
        <text:p text:style-name="P1">iā beh tshuā tsia̍h ling gín-á, </text:p>
        <text:p text:style-name="P1"/>
        <text:p text:style-name="P1">也閣欲去外口趁錢，</text:p>
        <text:p text:style-name="P1">iā koh beh khì guā-kháu thàn-tsînn, </text:p>
        <text:p text:style-name="P1"/>
        <text:p text:style-name="P1">你應該閣娶一个才著。</text:p>
        <text:p text:style-name="P1">lí ing-kai koh tshuā tsi̍t ê tsiah tio̍h.</text:p>
        <text:p text:style-name="P1"/>
        <text:p text:style-name="P1"><text:s/>福來 兄，</text:p>
        <text:p text:style-name="P1"><text:s/>Hok-lâi <text:s/>hiann, </text:p>
        <text:p text:style-name="P1"/>
        <text:p text:style-name="P1">你毋通講笑，</text:p>
        <text:p text:style-name="P1">lí m̄-thang kóng-tshiò, </text:p>
        <text:p text:style-name="P1"/>
        <text:p text:style-name="P1">啉酒佇咧緊入來睏。</text:p>
        <text:p text:style-name="P1">lim-tsiú tī-teh kín li̍p--lâi khùn.</text:p>
        <text:p text:style-name="P1"/>
        <text:p text:style-name="P1">行。</text:p>
        <text:p text:style-name="P1">Kiânn. </text:p>
        <text:p text:style-name="P1"/>
        <text:p text:style-name="P1">阮大箍的足𠢕食醋的，</text:p>
        <text:p text:style-name="P1">Gún tuā-khoo--ê tsiok gâu tsia̍h-tshòo ê, </text:p>
        <text:p text:style-name="P1"/>
        <text:p text:style-name="P1">伊一定會講我去歪哥，</text:p>
        <text:p text:style-name="P1">i it-tīng ē kóng guá khì uai-ko, </text:p>
        <text:p text:style-name="P1"/>
        <text:p text:style-name="P1">才會遮晏才轉來。</text:p>
        <text:p text:style-name="P1">tsiah ē tsiah uànn tsiah tńg--lâi.</text:p>
        <text:p text:style-name="P1"/>
        <text:p text:style-name="P1">袂啦！</text:p>
        <text:p text:style-name="P1">Buē --lah!</text:p>
        <text:p text:style-name="P1"/>
        <text:p text:style-name="P1">你看。</text:p>
        <text:p text:style-name="P1">Lí khuànn. </text:p>
        <text:p text:style-name="P1"/>
        <text:p text:style-name="P1">喂喂喂，</text:p>
        <text:p text:style-name="P1">Eh eh eh, </text:p>
        <text:p text:style-name="P1"/>
        <text:p text:style-name="P1">啊我才叫阮大箍的揀一个予你，</text:p>
        <text:p text:style-name="P1">ah guá tsiah kiò gún tuā-khoo--ê kíng tsi̍t ê hōo --lí, </text:p>
        <text:p text:style-name="P1"/>
        <text:p text:style-name="P1">一定足媠的呢乎。</text:p>
        <text:p text:style-name="P1">it-tīng tsiok suí --ê --neh --honnh.</text:p>
        <text:p text:style-name="P1"/>
        <text:p text:style-name="P1">趁 秀珠 睏去，</text:p>
        <text:p text:style-name="P1">Thàn <text:s/>Siù-tsu <text:s/>khùn--khì, </text:p>
        <text:p text:style-name="P1"/>
        <text:p text:style-name="P1">我抱伊入來睏乎。</text:p>
        <text:p text:style-name="P1">guá phō i li̍p--lâi khùn --honnh.</text:p>
        <text:p text:style-name="P1"/>
        <text:p text:style-name="P1">緊去睏。</text:p>
        <text:p text:style-name="P1">Kín khì khùn. </text:p>
        <text:p text:style-name="P1"/>
        <text:p text:style-name="P1">大箍 春仔 ，</text:p>
        <text:p text:style-name="P1">Tuā-khoo <text:s/>Tshun--á , </text:p>
        <text:p text:style-name="P1"/>
        <text:p text:style-name="P1"><text:soft-page-break/>開門。</text:p>
        <text:p text:style-name="P1">khui-mn̂g. </text:p>
        <text:p text:style-name="P1"/>
        <text:p text:style-name="P1">嘿，</text:p>
        <text:p text:style-name="P1">Heh, </text:p>
        <text:p text:style-name="P1"/>
        <text:p text:style-name="P1">我就揀佗一型的查某予伊啊。</text:p>
        <text:p text:style-name="P1">guá tō kíng tó tsi̍t hîng ê tsa-bóo hōo --i --ah.</text:p>
        <text:p text:style-name="P1"/>
        <text:p text:style-name="P1">哼，</text:p>
        <text:p text:style-name="P1">Hngh, </text:p>
        <text:p text:style-name="P1"/>
        <text:p text:style-name="P1">燒酒若啉落去乎，</text:p>
        <text:p text:style-name="P1">sio-tsiú nā lim --lo̍h-khì --honnh, </text:p>
        <text:p text:style-name="P1"/>
        <text:p text:style-name="P1">閣想欲去揣查某喔！</text:p>
        <text:p text:style-name="P1">koh siūnn-beh khì tshē tsa-bóo --ooh!</text:p>
        <text:p text:style-name="P1"/>
        <text:p text:style-name="P1">Mh，</text:p>
        <text:p text:style-name="P1">Mh, </text:p>
        <text:p text:style-name="P1"/>
        <text:p text:style-name="P1">喔恁娘咧！</text:p>
        <text:p text:style-name="P1">ooh lín niâ --leh!</text:p>
        <text:p text:style-name="P1"/>
        <text:p text:style-name="P1">阮娘怎樣？</text:p>
        <text:p text:style-name="P1">Guán niâ tsánn-iūnn?</text:p>
        <text:p text:style-name="P1"/>
        <text:p text:style-name="P1">恁娘阮丈姆仔。</text:p>
        <text:p text:style-name="P1">Lín niâ gún tiūnn-ḿ-á. </text:p>
        <text:p text:style-name="P1"/>
        <text:p text:style-name="P1">人我是講欲揀一个查某予 志明 ，</text:p>
        <text:p text:style-name="P1">Lâng guá sī kóng beh kíng tsi̍t ê tsa-bóo hōo <text:s/>Tsì-bîng , </text:p>
        <text:p text:style-name="P1"/>
        <text:p text:style-name="P1">喂喂做。</text:p>
        <text:p text:style-name="P1">eh eh tsò.</text:p>
        <text:p text:style-name="P1"/>
        <text:p text:style-name="P1">你去死啦，</text:p>
        <text:p text:style-name="P1">Lí khì sí --lah, </text:p>
        <text:p text:style-name="P1"/>
        <text:p text:style-name="P1">免踮遐咧假鬼假怪啦！</text:p>
        <text:p text:style-name="P1">bián tàm hia leh ké-kuí-ké-kuài --lah! </text:p>
        <text:p text:style-name="P1"/>
        <text:p text:style-name="P1"><text:s/>志明 佇佗？</text:p>
        <text:p text:style-name="P1"><text:s/>Tsì-bîng <text:s/>tī tó? </text:p>
        <text:p text:style-name="P1"/>
        <text:p text:style-name="P1">雞胿免歕啦！</text:p>
        <text:p text:style-name="P1">Ke-kui bián pûn --lah!</text:p>
        <text:p text:style-name="P1"/>
        <text:p text:style-name="P1">彼當然的喔，</text:p>
        <text:p text:style-name="P1">He tong-liân --ê --ooh! </text:p>
        <text:p text:style-name="P1"/>
        <text:p text:style-name="P1">我的雞胿攏嘛毋免用按呢，</text:p>
        <text:p text:style-name="P1">Guá ê kue-kui lóng mā m̄ bián iōng án-ni, </text:p>
        <text:p text:style-name="P1"/>
        <text:p text:style-name="P1">攏嘛按呢 n̋g、n̋g、n̋g、n̋g ，</text:p>
        <text:p text:style-name="P1">lóng mā án-ni <text:s/>n̋g, n̋g, n̋g, n̋g , </text:p>
        <text:p text:style-name="P1"/>
        <text:p text:style-name="P1">用灌風的。</text:p>
        <text:p text:style-name="P1">iōng kuàn-hong --ê. </text:p>
        <text:p text:style-name="P1"/>
        <text:p text:style-name="P1">啊你去死啦，</text:p>
        <text:p text:style-name="P1">Ah lí khì sí --lah, </text:p>
        <text:p text:style-name="P1"/>
        <text:p text:style-name="P1">猶毋緊去睏是毋！</text:p>
        <text:p text:style-name="P1">iá m̄ kín khì khùn sī --m̄! </text:p>
        <text:p text:style-name="P1"/>
        <text:p text:style-name="P1">睏，</text:p>
        <text:p text:style-name="P1">Khùn, </text:p>
        <text:p text:style-name="P1"/>
        <text:p text:style-name="P1">睏，</text:p>
        <text:p text:style-name="P1">khùn, </text:p>
        <text:p text:style-name="P1"/>
        <text:p text:style-name="P1"><text:soft-page-break/>來睏喔。</text:p>
        <text:p text:style-name="P1">lâi khùn --ooh. </text:p>
        <text:p text:style-name="P1"/>
        <text:p text:style-name="P1">哎喲！</text:p>
        <text:p text:style-name="P1">Ai-iō!</text:p>
        <text:p text:style-name="P1"/>
        <text:p text:style-name="P1">喂啊唷，</text:p>
        <text:p text:style-name="P1">Eh ah ioh, </text:p>
        <text:p text:style-name="P1"/>
        <text:p text:style-name="P1">死人，</text:p>
        <text:p text:style-name="P1">sí-lâng, </text:p>
        <text:p text:style-name="P1"/>
        <text:p text:style-name="P1">peh起來啦，</text:p>
        <text:p text:style-name="P1">peh --khí-lâi --lah, </text:p>
        <text:p text:style-name="P1"/>
        <text:p text:style-name="P1">這箍敢若死人呢，</text:p>
        <text:p text:style-name="P1">tsit khoo kán-ná sí-lâng --neh, </text:p>
        <text:p text:style-name="P1"/>
        <text:p text:style-name="P1">拖袂行你無⿰看見，</text:p>
        <text:p text:style-name="P1">thua buē kiânn lí bô khuàinn, </text:p>
        <text:p text:style-name="P1"/>
        <text:p text:style-name="P1">起來啦！</text:p>
        <text:p text:style-name="P1">khí-lâi --lah!</text:p>
        <text:p text:style-name="P1"/>
        <text:p text:style-name="P1">人欲閣來啉。</text:p>
        <text:p text:style-name="P1">Lâng beh koh lâi lim.</text:p>
        <text:p text:style-name="P1"/>
        <text:p text:style-name="P1">欲閣啉，</text:p>
        <text:p text:style-name="P1">Beh koh lim, </text:p>
        <text:p text:style-name="P1"/>
        <text:p text:style-name="P1">啉你去死啦啉！</text:p>
        <text:p text:style-name="P1">lim lí khì sí --lah lim!</text:p>
        <text:p text:style-name="P1"/>
        <text:p text:style-name="P1">袂見笑講欲招人睏，</text:p>
        <text:p text:style-name="P1">Bē kiàn-siàu kóng beh tsio lâng khùn, </text:p>
        <text:p text:style-name="P1"/>
        <text:p text:style-name="P1">哎喲喂啊！</text:p>
        <text:p text:style-name="P1">ai-iō-uê --ah!</text:p>
        <text:p text:style-name="P1"/>
        <text:p text:style-name="P1">喂，</text:p>
        <text:p text:style-name="P1">Ueh, </text:p>
        <text:p text:style-name="P1"/>
        <text:p text:style-name="P1">今是好矣未啦？</text:p>
        <text:p text:style-name="P1">tann sī hó --ah bē --lah? </text:p>
        <text:p text:style-name="P1"/>
        <text:p text:style-name="P1">喔，</text:p>
        <text:p text:style-name="P1">Ooh, </text:p>
        <text:p text:style-name="P1"/>
        <text:p text:style-name="P1">今仔日天氣袂䆀喔！</text:p>
        <text:p text:style-name="P1">kin-á-li̍t thinn-khì buē-bái --ooh! </text:p>
        <text:p text:style-name="P1"/>
        <text:p text:style-name="P1">唉唷。</text:p>
        <text:p text:style-name="P1">Haih ioh.</text:p>
        <text:p text:style-name="P1"/>
        <text:p text:style-name="P1">來矣啦！</text:p>
        <text:p text:style-name="P1">Lâi --ah --lah!</text:p>
        <text:p text:style-name="P1"/>
        <text:p text:style-name="P1">緊來！</text:p>
        <text:p text:style-name="P1">Kín lâi!</text:p>
        <text:p text:style-name="P1"/>
        <text:p text:style-name="P1">啊你是咧狂啥，</text:p>
        <text:p text:style-name="P1">Ah lí sī teh kông siánn, </text:p>
        <text:p text:style-name="P1"/>
        <text:p text:style-name="P1">哪有這跤紙箱仔？</text:p>
        <text:p text:style-name="P1">ná ū tsit kha tsuá-siunn-á?</text:p>
        <text:p text:style-name="P1"/>
        <text:p text:style-name="P1">箱仔內面，</text:p>
        <text:p text:style-name="P1">Siunn-á lāi-bīn, </text:p>
        <text:p text:style-name="P1"/>
        <text:p text:style-name="P1">有一个囡仔佇咧。</text:p>
        <text:p text:style-name="P1">ū tsi̍t ê gín-á tī--leh.</text:p>
        <text:p text:style-name="P1"/>
        <text:p text:style-name="P1">啥物，</text:p>
        <text:p text:style-name="P1">Siánn-mih, </text:p>
        <text:p text:style-name="P1"/>
        <text:p text:style-name="P1"><text:soft-page-break/>囡仔？</text:p>
        <text:p text:style-name="P1">gín-á?</text:p>
        <text:p text:style-name="P1"/>
        <text:p text:style-name="P1">天賜予咱的啦！</text:p>
        <text:p text:style-name="P1">Thinn sù hōo lán ê --lah!</text:p>
        <text:p text:style-name="P1"/>
        <text:p text:style-name="P1">哎喲，</text:p>
        <text:p text:style-name="P1">Ai-iō, </text:p>
        <text:p text:style-name="P1"/>
        <text:p text:style-name="P1">你看，</text:p>
        <text:p text:style-name="P1">lí khuànn, </text:p>
        <text:p text:style-name="P1"/>
        <text:p text:style-name="P1">遮古錐啦，</text:p>
        <text:p text:style-name="P1">tsiah kóo-tsui --lah, </text:p>
        <text:p text:style-name="P1"/>
        <text:p text:style-name="P1">閣敢若佇咧笑啦！</text:p>
        <text:p text:style-name="P1">koh kán-ná tī-leh tshiò --lah!</text:p>
        <text:p text:style-name="P1"/>
        <text:p text:style-name="P1">喔喔喔，</text:p>
        <text:p text:style-name="P1">Ooh ooh ooh, </text:p>
        <text:p text:style-name="P1"/>
        <text:p text:style-name="P1">抱予好，</text:p>
        <text:p text:style-name="P1">phō hōo hó, </text:p>
        <text:p text:style-name="P1"/>
        <text:p text:style-name="P1">抱予好喔，</text:p>
        <text:p text:style-name="P1">phō hōo hó --ooh, </text:p>
        <text:p text:style-name="P1"/>
        <text:p text:style-name="P1">緊入來！</text:p>
        <text:p text:style-name="P1">kín li̍p--lâi!</text:p>
        <text:p text:style-name="P1"/>
        <text:p text:style-name="P1">一定是佛祖，</text:p>
        <text:p text:style-name="P1">It-tīng sī Hu̍t-tsóo, </text:p>
        <text:p text:style-name="P1"/>
        <text:p text:style-name="P1">啊可憐咱兩个食甲遮老矣，</text:p>
        <text:p text:style-name="P1">ah khó-liân lán nn̄g ê tsia̍h kah tsiah lāu --ah, </text:p>
        <text:p text:style-name="P1"/>
        <text:p text:style-name="P1">啊無半个囝啦乎！</text:p>
        <text:p text:style-name="P1">ah bô puànn ê kiánn --lah --honnh! </text:p>
        <text:p text:style-name="P1"/>
        <text:p text:style-name="P1">惜惜。</text:p>
        <text:p text:style-name="P1">Sioh sioh. </text:p>
        <text:p text:style-name="P1"/>
        <text:p text:style-name="P1">喂啊毋都看外口有人佇咧無？</text:p>
        <text:p text:style-name="P1">Eh ah m̄ to khuànn guā-kháu ū lâng tī-leh --bô? </text:p>
        <text:p text:style-name="P1"/>
        <text:p text:style-name="P1">通好提幾千銀仔予人。</text:p>
        <text:p text:style-name="P1">Thang hó the̍h kuí tshing gûn-á hōo --lâng.</text:p>
        <text:p text:style-name="P1"/>
        <text:p text:style-name="P1">啊毋知走佗去矣？</text:p>
        <text:p text:style-name="P1">Ah m̄ tsai tsáu tó khì --ah? </text:p>
        <text:p text:style-name="P1"/>
        <text:p text:style-name="P1">欲佗位揣啦？</text:p>
        <text:p text:style-name="P1">Beh tó-uī tshuē --lah? </text:p>
        <text:p text:style-name="P1"/>
        <text:p text:style-name="P1">緊入來！</text:p>
        <text:p text:style-name="P1">Kín li̍p--lâi!</text:p>
        <text:p text:style-name="P1"/>
        <text:p text:style-name="P1">哎喲，</text:p>
        <text:p text:style-name="P1">Ai-iō, </text:p>
        <text:p text:style-name="P1"/>
        <text:p text:style-name="P1">古錐甲。</text:p>
        <text:p text:style-name="P1">kóo-tsui kah.</text:p>
        <text:p text:style-name="P1"/>
        <text:p text:style-name="P1">爸爸、</text:p>
        <text:p text:style-name="P1">Pá-pah, </text:p>
        <text:p text:style-name="P1"/>
        <text:p text:style-name="P1">爸爸、</text:p>
        <text:p text:style-name="P1">pá-pah, </text:p>
        <text:p text:style-name="P1"/>
        <text:p text:style-name="P1">爸爸！</text:p>
        <text:p text:style-name="P1">pá-pah! </text:p>
        <text:p text:style-name="P1"/>
        <text:p text:style-name="P1"><text:s/>鴻文 啊、</text:p>
        <text:p text:style-name="P1"><text:s/>Hông-bûn <text:s/>--ah, </text:p>
        <text:p text:style-name="P1"><text:soft-page-break/></text:p>
        <text:p text:style-name="P1"><text:s/>鴻文 ，</text:p>
        <text:p text:style-name="P1"><text:s/>Hông-bûn , </text:p>
        <text:p text:style-name="P1"/>
        <text:p text:style-name="P1">緊咧啦，</text:p>
        <text:p text:style-name="P1">Kín --eh --lah, </text:p>
        <text:p text:style-name="P1"/>
        <text:p text:style-name="P1">爸爸佮妹妹無佇咧，</text:p>
        <text:p text:style-name="P1">pá-pah kah me--meh bô tī--leh, </text:p>
        <text:p text:style-name="P1"/>
        <text:p text:style-name="P1">緊起來啦、</text:p>
        <text:p text:style-name="P1">kín khí-lâi --lah, </text:p>
        <text:p text:style-name="P1"/>
        <text:p text:style-name="P1">緊起來啦！</text:p>
        <text:p text:style-name="P1">kín khí-lâi --lah!</text:p>
        <text:p text:style-name="P1"/>
        <text:p text:style-name="P1">欲創啥物啦，</text:p>
        <text:p text:style-name="P1">Beh tshòng siánn-mih --lah, </text:p>
        <text:p text:style-name="P1"/>
        <text:p text:style-name="P1">愛睏甲。</text:p>
        <text:p text:style-name="P1">ài khùn kah.</text:p>
        <text:p text:style-name="P1"/>
        <text:p text:style-name="P1">爸爸佮妹妹無佇咧矣，</text:p>
        <text:p text:style-name="P1">Pá-pah kah me--meh bô tī--leh --ah, </text:p>
        <text:p text:style-name="P1"/>
        <text:p text:style-name="P1">咱緊來揣啦！</text:p>
        <text:p text:style-name="P1">lán kín lâi tshē --lah!</text:p>
        <text:p text:style-name="P1"/>
        <text:p text:style-name="P1">姊姊，</text:p>
        <text:p text:style-name="P1">Tsé-tsé, </text:p>
        <text:p text:style-name="P1"/>
        <text:p text:style-name="P1">欲創啥物啦！</text:p>
        <text:p text:style-name="P1">beh tshòng siánn-mih --lah!</text:p>
        <text:p text:style-name="P1"/>
        <text:p text:style-name="P1">來去看爸爸佮妹妹，</text:p>
        <text:p text:style-name="P1">Lâi-khì khuànn pá-pah kah me--meh, </text:p>
        <text:p text:style-name="P1"/>
        <text:p text:style-name="P1">去佗位啦！</text:p>
        <text:p text:style-name="P1">khì tó-uī --lah!</text:p>
        <text:p text:style-name="P1"/>
        <text:p text:style-name="P1">好啦！</text:p>
        <text:p text:style-name="P1">Hó --lah! </text:p>
        <text:p text:style-name="P1"/>
        <text:p text:style-name="P1">啊，</text:p>
        <text:p text:style-name="P1">Ah, </text:p>
        <text:p text:style-name="P1"/>
        <text:p text:style-name="P1">爸爸，</text:p>
        <text:p text:style-name="P1">pá-pah, </text:p>
        <text:p text:style-name="P1"/>
        <text:p text:style-name="P1">妹妹咧？</text:p>
        <text:p text:style-name="P1">me--meh --leh?</text:p>
        <text:p text:style-name="P1"/>
        <text:p text:style-name="P1">恁妹妹。</text:p>
        <text:p text:style-name="P1">Lín me--meh.</text:p>
        <text:p text:style-name="P1"/>
        <text:p text:style-name="P1">爸爸，</text:p>
        <text:p text:style-name="P1">Pá-pah, </text:p>
        <text:p text:style-name="P1"/>
        <text:p text:style-name="P1">妹妹去佗位矣？</text:p>
        <text:p text:style-name="P1">me--meh khì tó-uī --ah? </text:p>
        <text:p text:style-name="P1"/>
        <text:p text:style-name="P1">是毋是抱去予隔壁阿姆仔育？</text:p>
        <text:p text:style-name="P1">Sī m̄ sī phō khì hōo keh-piah a-ḿ--á io?</text:p>
        <text:p text:style-name="P1"/>
        <text:p text:style-name="P1">毋是啦，</text:p>
        <text:p text:style-name="P1">M̄ sī --lah, </text:p>
        <text:p text:style-name="P1"/>
        <text:p text:style-name="P1">是恁 新莊 彼个阿姑，</text:p>
        <text:p text:style-name="P1">sī lín <text:s/>Sin-tsng <text:s/>hit ê a-koo, </text:p>
        <text:p text:style-name="P1"/>
        <text:p text:style-name="P1">來來來抱。</text:p>
        <text:p text:style-name="P1">lâi lâi lâi phō.</text:p>
        <text:p text:style-name="P1"/>
        <text:p text:style-name="P1"><text:soft-page-break/>阿姑抱伊去創啥物啦？</text:p>
        <text:p text:style-name="P1">A-koo phō i khì tshòng sím-mih --lah?</text:p>
        <text:p text:style-name="P1"/>
        <text:p text:style-name="P1">是啦。</text:p>
        <text:p text:style-name="P1">Sī --lah. </text:p>
        <text:p text:style-name="P1"/>
        <text:p text:style-name="P1">拄才來抱去，</text:p>
        <text:p text:style-name="P1">Tú-tsiah lâi phō khì, </text:p>
        <text:p text:style-name="P1"/>
        <text:p text:style-name="P1">爸爸拄才送in轉去爾爾。</text:p>
        <text:p text:style-name="P1">pá-pah tú-tsiah sàng in tńg--khì niā-niā.</text:p>
        <text:p text:style-name="P1"/>
        <text:p text:style-name="P1">爸爸，</text:p>
        <text:p text:style-name="P1">Pá-pah, </text:p>
        <text:p text:style-name="P1"/>
        <text:p text:style-name="P1">你⿰共人騙！</text:p>
        <text:p text:style-name="P1">lí ka̋ng phiàn!</text:p>
        <text:p text:style-name="P1"/>
        <text:p text:style-name="P1">爸爸無騙恁啦！</text:p>
        <text:p text:style-name="P1">Pá-pah bô phiàn --lín --lah!</text:p>
        <text:p text:style-name="P1"/>
        <text:p text:style-name="P1">好，</text:p>
        <text:p text:style-name="P1">Hó! </text:p>
        <text:p text:style-name="P1"/>
        <text:p text:style-name="P1">我欲來揣阿姑，</text:p>
        <text:p text:style-name="P1">Guá beh lâi tshuē a-koo, </text:p>
        <text:p text:style-name="P1"/>
        <text:p text:style-name="P1">將妹妹抱轉來。</text:p>
        <text:p text:style-name="P1">tsiong me--meh phō --tńg-lâi.</text:p>
        <text:p text:style-name="P1"/>
        <text:p text:style-name="P1">呃，</text:p>
        <text:p text:style-name="P1">Eh, </text:p>
        <text:p text:style-name="P1"/>
        <text:p text:style-name="P1"><text:s/>秀娟 、</text:p>
        <text:p text:style-name="P1"><text:s/>Siù-kuan , </text:p>
        <text:p text:style-name="P1"/>
        <text:p text:style-name="P1"><text:s/>秀娟 ，</text:p>
        <text:p text:style-name="P1"><text:s/>Siù-kuan , </text:p>
        <text:p text:style-name="P1"/>
        <text:p text:style-name="P1">你知影，</text:p>
        <text:p text:style-name="P1">lí tsai-iánn, </text:p>
        <text:p text:style-name="P1"/>
        <text:p text:style-name="P1">爸爸、</text:p>
        <text:p text:style-name="P1">pá-pah, </text:p>
        <text:p text:style-name="P1"/>
        <text:p text:style-name="P1">爸爸是不得已的啦！</text:p>
        <text:p text:style-name="P1">pá-pah sī put-tik-í --ê --lah! </text:p>
        <text:p text:style-name="P1"/>
        <text:p text:style-name="P1"><text:s/>秀娟 ，</text:p>
        <text:p text:style-name="P1"><text:s/>Siù-kuan , </text:p>
        <text:p text:style-name="P1"/>
        <text:p text:style-name="P1">你聽爸爸講，</text:p>
        <text:p text:style-name="P1">lí thiann pá-pah kóng,</text:p>
        <text:p text:style-name="P1"/>
        <text:p text:style-name="P1">爸爸是不忍心將妹妹予人，</text:p>
        <text:p text:style-name="P1">pá-pah sī put lím-sim tsiong me--meh hōo --lâng, </text:p>
        <text:p text:style-name="P1"/>
        <text:p text:style-name="P1">但是呢無按呢做，</text:p>
        <text:p text:style-name="P1">tān-sī --neh bô án-ne tsuè, </text:p>
        <text:p text:style-name="P1"/>
        <text:p text:style-name="P1">妹妹無牛奶粉通食，</text:p>
        <text:p text:style-name="P1">me--meh bô gû-ling-hún thang tsia̍h, </text:p>
        <text:p text:style-name="P1"/>
        <text:p text:style-name="P1">伊的身體閣毋好佇咧，</text:p>
        <text:p text:style-name="P1">i ê sin-thé koh m̄ hó tī--leh, </text:p>
        <text:p text:style-name="P1"/>
        <text:p text:style-name="P1">啊若無錢通共醫，</text:p>
        <text:p text:style-name="P1">ah nā bô tsînn thang kā i, </text:p>
        <text:p text:style-name="P1"/>
        <text:p text:style-name="P1">盍飼甲大漢？</text:p>
        <text:p text:style-name="P1">khah tshī kah tuā-hàn?</text:p>
        <text:p text:style-name="P1"><text:soft-page-break/></text:p>
        <text:p text:style-name="P1">爸爸，</text:p>
        <text:p text:style-name="P1">Pá-pah,</text:p>
        <text:p text:style-name="P1"/>
        <text:p text:style-name="P1">我知，</text:p>
        <text:p text:style-name="P1">guá tsai, </text:p>
        <text:p text:style-name="P1"/>
        <text:p text:style-name="P1">一定是將妹妹抱去予人做新婦仔，</text:p>
        <text:p text:style-name="P1">it-tīng sī tsiong me--meh phō khì hōo lâng tsuè sin-pū-á, </text:p>
        <text:p text:style-name="P1"/>
        <text:p text:style-name="P1">人隔壁 真真 ，</text:p>
        <text:p text:style-name="P1">lâng keh-piah <text:s/>Tsin-tsin , </text:p>
        <text:p text:style-name="P1"/>
        <text:p text:style-name="P1">伊嘛是新婦仔，</text:p>
        <text:p text:style-name="P1">i mā sī sin-pū-á, </text:p>
        <text:p text:style-name="P1"/>
        <text:p text:style-name="P1">伊每日攏予伊媽媽拍，</text:p>
        <text:p text:style-name="P1">i muí li̍t lóng hōo i má-mah phah, </text:p>
        <text:p text:style-name="P1"/>
        <text:p text:style-name="P1">爸爸，</text:p>
        <text:p text:style-name="P1">pá-pah, </text:p>
        <text:p text:style-name="P1"/>
        <text:p text:style-name="P1">妹妹會予人拍，</text:p>
        <text:p text:style-name="P1">me--meh ē hōo lâng phah, </text:p>
        <text:p text:style-name="P1"/>
        <text:p text:style-name="P1">爸爸，</text:p>
        <text:p text:style-name="P1">pá-pah, </text:p>
        <text:p text:style-name="P1"/>
        <text:p text:style-name="P1">自今仔日起，</text:p>
        <text:p text:style-name="P1">tsū kin-á-li̍t khí, </text:p>
        <text:p text:style-name="P1"/>
        <text:p text:style-name="P1">我無愛去讀書，</text:p>
        <text:p text:style-name="P1">guá bô ài khì tha̍k-tsu, </text:p>
        <text:p text:style-name="P1"/>
        <text:p text:style-name="P1">欲趁錢，</text:p>
        <text:p text:style-name="P1">beh thàn-tsînn, </text:p>
        <text:p text:style-name="P1"/>
        <text:p text:style-name="P1">買牛奶粉予妹妹食，</text:p>
        <text:p text:style-name="P1">bé gû-ling-hún hōo me--meh tsia̍h, </text:p>
        <text:p text:style-name="P1"/>
        <text:p text:style-name="P1">好毋？</text:p>
        <text:p text:style-name="P1">hó --m̄? </text:p>
        <text:p text:style-name="P1"/>
        <text:p text:style-name="P1">爸爸，</text:p>
        <text:p text:style-name="P1">Pá-pah, </text:p>
        <text:p text:style-name="P1"/>
        <text:p text:style-name="P1">拜託你將妹妹𤆬轉來啦，</text:p>
        <text:p text:style-name="P1">pài-thok lí tsiong me--meh tshuā --tńg-lâi --lah, </text:p>
        <text:p text:style-name="P1"/>
        <text:p text:style-name="P1">乎？</text:p>
        <text:p text:style-name="P1">honnh?</text:p>
        <text:p text:style-name="P1"/>
        <text:p text:style-name="P1">爸爸、</text:p>
        <text:p text:style-name="P1">Pá-pah, </text:p>
        <text:p text:style-name="P1"/>
        <text:p text:style-name="P1">爸爸，</text:p>
        <text:p text:style-name="P1">pá-pah, </text:p>
        <text:p text:style-name="P1"/>
        <text:p text:style-name="P1">我也欲佮姊姊仝款，</text:p>
        <text:p text:style-name="P1">guá ā beh kah tsé-tsé kāng-khuán, </text:p>
        <text:p text:style-name="P1"/>
        <text:p text:style-name="P1">無愛去讀書，</text:p>
        <text:p text:style-name="P1">bô ài khì tha̍k-tsu, </text:p>
        <text:p text:style-name="P1"/>
        <text:p text:style-name="P1">欲來練做皮鞋，</text:p>
        <text:p text:style-name="P1">beh lâi liān tsò phê-uê, </text:p>
        <text:p text:style-name="P1"/>
        <text:p text:style-name="P1">趁錢，</text:p>
        <text:p text:style-name="P1">thàn-tsînn, </text:p>
        <text:p text:style-name="P1"/>
        <text:p text:style-name="P1">買牛奶予妹妹食，</text:p>
        <text:p text:style-name="P1">bué gû-ling hōo me--meh tsia̍h, </text:p>
        <text:p text:style-name="P1"/>
        <text:p text:style-name="P1"><text:soft-page-break/>爸爸，</text:p>
        <text:p text:style-name="P1">pá-pah, </text:p>
        <text:p text:style-name="P1"/>
        <text:p text:style-name="P1">好無啦？</text:p>
        <text:p text:style-name="P1">hó --bô --lah? </text:p>
        <text:p text:style-name="P1"/>
        <text:p text:style-name="P1">爸爸，</text:p>
        <text:p text:style-name="P1">Pá-pah, </text:p>
        <text:p text:style-name="P1"/>
        <text:p text:style-name="P1">無我予你賣啦，</text:p>
        <text:p text:style-name="P1">bô guá hōo lí buē --lah, </text:p>
        <text:p text:style-name="P1"/>
        <text:p text:style-name="P1">換妹妹轉來，</text:p>
        <text:p text:style-name="P1">uānn me--meh tńg--lâi, </text:p>
        <text:p text:style-name="P1"/>
        <text:p text:style-name="P1">好毋？</text:p>
        <text:p text:style-name="P1">hó --m̄?</text:p>
        <text:p text:style-name="P1"/>
        <text:p text:style-name="P1">弟弟！</text:p>
        <text:p text:style-name="P1">Ti--tih!</text:p>
        <text:p text:style-name="P1"/>
        <text:p text:style-name="P1">姊姊！</text:p>
        <text:p text:style-name="P1">Tsé-tsé!</text:p>
        <text:p text:style-name="P1"/>
        <text:p text:style-name="P1"><text:s/>秀娟 、</text:p>
        <text:p text:style-name="P1"><text:s/>Siù-kuan , </text:p>
        <text:p text:style-name="P1"/>
        <text:p text:style-name="P1"><text:s/>鴻文 ，</text:p>
        <text:p text:style-name="P1"><text:s/>Hông-bûn , </text:p>
        <text:p text:style-name="P1"/>
        <text:p text:style-name="P1">爸爸對不住恁。</text:p>
        <text:p text:style-name="P1">pá-pah tuì-put-tsū --lín.</text:p>
        <text:p text:style-name="P1"/>
        <text:p text:style-name="P1">阿姆，</text:p>
        <text:p text:style-name="P1">A-ḿ, </text:p>
        <text:p text:style-name="P1"/>
        <text:p text:style-name="P1">拜託你共阮爸爸講，</text:p>
        <text:p text:style-name="P1">pài-thok lí kā gún pá-pah kóng, </text:p>
        <text:p text:style-name="P1"/>
        <text:p text:style-name="P1">叫伊毋通將阮小妹抱去予人做新婦啦，</text:p>
        <text:p text:style-name="P1">kiò i m̄-thang tsiong gún sió-mē phō khì hōo lâng tsuè sin-pū --lah, </text:p>
        <text:p text:style-name="P1"/>
        <text:p text:style-name="P1">乎？</text:p>
        <text:p text:style-name="P1">honnh? </text:p>
        <text:p text:style-name="P1"/>
        <text:p text:style-name="P1">我真無路用，</text:p>
        <text:p text:style-name="P1">Guá tsin bô-lōo-īng, </text:p>
        <text:p text:style-name="P1"/>
        <text:p text:style-name="P1">我真見笑。</text:p>
        <text:p text:style-name="P1">guá tsin kiàn-siàu. </text:p>
        <text:p text:style-name="P1"/>
        <text:p text:style-name="P1"><text:s/>志明 ，</text:p>
        <text:p text:style-name="P1"><text:s/>Tsì-bîng , </text:p>
        <text:p text:style-name="P1"/>
        <text:p text:style-name="P1">我想，</text:p>
        <text:p text:style-name="P1">guá siūnn, </text:p>
        <text:p text:style-name="P1"/>
        <text:p text:style-name="P1">你猶著將 秀珠 抱轉來。</text:p>
        <text:p text:style-name="P1">lí iá tio̍h tsiong <text:s/>Siù-tsu <text:s/>phō --tńg-lâi.</text:p>
        <text:p text:style-name="P1"/>
        <text:p text:style-name="P1">好，</text:p>
        <text:p text:style-name="P1">Hó, </text:p>
        <text:p text:style-name="P1"/>
        <text:p text:style-name="P1">我這馬共伊抱轉來。</text:p>
        <text:p text:style-name="P1">guá tsit-má kā i phō --tńg-lâi. </text:p>
        <text:p text:style-name="P1"/>
        <text:p text:style-name="P1">爸爸！</text:p>
        <text:p text:style-name="P1">Pá-pah!</text:p>
        <text:p text:style-name="P1"/>
        <text:p text:style-name="P1">恁兩个踮遮等爸爸，</text:p>
        <text:p text:style-name="P1">Lín nn̄g ê tàm tsia tán pá-pah, </text:p>
        <text:p text:style-name="P1"/>
        <text:p text:style-name="P1">爸爸隨轉來乎！</text:p>
        <text:p text:style-name="P1"><text:soft-page-break/>pá-pah suî tńg--lâi --honnh!</text:p>
        <text:p text:style-name="P1"/>
        <text:p text:style-name="P1">弟弟，</text:p>
        <text:p text:style-name="P1">Ti--tih, </text:p>
        <text:p text:style-name="P1"/>
        <text:p text:style-name="P1">有人出來矣！</text:p>
        <text:p text:style-name="P1">ū lâng tshut--lâi --ah!</text:p>
        <text:p text:style-name="P1"/>
        <text:p text:style-name="P1">Mh！</text:p>
        <text:p text:style-name="P1">Mh!</text:p>
        <text:p text:style-name="P1"/>
        <text:p text:style-name="P1">欲揣啥？</text:p>
        <text:p text:style-name="P1">Beh tshē --siánn?</text:p>
        <text:p text:style-name="P1"/>
        <text:p text:style-name="P1">我想欲揣恁頭家。</text:p>
        <text:p text:style-name="P1">Guá siūnn beh tshē lín thâu-ke.</text:p>
        <text:p text:style-name="P1"/>
        <text:p text:style-name="P1">喔！</text:p>
        <text:p text:style-name="P1">Ooh! </text:p>
        <text:p text:style-name="P1"/>
        <text:p text:style-name="P1">請入來！</text:p>
        <text:p text:style-name="P1">Tshiánn li̍p--lâi!</text:p>
        <text:p text:style-name="P1"/>
        <text:p text:style-name="P1">多謝。</text:p>
        <text:p text:style-name="P1">To-siā.</text:p>
        <text:p text:style-name="P1"/>
        <text:p text:style-name="P1">姊姊，</text:p>
        <text:p text:style-name="P1">Tsé-tsé, </text:p>
        <text:p text:style-name="P1"/>
        <text:p text:style-name="P1">人in毋知欲還咱無？</text:p>
        <text:p text:style-name="P1">lâng in m̄ tsai beh hâinn --lán --bô?</text:p>
        <text:p text:style-name="P1"/>
        <text:p text:style-name="P1">我嘛毋知影。</text:p>
        <text:p text:style-name="P1">Guá mā m̄ tsai-iánn.</text:p>
        <text:p text:style-name="P1"/>
        <text:p text:style-name="P1">頭家，</text:p>
        <text:p text:style-name="P1">Thâu-ke, </text:p>
        <text:p text:style-name="P1"/>
        <text:p text:style-name="P1">有人欲揣你。</text:p>
        <text:p text:style-name="P1">ū lâng beh tshē --lí.</text:p>
        <text:p text:style-name="P1"/>
        <text:p text:style-name="P1">請坐啦、</text:p>
        <text:p text:style-name="P1">Tshiánn tsuē --lah, </text:p>
        <text:p text:style-name="P1"/>
        <text:p text:style-name="P1">請坐。</text:p>
        <text:p text:style-name="P1">tshiánn tsuē.</text:p>
        <text:p text:style-name="P1"/>
        <text:p text:style-name="P1">我、</text:p>
        <text:p text:style-name="P1">Guá, </text:p>
        <text:p text:style-name="P1"/>
        <text:p text:style-name="P1">我是，</text:p>
        <text:p text:style-name="P1">guá sī, </text:p>
        <text:p text:style-name="P1"/>
        <text:p text:style-name="P1">彼个囡仔的老爸。</text:p>
        <text:p text:style-name="P1">hit ê gín-á ê lāu-pē.</text:p>
        <text:p text:style-name="P1"/>
        <text:p text:style-name="P1">免客氣，</text:p>
        <text:p text:style-name="P1">Bián kheh-khì, </text:p>
        <text:p text:style-name="P1"/>
        <text:p text:style-name="P1">請遐坐。</text:p>
        <text:p text:style-name="P1">tshiánn hia tsuē.</text:p>
        <text:p text:style-name="P1"/>
        <text:p text:style-name="P1">老先生，</text:p>
        <text:p text:style-name="P1">Lāu sian-sinn, </text:p>
        <text:p text:style-name="P1"/>
        <text:p text:style-name="P1">真不住，</text:p>
        <text:p text:style-name="P1">tsin put-tsū, </text:p>
        <text:p text:style-name="P1"/>
        <text:p text:style-name="P1">我想欲。</text:p>
        <text:p text:style-name="P1">guá siūnn beh.</text:p>
        <text:p text:style-name="P1"/>
        <text:p text:style-name="P1">哈哈哈，</text:p>
        <text:p text:style-name="P1">Ha ha ha, </text:p>
        <text:p text:style-name="P1"/>
        <text:p text:style-name="P1">看是欠用偌濟錢，</text:p>
        <text:p text:style-name="P1">khuànn sī khiàm īng guā-tsē tsînn, </text:p>
        <text:p text:style-name="P1"><text:soft-page-break/></text:p>
        <text:p text:style-name="P1">做你講，</text:p>
        <text:p text:style-name="P1">tsuè lí kóng, </text:p>
        <text:p text:style-name="P1"/>
        <text:p text:style-name="P1">毋免客氣。</text:p>
        <text:p text:style-name="P1">m̄-bián kheh-khì.</text:p>
        <text:p text:style-name="P1"/>
        <text:p text:style-name="P1">先生，</text:p>
        <text:p text:style-name="P1">Sian-sinn,</text:p>
        <text:p text:style-name="P1"/>
        <text:p text:style-name="P1">請你毋通誤會，</text:p>
        <text:p text:style-name="P1">tshiánn lí m̄-thang gōo-huē, </text:p>
        <text:p text:style-name="P1"/>
        <text:p text:style-name="P1">我是欲𤆬這个囡仔轉來。</text:p>
        <text:p text:style-name="P1">guá sī beh tshuā tsit ê gín-á tńg--lâi. </text:p>
        <text:p text:style-name="P1"/>
        <text:p text:style-name="P1">Mh，</text:p>
        <text:p text:style-name="P1">Mh, </text:p>
        <text:p text:style-name="P1"/>
        <text:p text:style-name="P1">你敢毋是毋挃？</text:p>
        <text:p text:style-name="P1">lí kám m̄ sī m̄-ti̍h? </text:p>
        <text:p text:style-name="P1"/>
        <text:p text:style-name="P1">才將彼个囡仔放咧阮門口。</text:p>
        <text:p text:style-name="P1">Tsiah tsiong hit ê gín-á pàng leh gún mn̂g-kháu.</text:p>
        <text:p text:style-name="P1"/>
        <text:p text:style-name="P1">是我一時想無夠。</text:p>
        <text:p text:style-name="P1">Sī guá tsi̍t-sî siūnn bô-kàu.</text:p>
        <text:p text:style-name="P1"/>
        <text:p text:style-name="P1">你若是有啥物困難，</text:p>
        <text:p text:style-name="P1">Lí nā-sī ū siánn-mih khùn-lân, </text:p>
        <text:p text:style-name="P1"/>
        <text:p text:style-name="P1">阮一定會共你鬥相共。</text:p>
        <text:p text:style-name="P1">gún it-tīng ē kā lí tàu-sann-kāng. </text:p>
        <text:p text:style-name="P1"/>
        <text:p text:style-name="P1">啊若是囡仔的代誌，</text:p>
        <text:p text:style-name="P1">Ah nā-sī gín-á ê tāi-tsì, </text:p>
        <text:p text:style-name="P1"/>
        <text:p text:style-name="P1">請你放心，</text:p>
        <text:p text:style-name="P1">tshiánn lí hòng-sim, </text:p>
        <text:p text:style-name="P1"/>
        <text:p text:style-name="P1">阮一定會好好共伊扶養，</text:p>
        <text:p text:style-name="P1">gún it-tīng ē hó-hó kā i hû-ióng, </text:p>
        <text:p text:style-name="P1"/>
        <text:p text:style-name="P1">當做阮親生的囝。</text:p>
        <text:p text:style-name="P1">tòng-tsò gún tshin-sinn ê kiánn. </text:p>
        <text:p text:style-name="P1"/>
        <text:p text:style-name="P1">本來，</text:p>
        <text:p text:style-name="P1">Pún-lâi, </text:p>
        <text:p text:style-name="P1"/>
        <text:p text:style-name="P1">我也按呢想，</text:p>
        <text:p text:style-name="P1">guá iā án-ne siūnn, </text:p>
        <text:p text:style-name="P1"/>
        <text:p text:style-name="P1">猶毋過。</text:p>
        <text:p text:style-name="P1">iah-m̄-koh.</text:p>
        <text:p text:style-name="P1"/>
        <text:p text:style-name="P1">阮拄好無囡仔，</text:p>
        <text:p text:style-name="P1">Gún tú-hó bô gín-á, </text:p>
        <text:p text:style-name="P1"/>
        <text:p text:style-name="P1">將來攏嘛是這个囡仔的。</text:p>
        <text:p text:style-name="P1">tsiong-lâi lóng mā sī tsit ê gín-á ê.</text:p>
        <text:p text:style-name="P1"/>
        <text:p text:style-name="P1">先生，</text:p>
        <text:p text:style-name="P1">Sian-sinn, </text:p>
        <text:p text:style-name="P1"/>
        <text:p text:style-name="P1">可能這个囡仔佮阮是有緣。</text:p>
        <text:p text:style-name="P1">khó-lîng tsit ê gín-á kah gún sī ū-iân. </text:p>
        <text:p text:style-name="P1"/>
        <text:p text:style-name="P1">你看，</text:p>
        <text:p text:style-name="P1">Lí khuànn, </text:p>
        <text:p text:style-name="P1"/>
        <text:p text:style-name="P1"><text:soft-page-break/>一絲仔都無生份講。</text:p>
        <text:p text:style-name="P1">tsi̍t-si-á to bô sinn-hūn kóng.</text:p>
        <text:p text:style-name="P1"/>
        <text:p text:style-name="P1">阿姆，</text:p>
        <text:p text:style-name="P1">A-ḿ, </text:p>
        <text:p text:style-name="P1"/>
        <text:p text:style-name="P1">伊是阮小妹，</text:p>
        <text:p text:style-name="P1">i sī gún sió-bē, </text:p>
        <text:p text:style-name="P1"/>
        <text:p text:style-name="P1">阮欲抱轉來！</text:p>
        <text:p text:style-name="P1">gún beh phō --tńg-lâi!</text:p>
        <text:p text:style-name="P1"/>
        <text:p text:style-name="P1">姊姊咱較緊走，</text:p>
        <text:p text:style-name="P1">Tsé-tsé lán khah kín tsáu, </text:p>
        <text:p text:style-name="P1"/>
        <text:p text:style-name="P1">無咱妹妹會予in𤆬去做新婦仔。</text:p>
        <text:p text:style-name="P1">bô lán me--meh ē hōo in tshuā khì tsò sin-pū-á.</text:p>
        <text:p text:style-name="P1"/>
        <text:p text:style-name="P1"><text:s/>秀娟 ！</text:p>
        <text:p text:style-name="P1"><text:s/>Siù-kuan !</text:p>
        <text:p text:style-name="P1"/>
        <text:p text:style-name="P1">爸爸，</text:p>
        <text:p text:style-name="P1">Pá-pah, </text:p>
        <text:p text:style-name="P1"/>
        <text:p text:style-name="P1">你人若𤺪，</text:p>
        <text:p text:style-name="P1">lí lâng nā siān, </text:p>
        <text:p text:style-name="P1"/>
        <text:p text:style-name="P1">先轉去歇睏。</text:p>
        <text:p text:style-name="P1">sing tńg-khì hioh-khùn.</text:p>
        <text:p text:style-name="P1"/>
        <text:p text:style-name="P1">爸爸袂啦。</text:p>
        <text:p text:style-name="P1">Pá-pah buē --lah. </text:p>
        <text:p text:style-name="P1"/>
        <text:p text:style-name="P1">啊你，</text:p>
        <text:p text:style-name="P1">Ah lí, </text:p>
        <text:p text:style-name="P1"/>
        <text:p text:style-name="P1">你寫好未？</text:p>
        <text:p text:style-name="P1">lí siá hó --buē?</text:p>
        <text:p text:style-name="P1"/>
        <text:p text:style-name="P1">好矣！</text:p>
        <text:p text:style-name="P1">Hó --ah! </text:p>
        <text:p text:style-name="P1"/>
        <text:p text:style-name="P1">爸爸我欲來去矣！</text:p>
        <text:p text:style-name="P1">pá-pah guá beh lâi-khì --ah!</text:p>
        <text:p text:style-name="P1"/>
        <text:p text:style-name="P1"><text:s/>再見 ！</text:p>
        <text:p text:style-name="P1"><text:s text:c="2"/>再見 !</text:p>
        <text:p text:style-name="P1"/>
        <text:p text:style-name="P1"><text:s/>福來 伯仔！</text:p>
        <text:p text:style-name="P1"><text:s/>Hok-lâi <text:s/>peh--á!</text:p>
        <text:p text:style-name="P1"/>
        <text:p text:style-name="P1">Mh？</text:p>
        <text:p text:style-name="P1">Mh? </text:p>
        <text:p text:style-name="P1"/>
        <text:p text:style-name="P1">嘿，</text:p>
        <text:p text:style-name="P1">Heh, </text:p>
        <text:p text:style-name="P1"/>
        <text:p text:style-name="P1"><text:s/>鴻文 啊！</text:p>
        <text:p text:style-name="P1"><text:s/>Hông-bûn <text:s/>--ah! </text:p>
        <text:p text:style-name="P1"/>
        <text:p text:style-name="P1">啊你欲去擦皮鞋矣喔？</text:p>
        <text:p text:style-name="P1">Ah lí beh khì tshat phê-uê --ah --ooh?</text:p>
        <text:p text:style-name="P1"/>
        <text:p text:style-name="P1">Mh！</text:p>
        <text:p text:style-name="P1">Mh!</text:p>
        <text:p text:style-name="P1"/>
        <text:p text:style-name="P1">喔，</text:p>
        <text:p text:style-name="P1">Ooh, </text:p>
        <text:p text:style-name="P1"/>
        <text:p text:style-name="P1">啊盡量都毋通佮人搶生理，</text:p>
        <text:p text:style-name="P1">ah tsīn-liōng too m̄-thang kah lâng tshiúnn sing-lí, </text:p>
        <text:p text:style-name="P1"/>
        <text:p text:style-name="P1">按呢才袂佮人冤家乎！</text:p>
        <text:p text:style-name="P1">án-ne tsiah buē kah lâng uan-ke --honnh!</text:p>
        <text:p text:style-name="P1"><text:soft-page-break/></text:p>
        <text:p text:style-name="P1">我知影啦！</text:p>
        <text:p text:style-name="P1">Guá tsai-iánn --lah! </text:p>
        <text:p text:style-name="P1"/>
        <text:p text:style-name="P1">姊姊 再見 ！</text:p>
        <text:p text:style-name="P1">Tsé-tsé <text:s/>再見 !</text:p>
        <text:p text:style-name="P1"/>
        <text:p text:style-name="P1"><text:s/>再見 ！</text:p>
        <text:p text:style-name="P1"><text:s/>再見 !</text:p>
        <text:p text:style-name="P1"/>
        <text:p text:style-name="P1">共恁買雞胿。</text:p>
        <text:p text:style-name="P1">Kā lín bé kue-kui.</text:p>
        <text:p text:style-name="P1"/>
        <text:p text:style-name="P1">喔？</text:p>
        <text:p text:style-name="P1">Ooh? </text:p>
        <text:p text:style-name="P1"/>
        <text:p text:style-name="P1">喔喔！</text:p>
        <text:p text:style-name="P1">Ooh ooh! </text:p>
        <text:p text:style-name="P1"/>
        <text:p text:style-name="P1">若欲，</text:p>
        <text:p text:style-name="P1">Nā beh, </text:p>
        <text:p text:style-name="P1"/>
        <text:p text:style-name="P1">佮姊姊買。</text:p>
        <text:p text:style-name="P1">kah tsé-tsé bué.</text:p>
        <text:p text:style-name="P1"/>
        <text:p text:style-name="P1">妹妹多謝乎！</text:p>
        <text:p text:style-name="P1">Me--meh to-siā --honnh!</text:p>
        <text:p text:style-name="P1"/>
        <text:p text:style-name="P1">呃，</text:p>
        <text:p text:style-name="P1">Eh, </text:p>
        <text:p text:style-name="P1"/>
        <text:p text:style-name="P1"><text:s/>秀娟 ，</text:p>
        <text:p text:style-name="P1"><text:s/>Siù-kuan , </text:p>
        <text:p text:style-name="P1"/>
        <text:p text:style-name="P1">啊你踮咧遮賣，</text:p>
        <text:p text:style-name="P1">a lí tiàm leh tsia buē, </text:p>
        <text:p text:style-name="P1"/>
        <text:p text:style-name="P1">阿伯⿰來去踅踅咧才閣來，</text:p>
        <text:p text:style-name="P1">a-peh la̋i se̍h-se̍h--eh tsiah koh lâi, </text:p>
        <text:p text:style-name="P1"/>
        <text:p text:style-name="P1">乎！</text:p>
        <text:p text:style-name="P1">honnh!</text:p>
        <text:p text:style-name="P1"/>
        <text:p text:style-name="P1">好！</text:p>
        <text:p text:style-name="P1">Hó!</text:p>
        <text:p text:style-name="P1"/>
        <text:p text:style-name="P1"><text:s/>再見 ！</text:p>
        <text:p text:style-name="P1"><text:s/>再見 !</text:p>
        <text:p text:style-name="P1"/>
        <text:p text:style-name="P1"><text:s/>再見 ！</text:p>
        <text:p text:style-name="P1"><text:s/>再見 !</text:p>
        <text:p text:style-name="P1"/>
        <text:p text:style-name="P1"><text:s/>福來仔 兄！</text:p>
        <text:p text:style-name="P1"><text:s/>Hok-lâi-á <text:s/>hiann!</text:p>
        <text:p text:style-name="P1"/>
        <text:p text:style-name="P1">喔，</text:p>
        <text:p text:style-name="P1">Ooh, </text:p>
        <text:p text:style-name="P1"/>
        <text:p text:style-name="P1">啊今仔日生理好無？</text:p>
        <text:p text:style-name="P1">ah kin-á-li̍t sing-lí hó --bô?</text:p>
        <text:p text:style-name="P1"/>
        <text:p text:style-name="P1">賣十外張矣啦！</text:p>
        <text:p text:style-name="P1">Buē tsa̍p-guā tiunn --ah --lah! </text:p>
        <text:p text:style-name="P1"/>
        <text:p text:style-name="P1">喔喔喔。</text:p>
        <text:p text:style-name="P1">Ooh ooh ooh.</text:p>
        <text:p text:style-name="P1"/>
        <text:p text:style-name="P1">愛國獎券請你買一張。</text:p>
        <text:p text:style-name="P1">Ài-kok tsióng-kuàn tshiánn lí bué --tsi̍t-tiunn.</text:p>
        <text:p text:style-name="P1"/>
        <text:p text:style-name="P1">呃！</text:p>
        <text:p text:style-name="P1">Eh! </text:p>
        <text:p text:style-name="P1"/>
        <text:p text:style-name="P1">啊你都 黃 先生啊。</text:p>
        <text:p text:style-name="P1">Ah lí to <text:s/>N̂g <text:s/>--sian-sinn --ah.</text:p>
        <text:p text:style-name="P1"><text:soft-page-break/></text:p>
        <text:p text:style-name="P1">啊哈哈，</text:p>
        <text:p text:style-name="P1">Ah ha ha, </text:p>
        <text:p text:style-name="P1"/>
        <text:p text:style-name="P1">啊你退院矣？</text:p>
        <text:p text:style-name="P1">ah lí thuè-īnn --ah?</text:p>
        <text:p text:style-name="P1"/>
        <text:p text:style-name="P1">Hannh --nooh，</text:p>
        <text:p text:style-name="P1">Ha --nooh, </text:p>
        <text:p text:style-name="P1"/>
        <text:p text:style-name="P1">猶未啥夠偌完全啦！</text:p>
        <text:p text:style-name="P1">á-buē siánn kàu guā uân-tsuân --lah!</text:p>
        <text:p text:style-name="P1"/>
        <text:p text:style-name="P1">喔。</text:p>
        <text:p text:style-name="P1">Ooh.</text:p>
        <text:p text:style-name="P1"/>
        <text:p text:style-name="P1">啊你咧賣獎券呢？</text:p>
        <text:p text:style-name="P1">Ah lí teh bē tsióng-kuàn --nih?</text:p>
        <text:p text:style-name="P1"/>
        <text:p text:style-name="P1">啊都粗重的工課無辦法，</text:p>
        <text:p text:style-name="P1">Ah to tshoo-tāng ê khang-khè bô pān-huat, </text:p>
        <text:p text:style-name="P1"/>
        <text:p text:style-name="P1">暫時罔度啦！</text:p>
        <text:p text:style-name="P1">tsiām-sî bóng tōo --lah!</text:p>
        <text:p text:style-name="P1"/>
        <text:p text:style-name="P1">喔，</text:p>
        <text:p text:style-name="P1">Ooh, </text:p>
        <text:p text:style-name="P1"/>
        <text:p text:style-name="P1">啊一日有通趁五、六十箍仔無？</text:p>
        <text:p text:style-name="P1">ah tsi̍t li̍t ū thang thàn --gōo, la̍k-tsa̍p khoo á --bô? </text:p>
        <text:p text:style-name="P1"/>
        <text:p text:style-name="P1">啊煞有！</text:p>
        <text:p text:style-name="P1">A suah ū! </text:p>
        <text:p text:style-name="P1"/>
        <text:p text:style-name="P1">平均一工出二、三十箍啦！</text:p>
        <text:p text:style-name="P1">Pîng-kun tsi̍t kang tshut jī, sann-tsa̍p khoo --lah!</text:p>
        <text:p text:style-name="P1"/>
        <text:p text:style-name="P1">啊，</text:p>
        <text:p text:style-name="P1">Ah, </text:p>
        <text:p text:style-name="P1"/>
        <text:p text:style-name="P1">按呢嘛袂生活得！</text:p>
        <text:p text:style-name="P1">án-ne mā buē sing-ua̍h --eh! </text:p>
        <text:p text:style-name="P1"/>
        <text:p text:style-name="P1">呃，</text:p>
        <text:p text:style-name="P1">Eh, </text:p>
        <text:p text:style-name="P1"/>
        <text:p text:style-name="P1">抑無，</text:p>
        <text:p text:style-name="P1">ia̍h-bô, </text:p>
        <text:p text:style-name="P1"/>
        <text:p text:style-name="P1">你袂暗時來共我賣燒肉粽？</text:p>
        <text:p text:style-name="P1">lí buē àm-sî lâi kā guá buē sio bah-tsàng? </text:p>
        <text:p text:style-name="P1"/>
        <text:p text:style-name="P1">一日嘛通趁五六十箍銀仔！</text:p>
        <text:p text:style-name="P1">Tsi̍t li̍t mā thang thàn gōo la̍k-tsa̍p khoo gûn--á! </text:p>
        <text:p text:style-name="P1"/>
        <text:p text:style-name="P1">按呢毋才會用得！</text:p>
        <text:p text:style-name="P1">Án-ne m̄ tsiah ē-īng-eh!</text:p>
        <text:p text:style-name="P1"/>
        <text:p text:style-name="P1">賣肉粽？</text:p>
        <text:p text:style-name="P1">Buē bah-tsàng?</text:p>
        <text:p text:style-name="P1"/>
        <text:p text:style-name="P1">Hannh --nooh.</text:p>
        <text:p text:style-name="P1">Hannh --nooh.</text:p>
        <text:p text:style-name="P1"/>
        <text:p text:style-name="P1">肉粽喔、</text:p>
        <text:p text:style-name="P1">Bah-tsàng --ooh, </text:p>
        <text:p text:style-name="P1"/>
        <text:p text:style-name="P1">燒肉粽、</text:p>
        <text:p text:style-name="P1">sio bah-tsàng, </text:p>
        <text:p text:style-name="P1"/>
        <text:p text:style-name="P1">肉粽、</text:p>
        <text:p text:style-name="P1"><text:soft-page-break/>bah-tsàng, </text:p>
        <text:p text:style-name="P1"/>
        <text:p text:style-name="P1">肉粽喔、</text:p>
        <text:p text:style-name="P1">bah-tsàng --ooh, </text:p>
        <text:p text:style-name="P1"/>
        <text:p text:style-name="P1">肉粽、</text:p>
        <text:p text:style-name="P1">bah-tsàng, </text:p>
        <text:p text:style-name="P1"/>
        <text:p text:style-name="P1">肉粽、</text:p>
        <text:p text:style-name="P1">bah-tsàng, </text:p>
        <text:p text:style-name="P1"/>
        <text:p text:style-name="P1">肉粽！</text:p>
        <text:p text:style-name="P1">bah-tsàng!</text:p>
        <text:p text:style-name="P1"/>
        <text:p text:style-name="P1">啊你⿰下昏暗哪會賣遮暗呢？</text:p>
        <text:p text:style-name="P1">Iah lí i̋ng-àm ná ē bē tsiah àm --neh?</text:p>
        <text:p text:style-name="P1"/>
        <text:p text:style-name="P1">阮爸爸講，</text:p>
        <text:p text:style-name="P1">Gún pá-pah kóng, </text:p>
        <text:p text:style-name="P1"/>
        <text:p text:style-name="P1">已經有頭路矣，</text:p>
        <text:p text:style-name="P1">í-king ū thâu-lōo --ah, </text:p>
        <text:p text:style-name="P1"/>
        <text:p text:style-name="P1">呃啥物去共人顧倉庫的，</text:p>
        <text:p text:style-name="P1">eh siánn-mih khì kā lâng kòo-tshng-khòo--ê, </text:p>
        <text:p text:style-name="P1"/>
        <text:p text:style-name="P1">呃，</text:p>
        <text:p text:style-name="P1">eh, </text:p>
        <text:p text:style-name="P1"/>
        <text:p text:style-name="P1">講乎著愛到天光咧，</text:p>
        <text:p text:style-name="P1">kóng --honnh tio̍h-ài kàu thinn-kng --leh, </text:p>
        <text:p text:style-name="P1"/>
        <text:p text:style-name="P1">所以我才會用得賣遐晏的。</text:p>
        <text:p text:style-name="P1">sóo-í guá tsiah ē-īng-eh bē hiah uànn ê.</text:p>
        <text:p text:style-name="P1"/>
        <text:p text:style-name="P1">喔！</text:p>
        <text:p text:style-name="P1">Ooh! </text:p>
        <text:p text:style-name="P1"/>
        <text:p text:style-name="P1">是按呢喔！</text:p>
        <text:p text:style-name="P1">Sī án-ni --ooh!</text:p>
        <text:p text:style-name="P1"/>
        <text:p text:style-name="P1">擦較金的乎！</text:p>
        <text:p text:style-name="P1">Tshat khah kim --ê --honnh!</text:p>
        <text:p text:style-name="P1"/>
        <text:p text:style-name="P1">好啦！<text:tab/></text:p>
        <text:p text:style-name="P1">Hó --lah!</text:p>
        <text:p text:style-name="P1"/>
        <text:p text:style-name="P1">人客，</text:p>
        <text:p text:style-name="P1">Lâng-kheh, </text:p>
        <text:p text:style-name="P1"/>
        <text:p text:style-name="P1">欲挃啥貨？</text:p>
        <text:p text:style-name="P1">beh ti̍h siánn-hè? </text:p>
        <text:p text:style-name="P1"/>
        <text:p text:style-name="P1">小等咧，</text:p>
        <text:p text:style-name="P1">Sió-tán --eh, </text:p>
        <text:p text:style-name="P1"/>
        <text:p text:style-name="P1">猶有人欲來。</text:p>
        <text:p text:style-name="P1">iá ū lâng beh lâi.</text:p>
        <text:p text:style-name="P1"/>
        <text:p text:style-name="P1">喔。</text:p>
        <text:p text:style-name="P1">Ooh. </text:p>
        <text:p text:style-name="P1"/>
        <text:p text:style-name="P1">喔，</text:p>
        <text:p text:style-name="P1">Ooh, </text:p>
        <text:p text:style-name="P1"/>
        <text:p text:style-name="P1">來坐啦！</text:p>
        <text:p text:style-name="P1">lâi tsē --lah!</text:p>
        <text:p text:style-name="P1"/>
        <text:p text:style-name="P1">Mh！</text:p>
        <text:p text:style-name="P1">Mh!</text:p>
        <text:p text:style-name="P1"/>
        <text:p text:style-name="P1">先生，</text:p>
        <text:p text:style-name="P1">Sian-sinn, </text:p>
        <text:p text:style-name="P1"/>
        <text:p text:style-name="P1">啊你的鞋！</text:p>
        <text:p text:style-name="P1"><text:soft-page-break/>ah lí ê ê!</text:p>
        <text:p text:style-name="P1"/>
        <text:p text:style-name="P1">八塊雞。</text:p>
        <text:p text:style-name="P1">Pueh tè kue.</text:p>
        <text:p text:style-name="P1"/>
        <text:p text:style-name="P1">揣你真久矣！</text:p>
        <text:p text:style-name="P1">Tshē lí tsin kú --ah!</text:p>
        <text:p text:style-name="P1"/>
        <text:p text:style-name="P1"><text:s/>小馬 ，</text:p>
        <text:p text:style-name="P1"><text:s/>Sió-má , </text:p>
        <text:p text:style-name="P1"/>
        <text:p text:style-name="P1">較客氣的！</text:p>
        <text:p text:style-name="P1">khah kheh-khì --ê! </text:p>
        <text:p text:style-name="P1"/>
        <text:p text:style-name="P1">遮是公眾所在。</text:p>
        <text:p text:style-name="P1">Tsia sī kong-tsìng sóo-tsāi.</text:p>
        <text:p text:style-name="P1"/>
        <text:p text:style-name="P1">哼，</text:p>
        <text:p text:style-name="P1">Hngh, </text:p>
        <text:p text:style-name="P1"/>
        <text:p text:style-name="P1">我已經對你真客氣矣！</text:p>
        <text:p text:style-name="P1">guá í-king tuì lí tsin kheh-khì --ah! </text:p>
        <text:p text:style-name="P1"/>
        <text:p text:style-name="P1">冒險的代誌我咧做，</text:p>
        <text:p text:style-name="P1">Mōo-hiám ê tāi-tsì guá leh tsuè, </text:p>
        <text:p text:style-name="P1"/>
        <text:p text:style-name="P1">享受的是你。</text:p>
        <text:p text:style-name="P1">hiáng-siū ê sī lí. </text:p>
        <text:p text:style-name="P1"/>
        <text:p text:style-name="P1">今仔日，</text:p>
        <text:p text:style-name="P1">kin-á-li̍t, </text:p>
        <text:p text:style-name="P1"/>
        <text:p text:style-name="P1">若無講予好勢咧，</text:p>
        <text:p text:style-name="P1">nā-bô kóng hōo hó-sè --leh, </text:p>
        <text:p text:style-name="P1"/>
        <text:p text:style-name="P1">等咧咱來歹面相看！</text:p>
        <text:p text:style-name="P1">tán --leh lán lâi pháinn-bīn sio khuànn!</text:p>
        <text:p text:style-name="P1"/>
        <text:p text:style-name="P1">哼，</text:p>
        <text:p text:style-name="P1">Hngh, </text:p>
        <text:p text:style-name="P1"/>
        <text:p text:style-name="P1">以前的 小馬 無一定有夠看，</text:p>
        <text:p text:style-name="P1">í-tsîng ê <text:s/>Sió-má <text:s/>bô it-tīng ū-kàu khuànn,</text:p>
        <text:p text:style-name="P1"/>
        <text:p text:style-name="P1">但是這陣，</text:p>
        <text:p text:style-name="P1">tān-sī tsit-tsūn, </text:p>
        <text:p text:style-name="P1"/>
        <text:p text:style-name="P1">閣五个來，</text:p>
        <text:p text:style-name="P1">koh gōo ê lâi, </text:p>
        <text:p text:style-name="P1"/>
        <text:p text:style-name="P1">猶真拚咧！</text:p>
        <text:p text:style-name="P1">iah tsin piànn --leh! </text:p>
        <text:p text:style-name="P1"/>
        <text:p text:style-name="P1">按呢有夠看無！</text:p>
        <text:p text:style-name="P1">Án-ne ū-kàu khuànn --bô!</text:p>
        <text:p text:style-name="P1"/>
        <text:p text:style-name="P1">按呢有夠看無！</text:p>
        <text:p text:style-name="P1">Án-ne ū-kàu khuànn --bô! </text:p>
        <text:p text:style-name="P1"/>
        <text:p text:style-name="P1">嘿嘿嘿，</text:p>
        <text:p text:style-name="P1">Heh heh heh, </text:p>
        <text:p text:style-name="P1"/>
        <text:p text:style-name="P1">怎樣，</text:p>
        <text:p text:style-name="P1">tsáinn-iūnn, </text:p>
        <text:p text:style-name="P1"/>
        <text:p text:style-name="P1">哼！</text:p>
        <text:p text:style-name="P1">hngh!</text:p>
        <text:p text:style-name="P1"/>
        <text:p text:style-name="P1">啊好好好，</text:p>
        <text:p text:style-name="P1">Ah hó hó hó, </text:p>
        <text:p text:style-name="P1"/>
        <text:p text:style-name="P1">共我會記得。</text:p>
        <text:p text:style-name="P1">kā guá ē-kì--eh.</text:p>
        <text:p text:style-name="P1"/>
        <text:p text:style-name="P1"><text:soft-page-break/>哈哈。</text:p>
        <text:p text:style-name="P1">Ha ha.</text:p>
        <text:p text:style-name="P1"/>
        <text:p text:style-name="P1">你按呢恬恬放伊去？</text:p>
        <text:p text:style-name="P1">Lí án-ne tiām-tiām pàng i khì?</text:p>
        <text:p text:style-name="P1"/>
        <text:p text:style-name="P1">行！</text:p>
        <text:p text:style-name="P1">Kiânn!</text:p>
        <text:p text:style-name="P1"/>
        <text:p text:style-name="P1">莫受氣啦! </text:p>
        <text:p text:style-name="P1">Mài siūnn-khì --lah! </text:p>
        <text:p text:style-name="P1"/>
        <text:p text:style-name="P1"><text:s/>小妹 ？</text:p>
        <text:p text:style-name="P1"><text:s/>小妹 ?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...</text:p>
        <text:p text:style-name="P1">pháinn tsa-bóo...</text:p>
        <text:p text:style-name="P1"/>
        <text:p text:style-name="P1">你是按怎啦？</text:p>
        <text:p text:style-name="P1">Lí sī án-nuá --lah?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...</text:p>
        <text:p text:style-name="P1">pháinn tsa-bóo...</text:p>
        <text:p text:style-name="P1"/>
        <text:p text:style-name="P1">莫按呢啦！</text:p>
        <text:p text:style-name="P1">Mài án-ne --lah!</text:p>
        <text:p text:style-name="P1"/>
        <text:p text:style-name="P1"><text:s/>小弟 ，</text:p>
        <text:p text:style-name="P1"><text:s/>小弟 , </text:p>
        <text:p text:style-name="P1"/>
        <text:p text:style-name="P1">你哪會按呢啦？</text:p>
        <text:p text:style-name="P1">lí ná ē án-ne --lah?</text:p>
        <text:p text:style-name="P1"/>
        <text:p text:style-name="P1">你無人教示的死囡仔。</text:p>
        <text:p text:style-name="P1">Lí bô lâng kà-sī ê sí-gín-á.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、</text:p>
        <text:p text:style-name="P1">pháinn tsa-bóo, </text:p>
        <text:p text:style-name="P1"/>
        <text:p text:style-name="P1">歹查某...</text:p>
        <text:p text:style-name="P1">pháinn tsa-bóo...</text:p>
        <text:p text:style-name="P1"/>
        <text:p text:style-name="P1">呃？</text:p>
        <text:p text:style-name="P1">Eh? </text:p>
        <text:p text:style-name="P1"/>
        <text:p text:style-name="P1"><text:soft-page-break/>喂你敢毋是 鴻文 ？</text:p>
        <text:p text:style-name="P1">Eh lí kám m̄ sī <text:s/>Hông-bûn ?</text:p>
        <text:p text:style-name="P1"/>
        <text:p text:style-name="P1">是啦！</text:p>
        <text:p text:style-name="P1">Sī --lah! </text:p>
        <text:p text:style-name="P1"/>
        <text:p text:style-name="P1">我 鴻文 啦！</text:p>
        <text:p text:style-name="P1">Guá <text:s/>Hông-bûn <text:s/>--lah! </text:p>
        <text:p text:style-name="P1"/>
        <text:p text:style-name="P1">你佮彼个歹查某鬥陣，</text:p>
        <text:p text:style-name="P1">Lí kah hit ê pháinn tsa-bóo tàu-tīn, </text:p>
        <text:p text:style-name="P1"/>
        <text:p text:style-name="P1">你嘛是歹查某。</text:p>
        <text:p text:style-name="P1">lí mā sī pháinn tsa-bóo. <text:s/></text:p>
        <text:p text:style-name="P1"/>
        <text:p text:style-name="P1">走啦！</text:p>
        <text:p text:style-name="P1">Tsáu --lah!</text:p>
        <text:p text:style-name="P1"/>
        <text:p text:style-name="P1">喂，</text:p>
        <text:p text:style-name="P1">Eh, </text:p>
        <text:p text:style-name="P1"/>
        <text:p text:style-name="P1"><text:s/>鴻文 ！</text:p>
        <text:p text:style-name="P1"><text:s/>Hông-bûn ! </text:p>
        <text:p text:style-name="P1"/>
        <text:p text:style-name="P1">伊踮遮附近擦皮鞋？</text:p>
        <text:p text:style-name="P1">I tiàm tsia hù-kīn tshat phuê-ê?</text:p>
        <text:p text:style-name="P1"/>
        <text:p text:style-name="P1">好，</text:p>
        <text:p text:style-name="P1">Hó, </text:p>
        <text:p text:style-name="P1"/>
        <text:p text:style-name="P1">我每日來等伊，</text:p>
        <text:p text:style-name="P1">guá muí-ji̍t lâi tán --i, </text:p>
        <text:p text:style-name="P1"/>
        <text:p text:style-name="P1">看in兜是蹛佇佗位？</text:p>
        <text:p text:style-name="P1">khuànn in tau sī tuà tī tó-uī?</text:p>
        <text:p text:style-name="P1"/>
        <text:p text:style-name="P1">燒肉粽，</text:p>
        <text:p text:style-name="P1">Sio bah-tsàng, </text:p>
        <text:p text:style-name="P1"/>
        <text:p text:style-name="P1">肉粽、</text:p>
        <text:p text:style-name="P1">bah-tsàng, </text:p>
        <text:p text:style-name="P1"/>
        <text:p text:style-name="P1">肉粽、</text:p>
        <text:p text:style-name="P1">bah-tsàng, </text:p>
        <text:p text:style-name="P1"/>
        <text:p text:style-name="P1">肉粽。</text:p>
        <text:p text:style-name="P1">bah-tsàng.</text:p>
        <text:p text:style-name="P1"/>
        <text:p text:style-name="P1">Mh？</text:p>
        <text:p text:style-name="P1">Mh? </text:p>
        <text:p text:style-name="P1"/>
        <text:p text:style-name="P1"><text:s/>小猴 到⿰這陣哪會猶未來？</text:p>
        <text:p text:style-name="P1"><text:s/>Sió-kâu <text:s/>kàu tsín ná ē iáu-buē lâi?</text:p>
        <text:p text:style-name="P1"/>
        <text:p text:style-name="P1">毋知影咧創啥魍？</text:p>
        <text:p text:style-name="P1">M̄ tsai-iánn leh tshòng siánn báng?</text:p>
        <text:p text:style-name="P1"/>
        <text:p text:style-name="P1">燒肉粽。</text:p>
        <text:p text:style-name="P1">Sio bah-tsàng.</text:p>
        <text:p text:style-name="P1"/>
        <text:p text:style-name="P1"><text:s/>小妹，</text:p>
        <text:p text:style-name="P1"><text:s/>小妹，</text:p>
        <text:p text:style-name="P1"/>
        <text:p text:style-name="P1">來 。</text:p>
        <text:p text:style-name="P1">來 .</text:p>
        <text:p text:style-name="P1"/>
        <text:p text:style-name="P1">好！</text:p>
        <text:p text:style-name="P1">Hó!</text:p>
        <text:p text:style-name="P1"/>
        <text:p text:style-name="P1">三粒予我。</text:p>
        <text:p text:style-name="P1">Sann lia̍p hōo --guá.</text:p>
        <text:p text:style-name="P1"/>
        <text:p text:style-name="P1">好。</text:p>
        <text:p text:style-name="P1">Hó. </text:p>
        <text:p text:style-name="P1"/>
        <text:p text:style-name="P1"><text:soft-page-break/>先生，</text:p>
        <text:p text:style-name="P1">Sian-sinn, </text:p>
        <text:p text:style-name="P1"/>
        <text:p text:style-name="P1">今仔日你哪會佇咧遮？</text:p>
        <text:p text:style-name="P1">Kin-á-li̍t lí ná ē tī-leh tsia? </text:p>
        <text:p text:style-name="P1"/>
        <text:p text:style-name="P1">我去遐看你無，</text:p>
        <text:p text:style-name="P1">Guá khì hia khuànn lí bô, </text:p>
        <text:p text:style-name="P1"/>
        <text:p text:style-name="P1">想講你今仔日無出來咧。</text:p>
        <text:p text:style-name="P1">siūnn-kóng lí kin-á-li̍t bô tshut-lâi --leh. </text:p>
        <text:p text:style-name="P1"/>
        <text:p text:style-name="P1">哈哈，</text:p>
        <text:p text:style-name="P1">Ha ha, </text:p>
        <text:p text:style-name="P1"/>
        <text:p text:style-name="P1">來，</text:p>
        <text:p text:style-name="P1">lâi, </text:p>
        <text:p text:style-name="P1"/>
        <text:p text:style-name="P1">免找。</text:p>
        <text:p text:style-name="P1">bián tsāu.</text:p>
        <text:p text:style-name="P1"/>
        <text:p text:style-name="P1">多謝乎！</text:p>
        <text:p text:style-name="P1">To-siā --honnh!</text:p>
        <text:p text:style-name="P1"/>
        <text:p text:style-name="P1">大的。</text:p>
        <text:p text:style-name="P1">Tuā--ê.</text:p>
        <text:p text:style-name="P1"/>
        <text:p text:style-name="P1">Mh？</text:p>
        <text:p text:style-name="P1">Mh?</text:p>
        <text:p text:style-name="P1"/>
        <text:p text:style-name="P1">大的。</text:p>
        <text:p text:style-name="P1">Tuā--ê.</text:p>
        <text:p text:style-name="P1"/>
        <text:p text:style-name="P1">啥款？</text:p>
        <text:p text:style-name="P1">Siánn-khuán?</text:p>
        <text:p text:style-name="P1"/>
        <text:p text:style-name="P1">我探聽著矣，</text:p>
        <text:p text:style-name="P1">Guá thàm-thiann tio̍h --ah, </text:p>
        <text:p text:style-name="P1"/>
        <text:p text:style-name="P1">彼隻查某愛兩點外才會來。</text:p>
        <text:p text:style-name="P1">hit tsiah tsa-bóo ài nn̄g tiám-guā tsiah ē lâi.</text:p>
        <text:p text:style-name="P1"/>
        <text:p text:style-name="P1">好！</text:p>
        <text:p text:style-name="P1">Hó! </text:p>
        <text:p text:style-name="P1"/>
        <text:p text:style-name="P1">咱三點才來去。</text:p>
        <text:p text:style-name="P1">Lán sann tiám tsiah lâi-khì.</text:p>
        <text:p text:style-name="P1"/>
        <text:p text:style-name="P1">喔，</text:p>
        <text:p text:style-name="P1">Ooh, </text:p>
        <text:p text:style-name="P1"/>
        <text:p text:style-name="P1">好！</text:p>
        <text:p text:style-name="P1">hó!</text:p>
        <text:p text:style-name="P1"/>
        <text:p text:style-name="P1">杯仔有紮來無？</text:p>
        <text:p text:style-name="P1">Pue-á ū tsah lâi --bô?</text:p>
        <text:p text:style-name="P1"/>
        <text:p text:style-name="P1">Mh！</text:p>
        <text:p text:style-name="P1">Mh!</text:p>
        <text:p text:style-name="P1"/>
        <text:p text:style-name="P1"><text:s/>小馬 、</text:p>
        <text:p text:style-name="P1"><text:s/>Sió-má , </text:p>
        <text:p text:style-name="P1"/>
        <text:p text:style-name="P1"><text:s/>小馬 ！</text:p>
        <text:p text:style-name="P1"><text:s/>Sió-má ! </text:p>
        <text:p text:style-name="P1"/>
        <text:p text:style-name="P1">啊、</text:p>
        <text:p text:style-name="P1">Ah, </text:p>
        <text:p text:style-name="P1"/>
        <text:p text:style-name="P1">啊！</text:p>
        <text:p text:style-name="P1">ah!</text:p>
        <text:p text:style-name="P1"/>
        <text:p text:style-name="P1">彼隻猴揣攏無。</text:p>
        <text:p text:style-name="P1">Hit tsiah kâu tshuē lóng bô.</text:p>
        <text:p text:style-name="P1"/>
        <text:p text:style-name="P1"><text:soft-page-break/>啊！</text:p>
        <text:p text:style-name="P1">Ah! </text:p>
        <text:p text:style-name="P1"/>
        <text:p text:style-name="P1"><text:s/>珠仔 也有奶母喔？</text:p>
        <text:p text:style-name="P1"><text:s/>Tsu--á <text:s/>ā ū ni-bú --ooh? </text:p>
        <text:p text:style-name="P1"/>
        <text:p text:style-name="P1">啊毋猶未搬來遮以前啦。</text:p>
        <text:p text:style-name="P1">Ah m̄ iáu-buē puann lâi tsia í-tsîng --lah. </text:p>
        <text:p text:style-name="P1"/>
        <text:p text:style-name="P1">你佮in有熟無？</text:p>
        <text:p text:style-name="P1">Lí kah in ū si̍k --bô?</text:p>
        <text:p text:style-name="P1"/>
        <text:p text:style-name="P1">乎，</text:p>
        <text:p text:style-name="P1">Honnh, </text:p>
        <text:p text:style-name="P1"/>
        <text:p text:style-name="P1">彼熟甲敢若家己的人咧，</text:p>
        <text:p text:style-name="P1">he si̍k kah kánn-ná ka-tī ê lâng --leh, </text:p>
        <text:p text:style-name="P1"/>
        <text:p text:style-name="P1">啊是怎樣是毋？</text:p>
        <text:p text:style-name="P1">ah sī tsáinn-iūnn sī --m̄?</text:p>
        <text:p text:style-name="P1"/>
        <text:p text:style-name="P1">我欲共你講的代誌暫時莫予in知影乎。</text:p>
        <text:p text:style-name="P1">Guá beh kā lí kóng ê tāi-tsì tsiām-sî mài hōo in tsai-iánn --honnh.</text:p>
        <text:p text:style-name="P1"/>
        <text:p text:style-name="P1">好啦！</text:p>
        <text:p text:style-name="P1">Hó --lah! </text:p>
        <text:p text:style-name="P1"/>
        <text:p text:style-name="P1">我共你守祕密，</text:p>
        <text:p text:style-name="P1">Guá kā lí siú pì-bi̍t, </text:p>
        <text:p text:style-name="P1"/>
        <text:p text:style-name="P1">來，</text:p>
        <text:p text:style-name="P1">lâi, </text:p>
        <text:p text:style-name="P1"/>
        <text:p text:style-name="P1">⿰來去內面講。</text:p>
        <text:p text:style-name="P1">la̋i lāi-bīn kóng.</text:p>
        <text:p text:style-name="P1"/>
        <text:p text:style-name="P1">好！</text:p>
        <text:p text:style-name="P1">Hó!</text:p>
        <text:p text:style-name="P1"/>
        <text:p text:style-name="P1">聽彼厝邊一位 阿春 姨仔咧講，</text:p>
        <text:p text:style-name="P1">Thiann he tshù-pinn tsi̍t uī <text:s/>A-tshun <text:s/>î--á leh kóng, </text:p>
        <text:p text:style-name="P1"/>
        <text:p text:style-name="P1"><text:s/>黃 先生受傷了後，</text:p>
        <text:p text:style-name="P1"><text:s/>N̂g <text:s/>--sian-sinn siū-siong liáu-āu, </text:p>
        <text:p text:style-name="P1"/>
        <text:p text:style-name="P1">厝內生活真艱苦，</text:p>
        <text:p text:style-name="P1">tshù-lāi sing-ua̍h tsin kan-khóo, </text:p>
        <text:p text:style-name="P1"/>
        <text:p text:style-name="P1"><text:s/>鴻文 佮 秀娟 兩个出去鬥有錢，</text:p>
        <text:p text:style-name="P1"><text:s/>Hông-bûn <text:s/>kah <text:s/>Siù-kuan <text:s/>nn̄g ê tshut-khì tàu ū tsînn, </text:p>
        <text:p text:style-name="P1"/>
        <text:p text:style-name="P1">轉來飼in妹妹 秀珠 。</text:p>
        <text:p text:style-name="P1">tńg--lâi tshī in me--meh <text:s/>Siù-tsu .</text:p>
        <text:p text:style-name="P1"/>
        <text:p text:style-name="P1">肉粽。</text:p>
        <text:p text:style-name="P1">Bah-tsàng.</text:p>
        <text:p text:style-name="P1"/>
        <text:p text:style-name="P1">今予我搪著矣乎！</text:p>
        <text:p text:style-name="P1">Tann hōo guá tn̄g--tio̍h --ah --honnh! </text:p>
        <text:p text:style-name="P1"/>
        <text:p text:style-name="P1">你今仔日插翅也飛無路矣！</text:p>
        <text:p text:style-name="P1">Lí kin-á-li̍t tshah tshì iā pue bô lōo --ah! </text:p>
        <text:p text:style-name="P1"/>
        <text:p text:style-name="P1">啥物，</text:p>
        <text:p text:style-name="P1">Siánn-mih, </text:p>
        <text:p text:style-name="P1"/>
        <text:p text:style-name="P1"><text:soft-page-break/>你有人是毋？</text:p>
        <text:p text:style-name="P1">lí ū lâng sī --m̄? </text:p>
        <text:p text:style-name="P1"/>
        <text:p text:style-name="P1">上蓋好，</text:p>
        <text:p text:style-name="P1">Siōng-kài hó, </text:p>
        <text:p text:style-name="P1"/>
        <text:p text:style-name="P1">拍！</text:p>
        <text:p text:style-name="P1">phah! </text:p>
        <text:p text:style-name="P1"/>
        <text:p text:style-name="P1">啥物人？</text:p>
        <text:p text:style-name="P1">Sánn-mih-lâng?</text:p>
        <text:p text:style-name="P1"/>
        <text:p text:style-name="P1">欲找一箍。</text:p>
        <text:p text:style-name="P1">Beh tsāu tsi̍t khoo.</text:p>
        <text:p text:style-name="P1"/>
        <text:p text:style-name="P1">多謝乎！</text:p>
        <text:p text:style-name="P1">To-siā --honnh!</text:p>
        <text:p text:style-name="P1"/>
        <text:p text:style-name="P1">燒肉粽、</text:p>
        <text:p text:style-name="P1">Sio bah-tsàng, </text:p>
        <text:p text:style-name="P1"/>
        <text:p text:style-name="P1">燒肉粽、</text:p>
        <text:p text:style-name="P1">sio bah-tsàng, </text:p>
        <text:p text:style-name="P1"/>
        <text:p text:style-name="P1">燒肉粽。</text:p>
        <text:p text:style-name="P1">sio bah-tsàng.</text:p>
        <text:p text:style-name="P1"/>
        <text:p text:style-name="P1"><text:s/>秀 。</text:p>
        <text:p text:style-name="P1"><text:s/>Siù .</text:p>
        <text:p text:style-name="P1"/>
        <text:p text:style-name="P1">燒肉粽，</text:p>
        <text:p text:style-name="P1">Sio bah-tsàng, </text:p>
        <text:p text:style-name="P1"/>
        <text:p text:style-name="P1">欲買肉粽是毋？</text:p>
        <text:p text:style-name="P1">beh bé bah-tsàng sī --m̄? </text:p>
        <text:p text:style-name="P1"/>
        <text:p text:style-name="P1">啊！</text:p>
        <text:p text:style-name="P1">Ah, </text:p>
        <text:p text:style-name="P1"/>
        <text:p text:style-name="P1">爸、</text:p>
        <text:p text:style-name="P1">pa, </text:p>
        <text:p text:style-name="P1"/>
        <text:p text:style-name="P1">爸爸。</text:p>
        <text:p text:style-name="P1">pá-pah.</text:p>
        <text:p text:style-name="P1"/>
        <text:p text:style-name="P1"><text:s/>秀娟 。</text:p>
        <text:p text:style-name="P1"><text:s/>Siù-kuan .</text:p>
        <text:p text:style-name="P1"/>
        <text:p text:style-name="P1">爸爸。</text:p>
        <text:p text:style-name="P1">Pá-pah.</text:p>
        <text:p text:style-name="P1"/>
        <text:p text:style-name="P1"><text:s/>秀娟 。</text:p>
        <text:p text:style-name="P1"><text:s/>Siù-kuan .</text:p>
        <text:p text:style-name="P1"/>
        <text:p text:style-name="P1">爸爸、</text:p>
        <text:p text:style-name="P1">Pá-pah, </text:p>
        <text:p text:style-name="P1"/>
        <text:p text:style-name="P1">爸爸。</text:p>
        <text:p text:style-name="P1">pá-pah.</text:p>
        <text:p text:style-name="P1"/>
        <text:p text:style-name="P1">爸爸對不住你，</text:p>
        <text:p text:style-name="P1">Pá-pah tuì-put-tsū --lí, </text:p>
        <text:p text:style-name="P1"/>
        <text:p text:style-name="P1">爸爸對不住你，</text:p>
        <text:p text:style-name="P1">pá-pah tuì-put-tsū --lí, </text:p>
        <text:p text:style-name="P1"/>
        <text:p text:style-name="P1"><text:s/>秀娟 。</text:p>
        <text:p text:style-name="P1"><text:s/>Siù-kuan .</text:p>
        <text:p text:style-name="P1"/>
        <text:p text:style-name="P1">爸、</text:p>
        <text:p text:style-name="P1">Pah, </text:p>
        <text:p text:style-name="P1"/>
        <text:p text:style-name="P1">爸。</text:p>
        <text:p text:style-name="P1">pah.</text:p>
        <text:p text:style-name="P1"/>
        <text:p text:style-name="P1">雨若停，</text:p>
        <text:p text:style-name="P1">Hōo nā thîng, </text:p>
        <text:p text:style-name="P1"/>
        <text:p text:style-name="P1">咱才轉來去。</text:p>
        <text:p text:style-name="P1">lán tsiah tńg--lâi-khì.</text:p>
        <text:p text:style-name="P1"><text:soft-page-break/></text:p>
        <text:p text:style-name="P1">Mh。</text:p>
        <text:p text:style-name="P1">Mh. </text:p>
        <text:p text:style-name="P1"/>
        <text:p text:style-name="P1">爸爸，</text:p>
        <text:p text:style-name="P1">Pá-pah, </text:p>
        <text:p text:style-name="P1"/>
        <text:p text:style-name="P1">我問你一句話好毋？</text:p>
        <text:p text:style-name="P1">guá mn̄g lí tsi̍t kù uē hó --m̄? </text:p>
        <text:p text:style-name="P1"/>
        <text:p text:style-name="P1">媽媽是毋是歹查某？</text:p>
        <text:p text:style-name="P1">Má-mah sī m̄ sī pháinn tsa-bóo? </text:p>
        <text:p text:style-name="P1"/>
        <text:p text:style-name="P1">你共我講啦乎？</text:p>
        <text:p text:style-name="P1">Lí kā guá kóng --lah --honnh? </text:p>
        <text:p text:style-name="P1"/>
        <text:p text:style-name="P1"><text:s/>秀娟 ，</text:p>
        <text:p text:style-name="P1"><text:s/>Siù-kuan , </text:p>
        <text:p text:style-name="P1"/>
        <text:p text:style-name="P1">我知影你這句話自恁媽媽離開彼一日就留到這馬，</text:p>
        <text:p text:style-name="P1">guá tsai-iánn lí tsit kù uē tsū lín má-mah lī-khui hit tsi̍t li̍t tō lâu kàu tsit-má, </text:p>
        <text:p text:style-name="P1"/>
        <text:p text:style-name="P1">毋敢問爸爸，</text:p>
        <text:p text:style-name="P1">m̄ kánn mn̄g pá-pah, </text:p>
        <text:p text:style-name="P1"/>
        <text:p text:style-name="P1">著毋？</text:p>
        <text:p text:style-name="P1">tio̍h --m̄? </text:p>
        <text:p text:style-name="P1"/>
        <text:p text:style-name="P1">有一日爸爸一定會共你講。</text:p>
        <text:p text:style-name="P1">Ū tsi̍t li̍t pá-pah it-tīng ē kā lí kóng.</text:p>
        <text:p text:style-name="P1"/>
        <text:p text:style-name="P1"><text:s/>秀娟 ，</text:p>
        <text:p text:style-name="P1"><text:s/>Siù-kuan , </text:p>
        <text:p text:style-name="P1"/>
        <text:p text:style-name="P1">這个你會認得袂？</text:p>
        <text:p text:style-name="P1">tsit ê lí ē-līn-eh --bē?</text:p>
        <text:p text:style-name="P1"/>
        <text:p text:style-name="P1">Mh，</text:p>
        <text:p text:style-name="P1">Mh, </text:p>
        <text:p text:style-name="P1"/>
        <text:p text:style-name="P1">啊！</text:p>
        <text:p text:style-name="P1">ah! </text:p>
        <text:p text:style-name="P1"/>
        <text:p text:style-name="P1">你是阮奶母的查某囝，</text:p>
        <text:p text:style-name="P1">Lí sī gún ni-bú ê tsa-bóo-kiánn, </text:p>
        <text:p text:style-name="P1"/>
        <text:p text:style-name="P1">姊姊，</text:p>
        <text:p text:style-name="P1">tse--tseh, </text:p>
        <text:p text:style-name="P1"/>
        <text:p text:style-name="P1">阮奶母咧？</text:p>
        <text:p text:style-name="P1">gún ni-bú --leh?</text:p>
        <text:p text:style-name="P1"/>
        <text:p text:style-name="P1">阮媽媽拄仔破病佇咧。</text:p>
        <text:p text:style-name="P1">Gún má-mah tú-á phuà-pīnn tī--leh.</text:p>
        <text:p text:style-name="P1"/>
        <text:p text:style-name="P1">姊姊，</text:p>
        <text:p text:style-name="P1">Tse--tseh, </text:p>
        <text:p text:style-name="P1"/>
        <text:p text:style-name="P1">入來內面坐啦！</text:p>
        <text:p text:style-name="P1">li̍p--lâi lāi-bīn tsē --lah! </text:p>
        <text:p text:style-name="P1"/>
        <text:p text:style-name="P1">遮坐啦！</text:p>
        <text:p text:style-name="P1">Tsia tsē --lah!</text:p>
        <text:p text:style-name="P1"/>
        <text:p text:style-name="P1">好，</text:p>
        <text:p text:style-name="P1">Hó, </text:p>
        <text:p text:style-name="P1"/>
        <text:p text:style-name="P1"><text:s/>秀娟 ，</text:p>
        <text:p text:style-name="P1"><text:s/>Siù-kuan , </text:p>
        <text:p text:style-name="P1"><text:soft-page-break/></text:p>
        <text:p text:style-name="P1">這牛奶粉予恁妹妹食，</text:p>
        <text:p text:style-name="P1">tse gû-ling-hún hōo lín me--meh tsia̍h, </text:p>
        <text:p text:style-name="P1"/>
        <text:p text:style-name="P1">這內面有你的衫閣佮恁弟弟妹妹攏有。</text:p>
        <text:p text:style-name="P1">tse lāi-bīn ū lí ê sann koh kah lín ti--tih me--meh lóng ū. </text:p>
        <text:p text:style-name="P1"/>
        <text:p text:style-name="P1">阿姆，</text:p>
        <text:p text:style-name="P1">A-ḿ, </text:p>
        <text:p text:style-name="P1"/>
        <text:p text:style-name="P1">這。</text:p>
        <text:p text:style-name="P1">tse.</text:p>
        <text:p text:style-name="P1"/>
        <text:p text:style-name="P1">共收起來袂要緊。</text:p>
        <text:p text:style-name="P1">Kā siu --khí-lâi bē iàu-kín.</text:p>
        <text:p text:style-name="P1"/>
        <text:p text:style-name="P1">毋過阮爸爸。</text:p>
        <text:p text:style-name="P1">M̄-koh gún pá-pah.</text:p>
        <text:p text:style-name="P1"/>
        <text:p text:style-name="P1">恁爸爸若問我才共伊講，</text:p>
        <text:p text:style-name="P1">Lín pá-pah nā mn̄g guá tsiah kā i kóng, </text:p>
        <text:p text:style-name="P1"/>
        <text:p text:style-name="P1">緊，</text:p>
        <text:p text:style-name="P1">kín, </text:p>
        <text:p text:style-name="P1"/>
        <text:p text:style-name="P1">緊去共收起來乎。</text:p>
        <text:p text:style-name="P1">kín khì kā siu --khí-lâi --honnh. </text:p>
        <text:p text:style-name="P1"/>
        <text:p text:style-name="P1">敢無要緊？</text:p>
        <text:p text:style-name="P1">Kám bô iàu-kín? </text:p>
        <text:p text:style-name="P1"/>
        <text:p text:style-name="P1">戇囡仔咧，</text:p>
        <text:p text:style-name="P1">Gōng gín-á --leh, </text:p>
        <text:p text:style-name="P1"/>
        <text:p text:style-name="P1">阿姆的話敢袂相信的是毋？</text:p>
        <text:p text:style-name="P1">a-ḿ ê uē kám buē siong-sìn --ê sī --m̄?</text:p>
        <text:p text:style-name="P1"/>
        <text:p text:style-name="P1">雨來囉！</text:p>
        <text:p text:style-name="P1">Hōo lâi --looh!</text:p>
        <text:p text:style-name="P1"/>
        <text:p text:style-name="P1">雨來矣，</text:p>
        <text:p text:style-name="P1">Hōo lâi --ah, </text:p>
        <text:p text:style-name="P1"/>
        <text:p text:style-name="P1">我欲趕緊轉來收衫。</text:p>
        <text:p text:style-name="P1">guá beh kuánn-kín tńg--lâi siu sann. </text:p>
        <text:p text:style-name="P1"/>
        <text:p text:style-name="P1">喔，</text:p>
        <text:p text:style-name="P1">Ooh, </text:p>
        <text:p text:style-name="P1"/>
        <text:p text:style-name="P1">我嘛緊轉來，</text:p>
        <text:p text:style-name="P1">guá mā kín tńg--lâi, </text:p>
        <text:p text:style-name="P1"/>
        <text:p text:style-name="P1"><text:s/>再見 乎。</text:p>
        <text:p text:style-name="P1"><text:s/>再見 <text:s/>--honnh.</text:p>
        <text:p text:style-name="P1"/>
        <text:p text:style-name="P1"><text:s/>謝謝 乎！</text:p>
        <text:p text:style-name="P1"><text:s/>謝謝 <text:s/>--honnh! </text:p>
        <text:p text:style-name="P1"/>
        <text:p text:style-name="P1">妹妹有牛奶矣，</text:p>
        <text:p text:style-name="P1">Me--meh ū gû-ling --ah, </text:p>
        <text:p text:style-name="P1"/>
        <text:p text:style-name="P1">有牛奶通好食矣，</text:p>
        <text:p text:style-name="P1">ū gû-ling thang hó tsia̍h --ah, </text:p>
        <text:p text:style-name="P1"/>
        <text:p text:style-name="P1">遮爾濟。</text:p>
        <text:p text:style-name="P1">tsiah-nī tsuē. </text:p>
        <text:p text:style-name="P1"/>
        <text:p text:style-name="P1">報告組長，</text:p>
        <text:p text:style-name="P1">Pò-kò tsoo-tiúnn, </text:p>
        <text:p text:style-name="P1"/>
        <text:p text:style-name="P1"><text:soft-page-break/><text:s/>秋滿 未死以前有佮伊同居佇咧。</text:p>
        <text:p text:style-name="P1"><text:s/>Tshiu-buán <text:s/>buē sí í-tsîng ū kah i tông-ki tī--leh.</text:p>
        <text:p text:style-name="P1"/>
        <text:p text:style-name="P1">害矣啦！</text:p>
        <text:p text:style-name="P1">Hāi --ah --lah! </text:p>
        <text:p text:style-name="P1"/>
        <text:p text:style-name="P1">緊去分局的看 志明 。</text:p>
        <text:p text:style-name="P1">Kín khì hun-kio̍k --ê khuànn <text:s/>Tsì-bîng . </text:p>
        <text:p text:style-name="P1"/>
        <text:p text:style-name="P1">是怎樣啦？</text:p>
        <text:p text:style-name="P1">Sī tsánn-iūnn --lah?</text:p>
        <text:p text:style-name="P1"/>
        <text:p text:style-name="P1">啊就警察叫伊去，</text:p>
        <text:p text:style-name="P1">Ah tō kíng-tshat kiò i khì, </text:p>
        <text:p text:style-name="P1"/>
        <text:p text:style-name="P1">到拄仔猶未轉來。</text:p>
        <text:p text:style-name="P1">kàu tú-á á-buē tńg--lâi. </text:p>
        <text:p text:style-name="P1"/>
        <text:p text:style-name="P1">啊！</text:p>
        <text:p text:style-name="P1">Ah! </text:p>
        <text:p text:style-name="P1"/>
        <text:p text:style-name="P1">按呢我來去。</text:p>
        <text:p text:style-name="P1">Án-ne guá lâi-khì.</text:p>
        <text:p text:style-name="P1"/>
        <text:p text:style-name="P1">喂喂！</text:p>
        <text:p text:style-name="P1">Eh eh! </text:p>
        <text:p text:style-name="P1"/>
        <text:p text:style-name="P1">啊我來去奶母遐。</text:p>
        <text:p text:style-name="P1">Ah guá lâi-khì ni-bú hia.</text:p>
        <text:p text:style-name="P1"/>
        <text:p text:style-name="P1">喔！</text:p>
        <text:p text:style-name="P1">Ooh!</text:p>
        <text:p text:style-name="P1"/>
        <text:p text:style-name="P1">阿伯。</text:p>
        <text:p text:style-name="P1">A-peh.</text:p>
        <text:p text:style-name="P1"/>
        <text:p text:style-name="P1">來，</text:p>
        <text:p text:style-name="P1">Lâi,</text:p>
        <text:p text:style-name="P1"/>
        <text:p text:style-name="P1"><text:s/>秀娟 ，</text:p>
        <text:p text:style-name="P1"><text:s/>Siù-kuan , </text:p>
        <text:p text:style-name="P1"/>
        <text:p text:style-name="P1">緊來去派出所看恁爸爸。</text:p>
        <text:p text:style-name="P1">kín lâi-khì phài-tshut-sóo khuànn lín pá-pah.</text:p>
        <text:p text:style-name="P1"/>
        <text:p text:style-name="P1">唅？</text:p>
        <text:p text:style-name="P1">Hannh? </text:p>
        <text:p text:style-name="P1"/>
        <text:p text:style-name="P1">阮爸爸？</text:p>
        <text:p text:style-name="P1">Gún pá-pah?</text:p>
        <text:p text:style-name="P1"/>
        <text:p text:style-name="P1">到今仔日我才知影原來是 秋滿 串通 小馬 來陷害我的太太。</text:p>
        <text:p text:style-name="P1">Kàu kin-á-li̍t guá tsiah tsai-iánn guân-lâi sī <text:s/>Tshiu-buán <text:s/>tshuàn-thong <text:s/>Sió-má <text:s/>lâi hām-hāi guá ê thài-thài. <text:s/></text:p>
        <text:p text:style-name="P1"/>
        <text:p text:style-name="P1">隊長先生，</text:p>
        <text:p text:style-name="P1">Tuī-tiúnn sian-sinn,</text:p>
        <text:p text:style-name="P1"/>
        <text:p text:style-name="P1">真多謝，</text:p>
        <text:p text:style-name="P1">tsin to-siā, </text:p>
        <text:p text:style-name="P1"/>
        <text:p text:style-name="P1">這回若毋是 小馬 來犯案，</text:p>
        <text:p text:style-name="P1">tsit huê nā m̄ sī <text:s/>Sió-má <text:s/>lâi huān-àn, </text:p>
        <text:p text:style-name="P1"/>
        <text:p text:style-name="P1">可能我一生就會誤會阮太太不守婦道。</text:p>
        <text:p text:style-name="P1">khó-lîng guá it-sing tō ē gōo-huē gún thài-thài put siú hū-tō.</text:p>
        <text:p text:style-name="P1"/>
        <text:p text:style-name="P1"><text:soft-page-break/>爸爸。</text:p>
        <text:p text:style-name="P1">Pá-pah.</text:p>
        <text:p text:style-name="P1"/>
        <text:p text:style-name="P1">爸爸是無代誌來做證人的。</text:p>
        <text:p text:style-name="P1">Pá-pah sī bô tāi-tsì lâi tsuè tsìng-lîn --ê. <text:s/></text:p>
        <text:p text:style-name="P1"/>
        <text:p text:style-name="P1"><text:s/>秀娟 ，</text:p>
        <text:p text:style-name="P1"><text:s/>Siù-kuan , </text:p>
        <text:p text:style-name="P1"/>
        <text:p text:style-name="P1">咱緊來揣媽媽轉來。</text:p>
        <text:p text:style-name="P1">lán kín lâi tshē má-mah tńg--lâi. </text:p>
        <text:p text:style-name="P1"/>
        <text:p text:style-name="P1">爸爸，</text:p>
        <text:p text:style-name="P1">Pá-pah, </text:p>
        <text:p text:style-name="P1"/>
        <text:p text:style-name="P1">誠實欲揣媽媽轉來喔！</text:p>
        <text:p text:style-name="P1">tsiânn-si̍t beh tshē má-mah tńg--lâi --ooh!</text:p>
        <text:p text:style-name="P1"/>
        <text:p text:style-name="P1">嘿！</text:p>
        <text:p text:style-name="P1">Heh!</text:p>
        <text:p text:style-name="P1"/>
        <text:p text:style-name="P1">爸爸，</text:p>
        <text:p text:style-name="P1">Pá-pah, </text:p>
        <text:p text:style-name="P1"/>
        <text:p text:style-name="P1">我足歡喜的。</text:p>
        <text:p text:style-name="P1">guá tsiok huann-hí --ê. </text:p>
        <text:p text:style-name="P1"/>
        <text:p text:style-name="P1">阿伯，</text:p>
        <text:p text:style-name="P1">A-peh, </text:p>
        <text:p text:style-name="P1"/>
        <text:p text:style-name="P1">我足歡喜的。</text:p>
        <text:p text:style-name="P1">guá tsiok huann-hí --ê.</text:p>
        <text:p text:style-name="P1"/>
        <text:p text:style-name="P1">我嘛誠歡喜，</text:p>
        <text:p text:style-name="P1">Guá mā tsiânn huann-hí, </text:p>
        <text:p text:style-name="P1"/>
        <text:p text:style-name="P1">嘿嘿嘿嘿嘿。</text:p>
        <text:p text:style-name="P1">heh heh heh heh heh.</text:p>
        <text:p text:style-name="P1"/>
        <text:p text:style-name="P1">這回受各位的幫忙，</text:p>
        <text:p text:style-name="P1">Tsit huê siū kok-uī ê pang-bâng, </text:p>
        <text:p text:style-name="P1"/>
        <text:p text:style-name="P1">實在真多謝。</text:p>
        <text:p text:style-name="P1">si̍t-tsāi tsin to-siā.</text:p>
        <text:p text:style-name="P1"/>
        <text:p text:style-name="P1">哈哈，</text:p>
        <text:p text:style-name="P1">Ha ha, </text:p>
        <text:p text:style-name="P1"/>
        <text:p text:style-name="P1">緊去揣你的太太轉來團圓。</text:p>
        <text:p text:style-name="P1">kín khì tshuē lí ê thài-thài tńg--lâi thuân-uân.</text:p>
        <text:p text:style-name="P1"/>
        <text:p text:style-name="P1"><text:s/>阿春的 、</text:p>
        <text:p text:style-name="P1"><text:s/>A-tshun--ê , </text:p>
        <text:p text:style-name="P1"/>
        <text:p text:style-name="P1"><text:s/>阿春的 啊。</text:p>
        <text:p text:style-name="P1"><text:s/>A-tshun--ê <text:s/>--ah.</text:p>
        <text:p text:style-name="P1"/>
        <text:p text:style-name="P1">阮彼死人謼喝甲大細聲啦，</text:p>
        <text:p text:style-name="P1">Guán he sí-lâng --hooh huah kah tuā-sè siann --lah, </text:p>
        <text:p text:style-name="P1"/>
        <text:p text:style-name="P1">毋知發生啥物代誌無？</text:p>
        <text:p text:style-name="P1">m̄ tsai huat-sing siánn-mih tāi-tsì --bô? </text:p>
        <text:p text:style-name="P1"/>
        <text:p text:style-name="P1">我來看覓咧！</text:p>
        <text:p text:style-name="P1">Guá lâi khuànn-māi --leh!</text:p>
        <text:p text:style-name="P1"/>
        <text:p text:style-name="P1">緊咧喔！</text:p>
        <text:p text:style-name="P1">Kín --leh --ooh! </text:p>
        <text:p text:style-name="P1"/>
        <text:p text:style-name="P1"><text:s/>志明 轉來囉！</text:p>
        <text:p text:style-name="P1"><text:s/>Tsì-bîng <text:s/>tńg--lâi --looh!</text:p>
        <text:p text:style-name="P1"><text:soft-page-break/></text:p>
        <text:p text:style-name="P1">去啦！</text:p>
        <text:p text:style-name="P1">Khì --lah!</text:p>
        <text:p text:style-name="P1"/>
        <text:p text:style-name="P1">嘿嘿，</text:p>
        <text:p text:style-name="P1">Heh heh, </text:p>
        <text:p text:style-name="P1"/>
        <text:p text:style-name="P1">啊？</text:p>
        <text:p text:style-name="P1">ah?</text:p>
        <text:p text:style-name="P1"/>
        <text:p text:style-name="P1">唅，</text:p>
        <text:p text:style-name="P1">Hannh, </text:p>
        <text:p text:style-name="P1"/>
        <text:p text:style-name="P1">轉來矣？</text:p>
        <text:p text:style-name="P1">tńg--lâi --ah?</text:p>
        <text:p text:style-name="P1"/>
        <text:p text:style-name="P1">媽媽！</text:p>
        <text:p text:style-name="P1">Má-mah!</text:p>
        <text:p text:style-name="P1"/>
        <text:p text:style-name="P1"><text:s/>秀娟 。</text:p>
        <text:p text:style-name="P1"><text:s/>Siù-kuan .</text:p>
        <text:p text:style-name="P1"/>
        <text:p text:style-name="P1">媽媽。</text:p>
        <text:p text:style-name="P1">Má-mah.</text:p>
        <text:p text:style-name="P1"/>
        <text:p text:style-name="P1"><text:s/>秀娟 。</text:p>
        <text:p text:style-name="P1"><text:s/>Siù-kuan .</text:p>
        <text:p text:style-name="P1"/>
        <text:p text:style-name="P1">媽媽、</text:p>
        <text:p text:style-name="P1">Má-mah, </text:p>
        <text:p text:style-name="P1"/>
        <text:p text:style-name="P1">媽媽。</text:p>
        <text:p text:style-name="P1">má-mah.</text:p>
        <text:p text:style-name="P1"/>
        <text:p text:style-name="P1"><text:s/>秀娟 。</text:p>
        <text:p text:style-name="P1"><text:s/>Siù-kuan .</text:p>
        <text:p text:style-name="P1"/>
        <text:p text:style-name="P1">媽媽。</text:p>
        <text:p text:style-name="P1">má-mah.</text:p>
        <text:p text:style-name="P1"/>
        <text:p text:style-name="P1">多謝！</text:p>
        <text:p text:style-name="P1">To-siā!</text:p>
        <text:p text:style-name="P1"/>
        <text:p text:style-name="P1">爸爸、</text:p>
        <text:p text:style-name="P1">Pá-pah, </text:p>
        <text:p text:style-name="P1"/>
        <text:p text:style-name="P1">爸爸，</text:p>
        <text:p text:style-name="P1">pá-pah, </text:p>
        <text:p text:style-name="P1"/>
        <text:p text:style-name="P1">我揣你攏無呢！</text:p>
        <text:p text:style-name="P1">guá tshē lí lóng bô --neh! </text:p>
        <text:p text:style-name="P1"/>
        <text:p text:style-name="P1">妹妹的偝巾哪會佇咧遮？</text:p>
        <text:p text:style-name="P1">Me-meh ê āinn-kun ná ē tī-leh tsia?</text:p>
        <text:p text:style-name="P1"/>
        <text:p text:style-name="P1"><text:s/>鴻文 ！</text:p>
        <text:p text:style-name="P1"><text:s/>Hông-bûn !</text:p>
        <text:p text:style-name="P1"/>
        <text:p text:style-name="P1">媽媽、</text:p>
        <text:p text:style-name="P1">Má-mah, </text:p>
        <text:p text:style-name="P1"/>
        <text:p text:style-name="P1">媽媽。</text:p>
        <text:p text:style-name="P1">má-mah.</text:p>
        <text:p text:style-name="P1"/>
        <text:p text:style-name="P1"><text:s/>鴻文 ！</text:p>
        <text:p text:style-name="P1"><text:s/>Hông-bûn !</text:p>
        <text:p text:style-name="P1"/>
        <text:p text:style-name="P1">弟弟，</text:p>
        <text:p text:style-name="P1">Ti--tih, </text:p>
        <text:p text:style-name="P1"/>
        <text:p text:style-name="P1">媽媽轉來你有歡喜無？</text:p>
        <text:p text:style-name="P1">má-mah tńg--lâi lí ū huann-hí --bô?</text:p>
        <text:p text:style-name="P1"/>
        <text:p text:style-name="P1"><text:s/>志明 ，</text:p>
        <text:p text:style-name="P1"><text:s/>Tsì-bîng , </text:p>
        <text:p text:style-name="P1"/>
        <text:p text:style-name="P1">恁太太真久無抱 秀珠 矣，</text:p>
        <text:p text:style-name="P1">lín thài-thài tsin kú bô <text:soft-page-break/>phō <text:s/>Siù-tsu <text:s/>--ah, </text:p>
        <text:p text:style-name="P1"/>
        <text:p text:style-name="P1">趕緊抱去予抱一下喔！</text:p>
        <text:p text:style-name="P1">kuánn-kín phō khì hōo phō --tsi̍t-ē --ooh!</text:p>
        <text:p text:style-name="P1"/>
        <text:p text:style-name="P1"><text:s/>秀珠 ，</text:p>
        <text:p text:style-name="P1"><text:s/>Siù-tsu , </text:p>
        <text:p text:style-name="P1"/>
        <text:p text:style-name="P1">媽媽轉來矣，</text:p>
        <text:p text:style-name="P1">má-mah tńg--lâi --ah, </text:p>
        <text:p text:style-name="P1"/>
        <text:p text:style-name="P1">緊予媽媽抱一下。</text:p>
        <text:p text:style-name="P1">kín hōo má-mah phō --tsi̍t-ē.</text:p>
        <text:p text:style-name="P1"/>
        <text:p text:style-name="P1">妹妹，</text:p>
        <text:p text:style-name="P1">Me--meh, </text:p>
        <text:p text:style-name="P1"/>
        <text:p text:style-name="P1">媽媽轉來矣，</text:p>
        <text:p text:style-name="P1">má-mah tńg--lâi --ah, </text:p>
        <text:p text:style-name="P1"/>
        <text:p text:style-name="P1">你有歡喜無？</text:p>
        <text:p text:style-name="P1">lí ū huann-hí --bô?</text:p>
        <text:p text:style-name="P1"/>
        <text:p text:style-name="P1"><text:s/>志明 。</text:p>
        <text:p text:style-name="P1"><text:s/>Tsì-bîng .</text:p>
        <text:p text:style-name="P1"/>
        <text:p text:style-name="P1">我佇分局聽著in的陰謀才知影當時誤會你，</text:p>
        <text:p text:style-name="P1">Guá tī hun-kio̍k thiann-tio̍h in ê im-bôo tsiah tsai-iánn tong-sî gōo-huē --lí, </text:p>
        <text:p text:style-name="P1"/>
        <text:p text:style-name="P1">我實在對你真不住。</text:p>
        <text:p text:style-name="P1">guá si̍t-tsāi tuì lí tsin put-tsū.</text:p>
        <text:p text:style-name="P1"/>
        <text:p text:style-name="P1">媽媽，</text:p>
        <text:p text:style-name="P1">Má-mah, </text:p>
        <text:p text:style-name="P1"/>
        <text:p text:style-name="P1">阮當欲去揣你講。</text:p>
        <text:p text:style-name="P1">guán tng-beh khì tshē --lí --kóng.</text:p>
        <text:p text:style-name="P1"/>
        <text:p text:style-name="P1">啊，</text:p>
        <text:p text:style-name="P1">Ah, </text:p>
        <text:p text:style-name="P1"/>
        <text:p text:style-name="P1">有影無？</text:p>
        <text:p text:style-name="P1">ū-iánn --bô?</text:p>
        <text:p text:style-name="P1"/>
        <text:p text:style-name="P1">喔！</text:p>
        <text:p text:style-name="P1">Ooh! </text:p>
        <text:p text:style-name="P1"/>
        <text:p text:style-name="P1">原來就是為著一領短褲才會發生</text:p>
        <text:p text:style-name="P1">Guân-lâi tō sī uī-tio̍h tsi̍t niá té-khòo tsiah ē huat-sing </text:p>
        <text:p text:style-name="P1"/>
        <text:p text:style-name="P1">風波喔！ </text:p>
        <text:p text:style-name="P1">hong-pho --ooh! </text:p>
        <text:p text:style-name="P1"/>
        <text:p text:style-name="P1">哈哈，</text:p>
        <text:p text:style-name="P1">Ha ha, </text:p>
        <text:p text:style-name="P1"/>
        <text:p text:style-name="P1">哈哈哈哈哈。</text:p>
        <text:p text:style-name="P1">ha ha ha ha ha.</text:p>
        <text:p text:style-name="P1"/>
        <text:p text:style-name="P1">誠好，</text:p>
        <text:p text:style-name="P1">Tsiânn hó! </text:p>
        <text:p text:style-name="P1"/>
        <text:p text:style-name="P1">按呢會當團圓矣啦，</text:p>
        <text:p text:style-name="P1">Án-ni ē-tàng thuân-înn --ah --lah, <text:s/></text:p>
        <text:p text:style-name="P1"/>
        <text:p text:style-name="P1">恭喜喔，</text:p>
        <text:p text:style-name="P1">kiong-hí --ooh, </text:p>
        <text:p text:style-name="P1"/>
        <text:p text:style-name="P1">誠好！</text:p>
        <text:p text:style-name="P1"><text:soft-page-break/>tsiânn hó!</text:p>
        <text:p text:style-name="P1"/>
        <text:p text:style-name="P1">欲做生理真困難，</text:p>
        <text:p text:style-name="P1">Beh tsò sing-lí tsin khùn-lân, </text:p>
        <text:p text:style-name="P1"/>
        <text:p text:style-name="P1">若無本錢做袂動，</text:p>
        <text:p text:style-name="P1">nā bô pún-tsînn tsuè bē tāng, </text:p>
        <text:p text:style-name="P1"/>
        <text:p text:style-name="P1">不正行為是毋通，</text:p>
        <text:p text:style-name="P1">put tsìng hîng-uî sī m̄-thang, </text:p>
        <text:p text:style-name="P1"/>
        <text:p text:style-name="P1">所以暫時做這項，</text:p>
        <text:p text:style-name="P1">sóo-í tsiām-sî tsuè tsit hāng, </text:p>
        <text:p text:style-name="P1"/>
        <text:p text:style-name="P1">擔著認真賣肉粽，</text:p>
        <text:p text:style-name="P1">tann-tio̍h līn-tsin buē bah-tsàng, </text:p>
        <text:p text:style-name="P1"/>
        <text:p text:style-name="P1">燒肉粽的燒肉粽，</text:p>
        <text:p text:style-name="P1">sio bah-tsàng --ê sio bah-tsàng, </text:p>
        <text:p text:style-name="P1"/>
        <text:p text:style-name="P1">賣燒肉粽。</text:p>
        <text:p text:style-name="P1">buē sio bah-tsàng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417b" officeooo:paragraph-rsid="001341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01-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1:51:43.116069775</dc:date>
    <meta:editing-duration>PT8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8" meta:paragraph-count="3156" meta:word-count="16310" meta:character-count="43512" meta:non-whitespace-character-count="37533"/>
  </office:meta>
</office:document-meta>
</file>